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58.3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7.63704154237" calcext:value-type="float">
            <text:p>7.63704154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281666" calcext:value-type="float">
            <text:p>11.7028281666</text:p>
          </table:table-cell>
          <table:table-cell office:value-type="float" office:value="0.000280634998282" calcext:value-type="float">
            <text:p>0.000280635</text:p>
          </table:table-cell>
          <table:table-cell office:value-type="float" office:value="11.7025475316" calcext:value-type="float">
            <text:p>11.7025475316</text:p>
          </table:table-cell>
          <table:table-cell office:value-type="float" office:value="7.82446784944" calcext:value-type="float">
            <text:p>7.824467849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7618053" calcext:value-type="float">
            <text:p>11.7027618053</text:p>
          </table:table-cell>
          <table:table-cell office:value-type="float" office:value="0.0020119343144" calcext:value-type="float">
            <text:p>0.0020119343</text:p>
          </table:table-cell>
          <table:table-cell office:value-type="float" office:value="11.700749871" calcext:value-type="float">
            <text:p>11.700749871</text:p>
          </table:table-cell>
          <table:table-cell office:value-type="float" office:value="8.01649392469" calcext:value-type="float">
            <text:p>8.01649392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760709" calcext:value-type="float">
            <text:p>11.7026760709</text:p>
          </table:table-cell>
          <table:table-cell office:value-type="float" office:value="0.00605748125468" calcext:value-type="float">
            <text:p>0.0060574813</text:p>
          </table:table-cell>
          <table:table-cell office:value-type="float" office:value="11.6966185896" calcext:value-type="float">
            <text:p>11.6966185896</text:p>
          </table:table-cell>
          <table:table-cell office:value-type="float" office:value="8.21323265443" calcext:value-type="float">
            <text:p>8.21323265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5860305" calcext:value-type="float">
            <text:p>11.7025860305</text:p>
          </table:table-cell>
          <table:table-cell office:value-type="float" office:value="0.012765254185" calcext:value-type="float">
            <text:p>0.0127652542</text:p>
          </table:table-cell>
          <table:table-cell office:value-type="float" office:value="11.6898207764" calcext:value-type="float">
            <text:p>11.6898207764</text:p>
          </table:table-cell>
          <table:table-cell office:value-type="float" office:value="8.41479969541" calcext:value-type="float">
            <text:p>8.414799695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5027824" calcext:value-type="float">
            <text:p>11.7025027824</text:p>
          </table:table-cell>
          <table:table-cell office:value-type="float" office:value="0.0220932969338" calcext:value-type="float">
            <text:p>0.0220932969</text:p>
          </table:table-cell>
          <table:table-cell office:value-type="float" office:value="11.6804094854" calcext:value-type="float">
            <text:p>11.6804094854</text:p>
          </table:table-cell>
          <table:table-cell office:value-type="float" office:value="8.62131354282" calcext:value-type="float">
            <text:p>8.621313542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340038" calcext:value-type="float">
            <text:p>11.7024340038</text:p>
          </table:table-cell>
          <table:table-cell office:value-type="float" office:value="0.033719296284" calcext:value-type="float">
            <text:p>0.0337192963</text:p>
          </table:table-cell>
          <table:table-cell office:value-type="float" office:value="11.6687147075" calcext:value-type="float">
            <text:p>11.6687147075</text:p>
          </table:table-cell>
          <table:table-cell office:value-type="float" office:value="8.83289559989" calcext:value-type="float">
            <text:p>8.832895599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3844519" calcext:value-type="float">
            <text:p>11.7023844519</text:p>
          </table:table-cell>
          <table:table-cell office:value-type="float" office:value="0.0471349913354" calcext:value-type="float">
            <text:p>0.0471349913</text:p>
          </table:table-cell>
          <table:table-cell office:value-type="float" office:value="11.6552494606" calcext:value-type="float">
            <text:p>11.6552494606</text:p>
          </table:table-cell>
          <table:table-cell office:value-type="float" office:value="9.04967024933" calcext:value-type="float">
            <text:p>9.049670249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3564435" calcext:value-type="float">
            <text:p>11.7023564435</text:p>
          </table:table-cell>
          <table:table-cell office:value-type="float" office:value="0.0617262920889" calcext:value-type="float">
            <text:p>0.0617262921</text:p>
          </table:table-cell>
          <table:table-cell office:value-type="float" office:value="11.6406301514" calcext:value-type="float">
            <text:p>11.6406301514</text:p>
          </table:table-cell>
          <table:table-cell office:value-type="float" office:value="9.27176492639" calcext:value-type="float">
            <text:p>9.271764926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50266" calcext:value-type="float">
            <text:p>11.702350266</text:p>
          </table:table-cell>
          <table:table-cell office:value-type="float" office:value="0.0768400268221" calcext:value-type="float">
            <text:p>0.0768400268</text:p>
          </table:table-cell>
          <table:table-cell office:value-type="float" office:value="11.6255102391" calcext:value-type="float">
            <text:p>11.6255102391</text:p>
          </table:table-cell>
          <table:table-cell office:value-type="float" office:value="9.49931019384" calcext:value-type="float">
            <text:p>9.499310193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3646" calcext:value-type="float">
            <text:p>11.7023646</text:p>
          </table:table-cell>
          <table:table-cell office:value-type="float" office:value="0.091838214608" calcext:value-type="float">
            <text:p>0.0918382146</text:p>
          </table:table-cell>
          <table:table-cell office:value-type="float" office:value="11.6105263854" calcext:value-type="float">
            <text:p>11.6105263854</text:p>
          </table:table-cell>
          <table:table-cell office:value-type="float" office:value="9.73243981865" calcext:value-type="float">
            <text:p>9.732439818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3969018" calcext:value-type="float">
            <text:p>11.7023969018</text:p>
          </table:table-cell>
          <table:table-cell office:value-type="float" office:value="0.106140758217" calcext:value-type="float">
            <text:p>0.1061407582</text:p>
          </table:table-cell>
          <table:table-cell office:value-type="float" office:value="11.5962561436" calcext:value-type="float">
            <text:p>11.5962561436</text:p>
          </table:table-cell>
          <table:table-cell office:value-type="float" office:value="9.97129085068" calcext:value-type="float">
            <text:p>9.971290850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437169" calcext:value-type="float">
            <text:p>11.7024437169</text:p>
          </table:table-cell>
          <table:table-cell office:value-type="float" office:value="0.119257468976" calcext:value-type="float">
            <text:p>0.119257469</text:p>
          </table:table-cell>
          <table:table-cell office:value-type="float" office:value="11.5831862479" calcext:value-type="float">
            <text:p>11.5831862479</text:p>
          </table:table-cell>
          <table:table-cell office:value-type="float" office:value="10.2160037032" calcext:value-type="float">
            <text:p>10.216003703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010254" calcext:value-type="float">
            <text:p>11.7025010254</text:p>
          </table:table-cell>
          <table:table-cell office:value-type="float" office:value="0.130810326295" calcext:value-type="float">
            <text:p>0.1308103263</text:p>
          </table:table-cell>
          <table:table-cell office:value-type="float" office:value="11.5716906991" calcext:value-type="float">
            <text:p>11.5716906991</text:p>
          </table:table-cell>
          <table:table-cell office:value-type="float" office:value="10.4667222356" calcext:value-type="float">
            <text:p>10.466722235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5644913" calcext:value-type="float">
            <text:p>11.7025644913</text:p>
          </table:table-cell>
          <table:table-cell office:value-type="float" office:value="0.140546854668" calcext:value-type="float">
            <text:p>0.1405468547</text:p>
          </table:table-cell>
          <table:table-cell office:value-type="float" office:value="11.5620176366" calcext:value-type="float">
            <text:p>11.5620176366</text:p>
          </table:table-cell>
          <table:table-cell office:value-type="float" office:value="10.7235938376" calcext:value-type="float">
            <text:p>10.723593837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297366" calcext:value-type="float">
            <text:p>11.7026297366</text:p>
          </table:table-cell>
          <table:table-cell office:value-type="float" office:value="0.14834555092" calcext:value-type="float">
            <text:p>0.1483455509</text:p>
          </table:table-cell>
          <table:table-cell office:value-type="float" office:value="11.5542841857" calcext:value-type="float">
            <text:p>11.5542841857</text:p>
          </table:table-cell>
          <table:table-cell office:value-type="float" office:value="10.9867695164" calcext:value-type="float">
            <text:p>10.986769516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692541" calcext:value-type="float">
            <text:p>11.702692541</text:p>
          </table:table-cell>
          <table:table-cell office:value-type="float" office:value="0.15421423503" calcext:value-type="float">
            <text:p>0.154214235</text:p>
          </table:table-cell>
          <table:table-cell office:value-type="float" office:value="11.5484783059" calcext:value-type="float">
            <text:p>11.5484783059</text:p>
          </table:table-cell>
          <table:table-cell office:value-type="float" office:value="11.2564039849" calcext:value-type="float">
            <text:p>11.256403984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7490748" calcext:value-type="float">
            <text:p>11.7027490748</text:p>
          </table:table-cell>
          <table:table-cell office:value-type="float" office:value="0.158282225204" calcext:value-type="float">
            <text:p>0.1582822252</text:p>
          </table:table-cell>
          <table:table-cell office:value-type="float" office:value="11.5444668496" calcext:value-type="float">
            <text:p>11.5444668496</text:p>
          </table:table-cell>
          <table:table-cell office:value-type="float" office:value="11.5326557531" calcext:value-type="float">
            <text:p>11.532655753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59642" calcext:value-type="float">
            <text:p>11.7027959642</text:p>
          </table:table-cell>
          <table:table-cell office:value-type="float" office:value="0.160787304503" calcext:value-type="float">
            <text:p>0.1607873045</text:p>
          </table:table-cell>
          <table:table-cell office:value-type="float" office:value="11.5420086597" calcext:value-type="float">
            <text:p>11.5420086597</text:p>
          </table:table-cell>
          <table:table-cell office:value-type="float" office:value="11.815687221" calcext:value-type="float">
            <text:p>11.81568722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305436" calcext:value-type="float">
            <text:p>11.7028305436</text:p>
          </table:table-cell>
          <table:table-cell office:value-type="float" office:value="0.162058248377" calcext:value-type="float">
            <text:p>0.1620582484</text:p>
          </table:table-cell>
          <table:table-cell office:value-type="float" office:value="11.5407722953" calcext:value-type="float">
            <text:p>11.5407722953</text:p>
          </table:table-cell>
          <table:table-cell office:value-type="float" office:value="12.1056647744" calcext:value-type="float">
            <text:p>12.10566477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08695" calcext:value-type="float">
            <text:p>11.7028508695</text:p>
          </table:table-cell>
          <table:table-cell office:value-type="float" office:value="0.162493950665" calcext:value-type="float">
            <text:p>0.1624939507</text:p>
          </table:table-cell>
          <table:table-cell office:value-type="float" office:value="11.5403569189" calcext:value-type="float">
            <text:p>11.5403569189</text:p>
          </table:table-cell>
          <table:table-cell office:value-type="float" office:value="12.4027588822" calcext:value-type="float">
            <text:p>12.402758882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8077" calcext:value-type="float">
            <text:p>11.7028558077</text:p>
          </table:table-cell>
          <table:table-cell office:value-type="float" office:value="0.162539995398" calcext:value-type="float">
            <text:p>0.1625399954</text:p>
          </table:table-cell>
          <table:table-cell office:value-type="float" office:value="11.5403158123" calcext:value-type="float">
            <text:p>11.5403158123</text:p>
          </table:table-cell>
          <table:table-cell office:value-type="float" office:value="12.7071441971" calcext:value-type="float">
            <text:p>12.707144197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450932" calcext:value-type="float">
            <text:p>11.7028450932</text:p>
          </table:table-cell>
          <table:table-cell office:value-type="float" office:value="0.162663517185" calcext:value-type="float">
            <text:p>0.1626635172</text:p>
          </table:table-cell>
          <table:table-cell office:value-type="float" office:value="11.540181576" calcext:value-type="float">
            <text:p>11.540181576</text:p>
          </table:table-cell>
          <table:table-cell office:value-type="float" office:value="13.0189996581" calcext:value-type="float">
            <text:p>13.018999658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304762" calcext:value-type="float">
            <text:p>11.7028304762</text:p>
          </table:table-cell>
          <table:table-cell office:value-type="float" office:value="0.163333785586" calcext:value-type="float">
            <text:p>0.1633337856</text:p>
          </table:table-cell>
          <table:table-cell office:value-type="float" office:value="11.5394966906" calcext:value-type="float">
            <text:p>11.5394966906</text:p>
          </table:table-cell>
          <table:table-cell office:value-type="float" office:value="13.3385085954" calcext:value-type="float">
            <text:p>13.338508595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921875" calcext:value-type="float">
            <text:p>11.7029921875</text:p>
          </table:table-cell>
          <table:table-cell office:value-type="float" office:value="0.165520019934" calcext:value-type="float">
            <text:p>0.1655200199</text:p>
          </table:table-cell>
          <table:table-cell office:value-type="float" office:value="11.5374721676" calcext:value-type="float">
            <text:p>11.5374721676</text:p>
          </table:table-cell>
          <table:table-cell office:value-type="float" office:value="13.6658588389" calcext:value-type="float">
            <text:p>13.665858838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33097646" calcext:value-type="float">
            <text:p>11.7033097646</text:p>
          </table:table-cell>
          <table:table-cell office:value-type="float" office:value="0.17076169255" calcext:value-type="float">
            <text:p>0.1707616926</text:p>
          </table:table-cell>
          <table:table-cell office:value-type="float" office:value="11.532548072" calcext:value-type="float">
            <text:p>11.532548072</text:p>
          </table:table-cell>
          <table:table-cell office:value-type="float" office:value="14.0012428277" calcext:value-type="float">
            <text:p>14.001242827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.2934708781" calcext:value-type="float">
            <text:p>14.2934708781</text:p>
          </table:table-cell>
          <table:table-cell office:value-type="float" office:value="0.483553786709" calcext:value-type="float">
            <text:p>0.4835537867</text:p>
          </table:table-cell>
          <table:table-cell office:value-type="float" office:value="13.8099170914" calcext:value-type="float">
            <text:p>13.8099170914</text:p>
          </table:table-cell>
          <table:table-cell office:value-type="float" office:value="14.344857724" calcext:value-type="float">
            <text:p>14.34485772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.2949875721" calcext:value-type="float">
            <text:p>14.2949875721</text:p>
          </table:table-cell>
          <table:table-cell office:value-type="float" office:value="0.526156581941" calcext:value-type="float">
            <text:p>0.5261565819</text:p>
          </table:table-cell>
          <table:table-cell office:value-type="float" office:value="13.7688309901" calcext:value-type="float">
            <text:p>13.7688309901</text:p>
          </table:table-cell>
          <table:table-cell office:value-type="float" office:value="14.6969055286" calcext:value-type="float">
            <text:p>14.696905528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.2962805163" calcext:value-type="float">
            <text:p>14.2962805163</text:p>
          </table:table-cell>
          <table:table-cell office:value-type="float" office:value="0.579642823465" calcext:value-type="float">
            <text:p>0.5796428235</text:p>
          </table:table-cell>
          <table:table-cell office:value-type="float" office:value="13.7166376928" calcext:value-type="float">
            <text:p>13.7166376928</text:p>
          </table:table-cell>
          <table:table-cell office:value-type="float" office:value="15.0575931998" calcext:value-type="float">
            <text:p>15.057593199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.2968263764" calcext:value-type="float">
            <text:p>14.2968263764</text:p>
          </table:table-cell>
          <table:table-cell office:value-type="float" office:value="0.639607594956" calcext:value-type="float">
            <text:p>0.639607595</text:p>
          </table:table-cell>
          <table:table-cell office:value-type="float" office:value="13.6572187814" calcext:value-type="float">
            <text:p>13.6572187814</text:p>
          </table:table-cell>
          <table:table-cell office:value-type="float" office:value="15.4271327749" calcext:value-type="float">
            <text:p>15.42713277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.2962674805" calcext:value-type="float">
            <text:p>14.2962674805</text:p>
          </table:table-cell>
          <table:table-cell office:value-type="float" office:value="0.699420566035" calcext:value-type="float">
            <text:p>0.699420566</text:p>
          </table:table-cell>
          <table:table-cell office:value-type="float" office:value="13.5968469145" calcext:value-type="float">
            <text:p>13.5968469145</text:p>
          </table:table-cell>
          <table:table-cell office:value-type="float" office:value="15.8057414952" calcext:value-type="float">
            <text:p>15.805741495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.2944947581" calcext:value-type="float">
            <text:p>14.2944947581</text:p>
          </table:table-cell>
          <table:table-cell office:value-type="float" office:value="0.751551919511" calcext:value-type="float">
            <text:p>0.7515519195</text:p>
          </table:table-cell>
          <table:table-cell office:value-type="float" office:value="13.5429428386" calcext:value-type="float">
            <text:p>13.5429428386</text:p>
          </table:table-cell>
          <table:table-cell office:value-type="float" office:value="16.1936419331" calcext:value-type="float">
            <text:p>16.193641933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.2917647787" calcext:value-type="float">
            <text:p>14.2917647787</text:p>
          </table:table-cell>
          <table:table-cell office:value-type="float" office:value="0.789356972095" calcext:value-type="float">
            <text:p>0.7893569721</text:p>
          </table:table-cell>
          <table:table-cell office:value-type="float" office:value="13.5024078066" calcext:value-type="float">
            <text:p>13.5024078066</text:p>
          </table:table-cell>
          <table:table-cell office:value-type="float" office:value="16.5910621238" calcext:value-type="float">
            <text:p>16.591062123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.2888543834" calcext:value-type="float">
            <text:p>14.2888543834</text:p>
          </table:table-cell>
          <table:table-cell office:value-type="float" office:value="0.809721266023" calcext:value-type="float">
            <text:p>0.809721266</text:p>
          </table:table-cell>
          <table:table-cell office:value-type="float" office:value="13.4791331174" calcext:value-type="float">
            <text:p>13.4791331174</text:p>
          </table:table-cell>
          <table:table-cell office:value-type="float" office:value="16.9982356984" calcext:value-type="float">
            <text:p>16.998235698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.2872352068" calcext:value-type="float">
            <text:p>14.2872352068</text:p>
          </table:table-cell>
          <table:table-cell office:value-type="float" office:value="0.81663959357" calcext:value-type="float">
            <text:p>0.8166395936</text:p>
          </table:table-cell>
          <table:table-cell office:value-type="float" office:value="13.4705956132" calcext:value-type="float">
            <text:p>13.4705956132</text:p>
          </table:table-cell>
          <table:table-cell office:value-type="float" office:value="17.415402022" calcext:value-type="float">
            <text:p>17.41540202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.287101234" calcext:value-type="float">
            <text:p>14.287101234</text:p>
          </table:table-cell>
          <table:table-cell office:value-type="float" office:value="0.821006261726" calcext:value-type="float">
            <text:p>0.8210062617</text:p>
          </table:table-cell>
          <table:table-cell office:value-type="float" office:value="13.4660949723" calcext:value-type="float">
            <text:p>13.4660949723</text:p>
          </table:table-cell>
          <table:table-cell office:value-type="float" office:value="17.8428063342" calcext:value-type="float">
            <text:p>17.842806334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2869659897" calcext:value-type="float">
            <text:p>14.2869659897</text:p>
          </table:table-cell>
          <table:table-cell office:value-type="float" office:value="0.825171372242" calcext:value-type="float">
            <text:p>0.8251713722</text:p>
          </table:table-cell>
          <table:table-cell office:value-type="float" office:value="13.4617946174" calcext:value-type="float">
            <text:p>13.4617946174</text:p>
          </table:table-cell>
          <table:table-cell office:value-type="float" office:value="18.2806998929" calcext:value-type="float">
            <text:p>18.280699892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.2868404661" calcext:value-type="float">
            <text:p>14.2868404661</text:p>
          </table:table-cell>
          <table:table-cell office:value-type="float" office:value="0.828929488963" calcext:value-type="float">
            <text:p>0.828929489</text:p>
          </table:table-cell>
          <table:table-cell office:value-type="float" office:value="13.4579109772" calcext:value-type="float">
            <text:p>13.4579109772</text:p>
          </table:table-cell>
          <table:table-cell office:value-type="float" office:value="18.7293401226" calcext:value-type="float">
            <text:p>18.729340122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2867296397" calcext:value-type="float">
            <text:p>14.2867296397</text:p>
          </table:table-cell>
          <table:table-cell office:value-type="float" office:value="0.832268310587" calcext:value-type="float">
            <text:p>0.8322683106</text:p>
          </table:table-cell>
          <table:table-cell office:value-type="float" office:value="13.4544613291" calcext:value-type="float">
            <text:p>13.4544613291</text:p>
          </table:table-cell>
          <table:table-cell office:value-type="float" office:value="19.1889907653" calcext:value-type="float">
            <text:p>19.188990765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2866496094" calcext:value-type="float">
            <text:p>14.2866496094</text:p>
          </table:table-cell>
          <table:table-cell office:value-type="float" office:value="0.835361890168" calcext:value-type="float">
            <text:p>0.8353618902</text:p>
          </table:table-cell>
          <table:table-cell office:value-type="float" office:value="13.4512877192" calcext:value-type="float">
            <text:p>13.4512877192</text:p>
          </table:table-cell>
          <table:table-cell office:value-type="float" office:value="19.6599220357" calcext:value-type="float">
            <text:p>19.659922035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2865900658" calcext:value-type="float">
            <text:p>14.2865900658</text:p>
          </table:table-cell>
          <table:table-cell office:value-type="float" office:value="0.839066651388" calcext:value-type="float">
            <text:p>0.8390666514</text:p>
          </table:table-cell>
          <table:table-cell office:value-type="float" office:value="13.4475234144" calcext:value-type="float">
            <text:p>13.4475234144</text:p>
          </table:table-cell>
          <table:table-cell office:value-type="float" office:value="20.1424107801" calcext:value-type="float">
            <text:p>20.142410780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.2865198389" calcext:value-type="float">
            <text:p>14.2865198389</text:p>
          </table:table-cell>
          <table:table-cell office:value-type="float" office:value="0.843095165536" calcext:value-type="float">
            <text:p>0.8430951655</text:p>
          </table:table-cell>
          <table:table-cell office:value-type="float" office:value="13.4434246734" calcext:value-type="float">
            <text:p>13.4434246734</text:p>
          </table:table-cell>
          <table:table-cell office:value-type="float" office:value="20.636740639" calcext:value-type="float">
            <text:p>20.63674063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2864442125" calcext:value-type="float">
            <text:p>14.2864442125</text:p>
          </table:table-cell>
          <table:table-cell office:value-type="float" office:value="0.847012868218" calcext:value-type="float">
            <text:p>0.8470128682</text:p>
          </table:table-cell>
          <table:table-cell office:value-type="float" office:value="13.4394313443" calcext:value-type="float">
            <text:p>13.4394313443</text:p>
          </table:table-cell>
          <table:table-cell office:value-type="float" office:value="21.143202214" calcext:value-type="float">
            <text:p>21.14320221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.2863661362" calcext:value-type="float">
            <text:p>14.2863661362</text:p>
          </table:table-cell>
          <table:table-cell office:value-type="float" office:value="0.850531396535" calcext:value-type="float">
            <text:p>0.8505313965</text:p>
          </table:table-cell>
          <table:table-cell office:value-type="float" office:value="13.4358347397" calcext:value-type="float">
            <text:p>13.4358347397</text:p>
          </table:table-cell>
          <table:table-cell office:value-type="float" office:value="21.6620932386" calcext:value-type="float">
            <text:p>21.662093238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.286289147" calcext:value-type="float">
            <text:p>14.286289147</text:p>
          </table:table-cell>
          <table:table-cell office:value-type="float" office:value="0.853482267356" calcext:value-type="float">
            <text:p>0.8534822674</text:p>
          </table:table-cell>
          <table:table-cell office:value-type="float" office:value="13.4328068796" calcext:value-type="float">
            <text:p>13.4328068796</text:p>
          </table:table-cell>
          <table:table-cell office:value-type="float" office:value="22.1937187531" calcext:value-type="float">
            <text:p>22.193718753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2862155028" calcext:value-type="float">
            <text:p>14.2862155028</text:p>
          </table:table-cell>
          <table:table-cell office:value-type="float" office:value="0.855799451603" calcext:value-type="float">
            <text:p>0.8557994516</text:p>
          </table:table-cell>
          <table:table-cell office:value-type="float" office:value="13.4304160512" calcext:value-type="float">
            <text:p>13.4304160512</text:p>
          </table:table-cell>
          <table:table-cell office:value-type="float" office:value="22.7383912841" calcext:value-type="float">
            <text:p>22.738391284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.2861472185" calcext:value-type="float">
            <text:p>14.2861472185</text:p>
          </table:table-cell>
          <table:table-cell office:value-type="float" office:value="0.857499319663" calcext:value-type="float">
            <text:p>0.8574993197</text:p>
          </table:table-cell>
          <table:table-cell office:value-type="float" office:value="13.4286478988" calcext:value-type="float">
            <text:p>13.4286478988</text:p>
          </table:table-cell>
          <table:table-cell office:value-type="float" office:value="23.2964310281" calcext:value-type="float">
            <text:p>23.296431028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.2864884387" calcext:value-type="float">
            <text:p>14.2864884387</text:p>
          </table:table-cell>
          <table:table-cell office:value-type="float" office:value="0.859087286693" calcext:value-type="float">
            <text:p>0.8590872867</text:p>
          </table:table-cell>
          <table:table-cell office:value-type="float" office:value="13.427401152" calcext:value-type="float">
            <text:p>13.427401152</text:p>
          </table:table-cell>
          <table:table-cell office:value-type="float" office:value="23.8681660398" calcext:value-type="float">
            <text:p>23.868166039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2860264225" calcext:value-type="float">
            <text:p>14.2860264225</text:p>
          </table:table-cell>
          <table:table-cell office:value-type="float" office:value="0.864915720234" calcext:value-type="float">
            <text:p>0.8649157202</text:p>
          </table:table-cell>
          <table:table-cell office:value-type="float" office:value="13.4211107022" calcext:value-type="float">
            <text:p>13.4211107022</text:p>
          </table:table-cell>
          <table:table-cell office:value-type="float" office:value="24.453932425" calcext:value-type="float">
            <text:p>24.45393242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.2857014184" calcext:value-type="float">
            <text:p>14.2857014184</text:p>
          </table:table-cell>
          <table:table-cell office:value-type="float" office:value="0.867001802202" calcext:value-type="float">
            <text:p>0.8670018022</text:p>
          </table:table-cell>
          <table:table-cell office:value-type="float" office:value="13.4186996162" calcext:value-type="float">
            <text:p>13.4186996162</text:p>
          </table:table-cell>
          <table:table-cell office:value-type="float" office:value="25.0540745379" calcext:value-type="float">
            <text:p>25.054074537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90024562" calcext:value-type="float">
            <text:p>22.90024562</text:p>
          </table:table-cell>
          <table:table-cell office:value-type="float" office:value="1.54657629785" calcext:value-type="float">
            <text:p>1.5465762979</text:p>
          </table:table-cell>
          <table:table-cell office:value-type="float" office:value="21.3536693221" calcext:value-type="float">
            <text:p>21.3536693221</text:p>
          </table:table-cell>
          <table:table-cell office:value-type="float" office:value="25.6689451841" calcext:value-type="float">
            <text:p>25.668945184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8993361766" calcext:value-type="float">
            <text:p>22.8993361766</text:p>
          </table:table-cell>
          <table:table-cell office:value-type="float" office:value="1.55415542578" calcext:value-type="float">
            <text:p>1.5541554258</text:p>
          </table:table-cell>
          <table:table-cell office:value-type="float" office:value="21.3451807508" calcext:value-type="float">
            <text:p>21.3451807508</text:p>
          </table:table-cell>
          <table:table-cell office:value-type="float" office:value="26.2989058273" calcext:value-type="float">
            <text:p>26.298905827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8985036798" calcext:value-type="float">
            <text:p>22.8985036798</text:p>
          </table:table-cell>
          <table:table-cell office:value-type="float" office:value="1.56506427379" calcext:value-type="float">
            <text:p>1.5650642738</text:p>
          </table:table-cell>
          <table:table-cell office:value-type="float" office:value="21.3334394061" calcext:value-type="float">
            <text:p>21.3334394061</text:p>
          </table:table-cell>
          <table:table-cell office:value-type="float" office:value="26.9443268024" calcext:value-type="float">
            <text:p>26.944326802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8978963604" calcext:value-type="float">
            <text:p>22.8978963604</text:p>
          </table:table-cell>
          <table:table-cell office:value-type="float" office:value="1.57082897916" calcext:value-type="float">
            <text:p>1.5708289792</text:p>
          </table:table-cell>
          <table:table-cell office:value-type="float" office:value="21.3270673813" calcext:value-type="float">
            <text:p>21.3270673813</text:p>
          </table:table-cell>
          <table:table-cell office:value-type="float" office:value="27.6055875329" calcext:value-type="float">
            <text:p>27.605587532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8974327945" calcext:value-type="float">
            <text:p>22.8974327945</text:p>
          </table:table-cell>
          <table:table-cell office:value-type="float" office:value="1.5741233721" calcext:value-type="float">
            <text:p>1.5741233721</text:p>
          </table:table-cell>
          <table:table-cell office:value-type="float" office:value="21.3233094224" calcext:value-type="float">
            <text:p>21.3233094224</text:p>
          </table:table-cell>
          <table:table-cell office:value-type="float" office:value="28.283076754" calcext:value-type="float">
            <text:p>28.2830767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8970945542" calcext:value-type="float">
            <text:p>22.8970945542</text:p>
          </table:table-cell>
          <table:table-cell office:value-type="float" office:value="1.57491169101" calcext:value-type="float">
            <text:p>1.574911691</text:p>
          </table:table-cell>
          <table:table-cell office:value-type="float" office:value="21.3221828632" calcext:value-type="float">
            <text:p>21.3221828632</text:p>
          </table:table-cell>
          <table:table-cell office:value-type="float" office:value="28.9771927411" calcext:value-type="float">
            <text:p>28.977192741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8968971421" calcext:value-type="float">
            <text:p>22.8968971421</text:p>
          </table:table-cell>
          <table:table-cell office:value-type="float" office:value="1.5732846382" calcext:value-type="float">
            <text:p>1.5732846382</text:p>
          </table:table-cell>
          <table:table-cell office:value-type="float" office:value="21.3236125039" calcext:value-type="float">
            <text:p>21.3236125039</text:p>
          </table:table-cell>
          <table:table-cell office:value-type="float" office:value="29.6883435441" calcext:value-type="float">
            <text:p>29.688343544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8967600653" calcext:value-type="float">
            <text:p>22.8967600653</text:p>
          </table:table-cell>
          <table:table-cell office:value-type="float" office:value="1.57032243493" calcext:value-type="float">
            <text:p>1.5703224349</text:p>
          </table:table-cell>
          <table:table-cell office:value-type="float" office:value="21.3264376304" calcext:value-type="float">
            <text:p>21.3264376304</text:p>
          </table:table-cell>
          <table:table-cell office:value-type="float" office:value="30.4169472269" calcext:value-type="float">
            <text:p>30.416947226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8966816862" calcext:value-type="float">
            <text:p>22.8966816862</text:p>
          </table:table-cell>
          <table:table-cell office:value-type="float" office:value="1.56819825814" calcext:value-type="float">
            <text:p>1.5681982581</text:p>
          </table:table-cell>
          <table:table-cell office:value-type="float" office:value="21.3284834281" calcext:value-type="float">
            <text:p>21.3284834281</text:p>
          </table:table-cell>
          <table:table-cell office:value-type="float" office:value="31.1634321137" calcext:value-type="float">
            <text:p>31.163432113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8966622339" calcext:value-type="float">
            <text:p>22.8966622339</text:p>
          </table:table-cell>
          <table:table-cell office:value-type="float" office:value="1.56758027627" calcext:value-type="float">
            <text:p>1.5675802763</text:p>
          </table:table-cell>
          <table:table-cell office:value-type="float" office:value="21.3290819577" calcext:value-type="float">
            <text:p>21.3290819577</text:p>
          </table:table-cell>
          <table:table-cell office:value-type="float" office:value="31.9282370404" calcext:value-type="float">
            <text:p>31.92823704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9141983343" calcext:value-type="float">
            <text:p>22.9141983343</text:p>
          </table:table-cell>
          <table:table-cell office:value-type="float" office:value="1.62194649263" calcext:value-type="float">
            <text:p>1.6219464926</text:p>
          </table:table-cell>
          <table:table-cell office:value-type="float" office:value="21.2922518417" calcext:value-type="float">
            <text:p>21.2922518417</text:p>
          </table:table-cell>
          <table:table-cell office:value-type="float" office:value="32.7118116127" calcext:value-type="float">
            <text:p>32.711811612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.922985943" calcext:value-type="float">
            <text:p>22.922985943</text:p>
          </table:table-cell>
          <table:table-cell office:value-type="float" office:value="1.73700716755" calcext:value-type="float">
            <text:p>1.7370071676</text:p>
          </table:table-cell>
          <table:table-cell office:value-type="float" office:value="21.1859787754" calcext:value-type="float">
            <text:p>21.1859787754</text:p>
          </table:table-cell>
          <table:table-cell office:value-type="float" office:value="33.5146164703" calcext:value-type="float">
            <text:p>33.514616470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9208500025" calcext:value-type="float">
            <text:p>22.9208500025</text:p>
          </table:table-cell>
          <table:table-cell office:value-type="float" office:value="1.87459677221" calcext:value-type="float">
            <text:p>1.8745967722</text:p>
          </table:table-cell>
          <table:table-cell office:value-type="float" office:value="21.0462532303" calcext:value-type="float">
            <text:p>21.0462532303</text:p>
          </table:table-cell>
          <table:table-cell office:value-type="float" office:value="34.3371235581" calcext:value-type="float">
            <text:p>34.337123558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9060825653" calcext:value-type="float">
            <text:p>22.9060825653</text:p>
          </table:table-cell>
          <table:table-cell office:value-type="float" office:value="1.96891019952" calcext:value-type="float">
            <text:p>1.9689101995</text:p>
          </table:table-cell>
          <table:table-cell office:value-type="float" office:value="20.9371723657" calcext:value-type="float">
            <text:p>20.9371723657</text:p>
          </table:table-cell>
          <table:table-cell office:value-type="float" office:value="35.179816403" calcext:value-type="float">
            <text:p>35.17981640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8930027239" calcext:value-type="float">
            <text:p>22.8930027239</text:p>
          </table:table-cell>
          <table:table-cell office:value-type="float" office:value="1.98707610491" calcext:value-type="float">
            <text:p>1.9870761049</text:p>
          </table:table-cell>
          <table:table-cell office:value-type="float" office:value="20.905926619" calcext:value-type="float">
            <text:p>20.905926619</text:p>
          </table:table-cell>
          <table:table-cell office:value-type="float" office:value="36.0431903988" calcext:value-type="float">
            <text:p>36.043190398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8923395526" calcext:value-type="float">
            <text:p>22.8923395526</text:p>
          </table:table-cell>
          <table:table-cell office:value-type="float" office:value="1.99731315386" calcext:value-type="float">
            <text:p>1.9973131539</text:p>
          </table:table-cell>
          <table:table-cell office:value-type="float" office:value="20.8950263987" calcext:value-type="float">
            <text:p>20.8950263987</text:p>
          </table:table-cell>
          <table:table-cell office:value-type="float" office:value="36.9277530968" calcext:value-type="float">
            <text:p>36.927753096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8917734616" calcext:value-type="float">
            <text:p>22.8917734616</text:p>
          </table:table-cell>
          <table:table-cell office:value-type="float" office:value="2.01933040952" calcext:value-type="float">
            <text:p>2.0193304095</text:p>
          </table:table-cell>
          <table:table-cell office:value-type="float" office:value="20.872443052" calcext:value-type="float">
            <text:p>20.872443052</text:p>
          </table:table-cell>
          <table:table-cell office:value-type="float" office:value="37.8340245048" calcext:value-type="float">
            <text:p>37.834024504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8915097678" calcext:value-type="float">
            <text:p>22.8915097678</text:p>
          </table:table-cell>
          <table:table-cell office:value-type="float" office:value="2.04301510655" calcext:value-type="float">
            <text:p>2.0430151066</text:p>
          </table:table-cell>
          <table:table-cell office:value-type="float" office:value="20.8484946612" calcext:value-type="float">
            <text:p>20.8484946612</text:p>
          </table:table-cell>
          <table:table-cell office:value-type="float" office:value="38.7625373923" calcext:value-type="float">
            <text:p>38.762537392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8913082115" calcext:value-type="float">
            <text:p>22.8913082115</text:p>
          </table:table-cell>
          <table:table-cell office:value-type="float" office:value="2.05165669107" calcext:value-type="float">
            <text:p>2.0516566911</text:p>
          </table:table-cell>
          <table:table-cell office:value-type="float" office:value="20.8396515204" calcext:value-type="float">
            <text:p>20.8396515204</text:p>
          </table:table-cell>
          <table:table-cell office:value-type="float" office:value="39.7138376041" calcext:value-type="float">
            <text:p>39.713837604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8909875205" calcext:value-type="float">
            <text:p>22.8909875205</text:p>
          </table:table-cell>
          <table:table-cell office:value-type="float" office:value="2.04292343814" calcext:value-type="float">
            <text:p>2.0429234381</text:p>
          </table:table-cell>
          <table:table-cell office:value-type="float" office:value="20.8480640823" calcext:value-type="float">
            <text:p>20.8480640823</text:p>
          </table:table-cell>
          <table:table-cell office:value-type="float" office:value="40.6884843807" calcext:value-type="float">
            <text:p>40.68848438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8906309809" calcext:value-type="float">
            <text:p>22.8906309809</text:p>
          </table:table-cell>
          <table:table-cell office:value-type="float" office:value="2.01992835973" calcext:value-type="float">
            <text:p>2.0199283597</text:p>
          </table:table-cell>
          <table:table-cell office:value-type="float" office:value="20.8707026212" calcext:value-type="float">
            <text:p>20.8707026212</text:p>
          </table:table-cell>
          <table:table-cell office:value-type="float" office:value="41.6870506875" calcext:value-type="float">
            <text:p>41.687050687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8908952627" calcext:value-type="float">
            <text:p>22.8908952627</text:p>
          </table:table-cell>
          <table:table-cell office:value-type="float" office:value="1.98811200524" calcext:value-type="float">
            <text:p>1.9881120052</text:p>
          </table:table-cell>
          <table:table-cell office:value-type="float" office:value="20.9027832574" calcext:value-type="float">
            <text:p>20.9027832574</text:p>
          </table:table-cell>
          <table:table-cell office:value-type="float" office:value="42.7101235515" calcext:value-type="float">
            <text:p>42.710123551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8895388306" calcext:value-type="float">
            <text:p>22.8895388306</text:p>
          </table:table-cell>
          <table:table-cell office:value-type="float" office:value="1.99313249434" calcext:value-type="float">
            <text:p>1.9931324943</text:p>
          </table:table-cell>
          <table:table-cell office:value-type="float" office:value="20.8964063363" calcext:value-type="float">
            <text:p>20.8964063363</text:p>
          </table:table-cell>
          <table:table-cell office:value-type="float" office:value="43.7583044063" calcext:value-type="float">
            <text:p>43.758304406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8876293357" calcext:value-type="float">
            <text:p>22.8876293357</text:p>
          </table:table-cell>
          <table:table-cell office:value-type="float" office:value="2.01761162745" calcext:value-type="float">
            <text:p>2.0176116275</text:p>
          </table:table-cell>
          <table:table-cell office:value-type="float" office:value="20.8700177082" calcext:value-type="float">
            <text:p>20.8700177082</text:p>
          </table:table-cell>
          <table:table-cell office:value-type="float" office:value="44.8322094458" calcext:value-type="float">
            <text:p>44.832209445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8863375632" calcext:value-type="float">
            <text:p>22.8863375632</text:p>
          </table:table-cell>
          <table:table-cell office:value-type="float" office:value="2.0279824783" calcext:value-type="float">
            <text:p>2.0279824783</text:p>
          </table:table-cell>
          <table:table-cell office:value-type="float" office:value="20.8583550849" calcext:value-type="float">
            <text:p>20.8583550849</text:p>
          </table:table-cell>
          <table:table-cell office:value-type="float" office:value="45.9324699862" calcext:value-type="float">
            <text:p>45.932469986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8853711531" calcext:value-type="float">
            <text:p>22.8853711531</text:p>
          </table:table-cell>
          <table:table-cell office:value-type="float" office:value="2.03995334068" calcext:value-type="float">
            <text:p>2.0399533407</text:p>
          </table:table-cell>
          <table:table-cell office:value-type="float" office:value="20.8454178124" calcext:value-type="float">
            <text:p>20.8454178124</text:p>
          </table:table-cell>
          <table:table-cell office:value-type="float" office:value="47.0597328375" calcext:value-type="float">
            <text:p>47.059732837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3.1476683373" calcext:value-type="float">
            <text:p>43.1476683373</text:p>
          </table:table-cell>
          <table:table-cell office:value-type="float" office:value="4.57589719698" calcext:value-type="float">
            <text:p>4.575897197</text:p>
          </table:table-cell>
          <table:table-cell office:value-type="float" office:value="38.5717711404" calcext:value-type="float">
            <text:p>38.5717711404</text:p>
          </table:table-cell>
          <table:table-cell office:value-type="float" office:value="48.2146606834" calcext:value-type="float">
            <text:p>48.214660683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3.1460389491" calcext:value-type="float">
            <text:p>43.1460389491</text:p>
          </table:table-cell>
          <table:table-cell office:value-type="float" office:value="4.57441718006" calcext:value-type="float">
            <text:p>4.5744171801</text:p>
          </table:table-cell>
          <table:table-cell office:value-type="float" office:value="38.571621769" calcext:value-type="float">
            <text:p>38.571621769</text:p>
          </table:table-cell>
          <table:table-cell office:value-type="float" office:value="49.3979324711" calcext:value-type="float">
            <text:p>49.397932471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3.1452764817" calcext:value-type="float">
            <text:p>43.1452764817</text:p>
          </table:table-cell>
          <table:table-cell office:value-type="float" office:value="4.57080885281" calcext:value-type="float">
            <text:p>4.5708088528</text:p>
          </table:table-cell>
          <table:table-cell office:value-type="float" office:value="38.5744676289" calcext:value-type="float">
            <text:p>38.5744676289</text:p>
          </table:table-cell>
          <table:table-cell office:value-type="float" office:value="50.6102438104" calcext:value-type="float">
            <text:p>50.610243810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3.1447638651" calcext:value-type="float">
            <text:p>43.1447638651</text:p>
          </table:table-cell>
          <table:table-cell office:value-type="float" office:value="4.56578474916" calcext:value-type="float">
            <text:p>4.5657847492</text:p>
          </table:table-cell>
          <table:table-cell office:value-type="float" office:value="38.578979116" calcext:value-type="float">
            <text:p>38.578979116</text:p>
          </table:table-cell>
          <table:table-cell office:value-type="float" office:value="51.8523073824" calcext:value-type="float">
            <text:p>51.85230738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3.1443401136" calcext:value-type="float">
            <text:p>43.1443401136</text:p>
          </table:table-cell>
          <table:table-cell office:value-type="float" office:value="4.560917813" calcext:value-type="float">
            <text:p>4.560917813</text:p>
          </table:table-cell>
          <table:table-cell office:value-type="float" office:value="38.5834223006" calcext:value-type="float">
            <text:p>38.5834223006</text:p>
          </table:table-cell>
          <table:table-cell office:value-type="float" office:value="53.1248533588" calcext:value-type="float">
            <text:p>53.124853358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3.1431048169" calcext:value-type="float">
            <text:p>43.1431048169</text:p>
          </table:table-cell>
          <table:table-cell office:value-type="float" office:value="4.5561802898" calcext:value-type="float">
            <text:p>4.5561802898</text:p>
          </table:table-cell>
          <table:table-cell office:value-type="float" office:value="38.5869245271" calcext:value-type="float">
            <text:p>38.5869245271</text:p>
          </table:table-cell>
          <table:table-cell office:value-type="float" office:value="54.4286298308" calcext:value-type="float">
            <text:p>54.428629830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3.1419049354" calcext:value-type="float">
            <text:p>43.1419049354</text:p>
          </table:table-cell>
          <table:table-cell office:value-type="float" office:value="4.53966939725" calcext:value-type="float">
            <text:p>4.5396693973</text:p>
          </table:table-cell>
          <table:table-cell office:value-type="float" office:value="38.6022355381" calcext:value-type="float">
            <text:p>38.6022355381</text:p>
          </table:table-cell>
          <table:table-cell office:value-type="float" office:value="55.7644032493" calcext:value-type="float">
            <text:p>55.764403249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3.1412486325" calcext:value-type="float">
            <text:p>43.1412486325</text:p>
          </table:table-cell>
          <table:table-cell office:value-type="float" office:value="4.51494678843" calcext:value-type="float">
            <text:p>4.5149467884</text:p>
          </table:table-cell>
          <table:table-cell office:value-type="float" office:value="38.6263018441" calcext:value-type="float">
            <text:p>38.6263018441</text:p>
          </table:table-cell>
          <table:table-cell office:value-type="float" office:value="57.1329588751" calcext:value-type="float">
            <text:p>57.132958875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3.1409830378" calcext:value-type="float">
            <text:p>43.1409830378</text:p>
          </table:table-cell>
          <table:table-cell office:value-type="float" office:value="4.50303188205" calcext:value-type="float">
            <text:p>4.5030318821</text:p>
          </table:table-cell>
          <table:table-cell office:value-type="float" office:value="38.6379511557" calcext:value-type="float">
            <text:p>38.6379511557</text:p>
          </table:table-cell>
          <table:table-cell office:value-type="float" office:value="58.5351012407" calcext:value-type="float">
            <text:p>58.535101240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3.1413237409" calcext:value-type="float">
            <text:p>43.1413237409</text:p>
          </table:table-cell>
          <table:table-cell office:value-type="float" office:value="4.50206670252" calcext:value-type="float">
            <text:p>4.5020667025</text:p>
          </table:table-cell>
          <table:table-cell office:value-type="float" office:value="38.6392570383" calcext:value-type="float">
            <text:p>38.6392570383</text:p>
          </table:table-cell>
          <table:table-cell office:value-type="float" office:value="59.9716546232" calcext:value-type="float">
            <text:p>59.971654623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3.1391240691" calcext:value-type="float">
            <text:p>43.1391240691</text:p>
          </table:table-cell>
          <table:table-cell office:value-type="float" office:value="4.49563846541" calcext:value-type="float">
            <text:p>4.4956384654</text:p>
          </table:table-cell>
          <table:table-cell office:value-type="float" office:value="38.6434856037" calcext:value-type="float">
            <text:p>38.6434856037</text:p>
          </table:table-cell>
          <table:table-cell office:value-type="float" office:value="61.4434635289" calcext:value-type="float">
            <text:p>61.443463528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3.1378622876" calcext:value-type="float">
            <text:p>43.1378622876</text:p>
          </table:table-cell>
          <table:table-cell office:value-type="float" office:value="4.48609663234" calcext:value-type="float">
            <text:p>4.4860966323</text:p>
          </table:table-cell>
          <table:table-cell office:value-type="float" office:value="38.6517656552" calcext:value-type="float">
            <text:p>38.6517656552</text:p>
          </table:table-cell>
          <table:table-cell office:value-type="float" office:value="62.9513931898" calcext:value-type="float">
            <text:p>62.951393189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3.1376728581" calcext:value-type="float">
            <text:p>43.1376728581</text:p>
          </table:table-cell>
          <table:table-cell office:value-type="float" office:value="4.47738471668" calcext:value-type="float">
            <text:p>4.4773847167</text:p>
          </table:table-cell>
          <table:table-cell office:value-type="float" office:value="38.6602881414" calcext:value-type="float">
            <text:p>38.6602881414</text:p>
          </table:table-cell>
          <table:table-cell office:value-type="float" office:value="64.4963300722" calcext:value-type="float">
            <text:p>64.496330072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3.1380690874" calcext:value-type="float">
            <text:p>43.1380690874</text:p>
          </table:table-cell>
          <table:table-cell office:value-type="float" office:value="4.47572093387" calcext:value-type="float">
            <text:p>4.4757209339</text:p>
          </table:table-cell>
          <table:table-cell office:value-type="float" office:value="38.6623481535" calcext:value-type="float">
            <text:p>38.6623481535</text:p>
          </table:table-cell>
          <table:table-cell office:value-type="float" office:value="66.0791823977" calcext:value-type="float">
            <text:p>66.07918239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.2251742264" calcext:value-type="float">
            <text:p>43.2251742264</text:p>
          </table:table-cell>
          <table:table-cell office:value-type="float" office:value="4.81107674866" calcext:value-type="float">
            <text:p>4.8110767487</text:p>
          </table:table-cell>
          <table:table-cell office:value-type="float" office:value="38.4140974777" calcext:value-type="float">
            <text:p>38.4140974777</text:p>
          </table:table-cell>
          <table:table-cell office:value-type="float" office:value="67.7008806774" calcext:value-type="float">
            <text:p>67.700880677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3.1933537452" calcext:value-type="float">
            <text:p>43.1933537452</text:p>
          </table:table-cell>
          <table:table-cell office:value-type="float" office:value="5.31416059505" calcext:value-type="float">
            <text:p>5.3141605951</text:p>
          </table:table-cell>
          <table:table-cell office:value-type="float" office:value="37.8791931501" calcext:value-type="float">
            <text:p>37.8791931501</text:p>
          </table:table-cell>
          <table:table-cell office:value-type="float" office:value="69.3623782588" calcext:value-type="float">
            <text:p>69.362378258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3.1283691831" calcext:value-type="float">
            <text:p>43.1283691831</text:p>
          </table:table-cell>
          <table:table-cell office:value-type="float" office:value="5.41721815767" calcext:value-type="float">
            <text:p>5.4172181577</text:p>
          </table:table-cell>
          <table:table-cell office:value-type="float" office:value="37.7111510254" calcext:value-type="float">
            <text:p>37.7111510254</text:p>
          </table:table-cell>
          <table:table-cell office:value-type="float" office:value="71.0646518859" calcext:value-type="float">
            <text:p>71.064651885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3.1257596838" calcext:value-type="float">
            <text:p>43.1257596838</text:p>
          </table:table-cell>
          <table:table-cell office:value-type="float" office:value="5.41504240434" calcext:value-type="float">
            <text:p>5.4150424043</text:p>
          </table:table-cell>
          <table:table-cell office:value-type="float" office:value="37.7107172795" calcext:value-type="float">
            <text:p>37.7107172795</text:p>
          </table:table-cell>
          <table:table-cell office:value-type="float" office:value="72.8087022741" calcext:value-type="float">
            <text:p>72.808702274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3.1247760757" calcext:value-type="float">
            <text:p>43.1247760757</text:p>
          </table:table-cell>
          <table:table-cell office:value-type="float" office:value="5.41813506986" calcext:value-type="float">
            <text:p>5.4181350699</text:p>
          </table:table-cell>
          <table:table-cell office:value-type="float" office:value="37.7066410058" calcext:value-type="float">
            <text:p>37.7066410058</text:p>
          </table:table-cell>
          <table:table-cell office:value-type="float" office:value="74.5955546979" calcext:value-type="float">
            <text:p>74.595554697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3.1229221202" calcext:value-type="float">
            <text:p>43.1229221202</text:p>
          </table:table-cell>
          <table:table-cell office:value-type="float" office:value="5.42052473299" calcext:value-type="float">
            <text:p>5.420524733</text:p>
          </table:table-cell>
          <table:table-cell office:value-type="float" office:value="37.7023973872" calcext:value-type="float">
            <text:p>37.7023973872</text:p>
          </table:table-cell>
          <table:table-cell office:value-type="float" office:value="76.4262595938" calcext:value-type="float">
            <text:p>76.426259593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3.1219913814" calcext:value-type="float">
            <text:p>43.1219913814</text:p>
          </table:table-cell>
          <table:table-cell office:value-type="float" office:value="5.42424483343" calcext:value-type="float">
            <text:p>5.4242448334</text:p>
          </table:table-cell>
          <table:table-cell office:value-type="float" office:value="37.697746548" calcext:value-type="float">
            <text:p>37.697746548</text:p>
          </table:table-cell>
          <table:table-cell office:value-type="float" office:value="78.3018931778" calcext:value-type="float">
            <text:p>78.301893177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3.1148371554" calcext:value-type="float">
            <text:p>43.1148371554</text:p>
          </table:table-cell>
          <table:table-cell office:value-type="float" office:value="5.41805162683" calcext:value-type="float">
            <text:p>5.4180516268</text:p>
          </table:table-cell>
          <table:table-cell office:value-type="float" office:value="37.6967855286" calcext:value-type="float">
            <text:p>37.6967855286</text:p>
          </table:table-cell>
          <table:table-cell office:value-type="float" office:value="80.2235580782" calcext:value-type="float">
            <text:p>80.223558078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3.1098840446" calcext:value-type="float">
            <text:p>43.1098840446</text:p>
          </table:table-cell>
          <table:table-cell office:value-type="float" office:value="5.40969790633" calcext:value-type="float">
            <text:p>5.4096979063</text:p>
          </table:table-cell>
          <table:table-cell office:value-type="float" office:value="37.7001861383" calcext:value-type="float">
            <text:p>37.7001861383</text:p>
          </table:table-cell>
          <table:table-cell office:value-type="float" office:value="82.1923839839" calcext:value-type="float">
            <text:p>82.192383983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3.1058407181" calcext:value-type="float">
            <text:p>43.1058407181</text:p>
          </table:table-cell>
          <table:table-cell office:value-type="float" office:value="5.40878530386" calcext:value-type="float">
            <text:p>5.4087853039</text:p>
          </table:table-cell>
          <table:table-cell office:value-type="float" office:value="37.6970554142" calcext:value-type="float">
            <text:p>37.6970554142</text:p>
          </table:table-cell>
          <table:table-cell office:value-type="float" office:value="84.209528308" calcext:value-type="float">
            <text:p>84.209528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.5674510477" calcext:value-type="float">
            <text:p>81.5674510477</text:p>
          </table:table-cell>
          <table:table-cell office:value-type="float" office:value="10.6535917572" calcext:value-type="float">
            <text:p>10.6535917572</text:p>
          </table:table-cell>
          <table:table-cell office:value-type="float" office:value="70.9138592905" calcext:value-type="float">
            <text:p>70.9138592905</text:p>
          </table:table-cell>
          <table:table-cell office:value-type="float" office:value="86.2761768687" calcext:value-type="float">
            <text:p>86.276176868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81.5652628561" calcext:value-type="float">
            <text:p>81.5652628561</text:p>
          </table:table-cell>
          <table:table-cell office:value-type="float" office:value="10.6549151125" calcext:value-type="float">
            <text:p>10.6549151125</text:p>
          </table:table-cell>
          <table:table-cell office:value-type="float" office:value="70.9103477436" calcext:value-type="float">
            <text:p>70.9103477436</text:p>
          </table:table-cell>
          <table:table-cell office:value-type="float" office:value="88.3935445862" calcext:value-type="float">
            <text:p>88.393544586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81.5636414394" calcext:value-type="float">
            <text:p>81.5636414394</text:p>
          </table:table-cell>
          <table:table-cell office:value-type="float" office:value="10.6573013298" calcext:value-type="float">
            <text:p>10.6573013298</text:p>
          </table:table-cell>
          <table:table-cell office:value-type="float" office:value="70.9063401096" calcext:value-type="float">
            <text:p>70.9063401096</text:p>
          </table:table-cell>
          <table:table-cell office:value-type="float" office:value="90.562876197" calcext:value-type="float">
            <text:p>90.56287619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81.5613020741" calcext:value-type="float">
            <text:p>81.5613020741</text:p>
          </table:table-cell>
          <table:table-cell office:value-type="float" office:value="10.6633594816" calcext:value-type="float">
            <text:p>10.6633594816</text:p>
          </table:table-cell>
          <table:table-cell office:value-type="float" office:value="70.8979425925" calcext:value-type="float">
            <text:p>70.8979425925</text:p>
          </table:table-cell>
          <table:table-cell office:value-type="float" office:value="92.7854469857" calcext:value-type="float">
            <text:p>92.785446985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81.5591941225" calcext:value-type="float">
            <text:p>81.5591941225</text:p>
          </table:table-cell>
          <table:table-cell office:value-type="float" office:value="10.6675130558" calcext:value-type="float">
            <text:p>10.6675130558</text:p>
          </table:table-cell>
          <table:table-cell office:value-type="float" office:value="70.8916810667" calcext:value-type="float">
            <text:p>70.8916810667</text:p>
          </table:table-cell>
          <table:table-cell office:value-type="float" office:value="95.0625635344" calcext:value-type="float">
            <text:p>95.062563534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81.5548848519" calcext:value-type="float">
            <text:p>81.5548848519</text:p>
          </table:table-cell>
          <table:table-cell office:value-type="float" office:value="10.6564958917" calcext:value-type="float">
            <text:p>10.6564958917</text:p>
          </table:table-cell>
          <table:table-cell office:value-type="float" office:value="70.8983889602" calcext:value-type="float">
            <text:p>70.8983889602</text:p>
          </table:table-cell>
          <table:table-cell office:value-type="float" office:value="97.395564491" calcext:value-type="float">
            <text:p>97.39556449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81.554230857" calcext:value-type="float">
            <text:p>81.554230857</text:p>
          </table:table-cell>
          <table:table-cell office:value-type="float" office:value="10.6003646242" calcext:value-type="float">
            <text:p>10.6003646242</text:p>
          </table:table-cell>
          <table:table-cell office:value-type="float" office:value="70.9538662328" calcext:value-type="float">
            <text:p>70.9538662328</text:p>
          </table:table-cell>
          <table:table-cell office:value-type="float" office:value="99.7858213565" calcext:value-type="float">
            <text:p>99.785821356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81.5521319957" calcext:value-type="float">
            <text:p>81.5521319957</text:p>
          </table:table-cell>
          <table:table-cell office:value-type="float" office:value="10.59739916" calcext:value-type="float">
            <text:p>10.59739916</text:p>
          </table:table-cell>
          <table:table-cell office:value-type="float" office:value="70.9547328357" calcext:value-type="float">
            <text:p>70.9547328357</text:p>
          </table:table-cell>
          <table:table-cell office:value-type="float" office:value="102.23473929" calcext:value-type="float">
            <text:p>102.2347392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1.549986265" calcext:value-type="float">
            <text:p>81.549986265</text:p>
          </table:table-cell>
          <table:table-cell office:value-type="float" office:value="10.5957307643" calcext:value-type="float">
            <text:p>10.5957307643</text:p>
          </table:table-cell>
          <table:table-cell office:value-type="float" office:value="70.9542555007" calcext:value-type="float">
            <text:p>70.9542555007</text:p>
          </table:table-cell>
          <table:table-cell office:value-type="float" office:value="104.743757938" calcext:value-type="float">
            <text:p>104.74375793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81.5481201663" calcext:value-type="float">
            <text:p>81.5481201663</text:p>
          </table:table-cell>
          <table:table-cell office:value-type="float" office:value="10.5964202996" calcext:value-type="float">
            <text:p>10.5964202996</text:p>
          </table:table-cell>
          <table:table-cell office:value-type="float" office:value="70.9516998666" calcext:value-type="float">
            <text:p>70.9516998666</text:p>
          </table:table-cell>
          <table:table-cell office:value-type="float" office:value="107.314352275" calcext:value-type="float">
            <text:p>107.3143522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1.5494523475" calcext:value-type="float">
            <text:p>81.5494523475</text:p>
          </table:table-cell>
          <table:table-cell office:value-type="float" office:value="10.611965376" calcext:value-type="float">
            <text:p>10.611965376</text:p>
          </table:table-cell>
          <table:table-cell office:value-type="float" office:value="70.9374869715" calcext:value-type="float">
            <text:p>70.9374869715</text:p>
          </table:table-cell>
          <table:table-cell office:value-type="float" office:value="109.948033476" calcext:value-type="float">
            <text:p>109.94803347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81.5448089471" calcext:value-type="float">
            <text:p>81.5448089471</text:p>
          </table:table-cell>
          <table:table-cell office:value-type="float" office:value="10.6191680462" calcext:value-type="float">
            <text:p>10.6191680462</text:p>
          </table:table-cell>
          <table:table-cell office:value-type="float" office:value="70.9256409009" calcext:value-type="float">
            <text:p>70.9256409009</text:p>
          </table:table-cell>
          <table:table-cell office:value-type="float" office:value="112.646349803" calcext:value-type="float">
            <text:p>112.64634980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81.5437707838" calcext:value-type="float">
            <text:p>81.5437707838</text:p>
          </table:table-cell>
          <table:table-cell office:value-type="float" office:value="10.6326748989" calcext:value-type="float">
            <text:p>10.6326748989</text:p>
          </table:table-cell>
          <table:table-cell office:value-type="float" office:value="70.911095885" calcext:value-type="float">
            <text:p>70.911095885</text:p>
          </table:table-cell>
          <table:table-cell office:value-type="float" office:value="115.410887515" calcext:value-type="float">
            <text:p>115.41088751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81.5385048838" calcext:value-type="float">
            <text:p>81.5385048838</text:p>
          </table:table-cell>
          <table:table-cell office:value-type="float" office:value="10.6051809365" calcext:value-type="float">
            <text:p>10.6051809365</text:p>
          </table:table-cell>
          <table:table-cell office:value-type="float" office:value="70.9333239473" calcext:value-type="float">
            <text:p>70.9333239473</text:p>
          </table:table-cell>
          <table:table-cell office:value-type="float" office:value="118.243271799" calcext:value-type="float">
            <text:p>118.24327179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81.5374945413" calcext:value-type="float">
            <text:p>81.5374945413</text:p>
          </table:table-cell>
          <table:table-cell office:value-type="float" office:value="10.5471229075" calcext:value-type="float">
            <text:p>10.5471229075</text:p>
          </table:table-cell>
          <table:table-cell office:value-type="float" office:value="70.9903716338" calcext:value-type="float">
            <text:p>70.9903716338</text:p>
          </table:table-cell>
          <table:table-cell office:value-type="float" office:value="121.145167729" calcext:value-type="float">
            <text:p>121.14516772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81.5343805719" calcext:value-type="float">
            <text:p>81.5343805719</text:p>
          </table:table-cell>
          <table:table-cell office:value-type="float" office:value="10.5740825361" calcext:value-type="float">
            <text:p>10.5740825361</text:p>
          </table:table-cell>
          <table:table-cell office:value-type="float" office:value="70.9602980358" calcext:value-type="float">
            <text:p>70.9602980358</text:p>
          </table:table-cell>
          <table:table-cell office:value-type="float" office:value="124.118281242" calcext:value-type="float">
            <text:p>124.11828124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81.5303732887" calcext:value-type="float">
            <text:p>81.5303732887</text:p>
          </table:table-cell>
          <table:table-cell office:value-type="float" office:value="10.5767945183" calcext:value-type="float">
            <text:p>10.5767945183</text:p>
          </table:table-cell>
          <table:table-cell office:value-type="float" office:value="70.9535787705" calcext:value-type="float">
            <text:p>70.9535787705</text:p>
          </table:table-cell>
          <table:table-cell office:value-type="float" office:value="127.164360141" calcext:value-type="float">
            <text:p>127.16436014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81.7246148755" calcext:value-type="float">
            <text:p>81.7246148755</text:p>
          </table:table-cell>
          <table:table-cell office:value-type="float" office:value="10.8002060365" calcext:value-type="float">
            <text:p>10.8002060365</text:p>
          </table:table-cell>
          <table:table-cell office:value-type="float" office:value="70.924408839" calcext:value-type="float">
            <text:p>70.924408839</text:p>
          </table:table-cell>
          <table:table-cell office:value-type="float" office:value="130.285195124" calcext:value-type="float">
            <text:p>130.28519512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81.6008322621" calcext:value-type="float">
            <text:p>81.6008322621</text:p>
          </table:table-cell>
          <table:table-cell office:value-type="float" office:value="12.2994824945" calcext:value-type="float">
            <text:p>12.2994824945</text:p>
          </table:table-cell>
          <table:table-cell office:value-type="float" office:value="69.3013497676" calcext:value-type="float">
            <text:p>69.3013497676</text:p>
          </table:table-cell>
          <table:table-cell office:value-type="float" office:value="133.482620836" calcext:value-type="float">
            <text:p>133.48262083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81.4989377143" calcext:value-type="float">
            <text:p>81.4989377143</text:p>
          </table:table-cell>
          <table:table-cell office:value-type="float" office:value="12.3079980368" calcext:value-type="float">
            <text:p>12.3079980368</text:p>
          </table:table-cell>
          <table:table-cell office:value-type="float" office:value="69.1909396775" calcext:value-type="float">
            <text:p>69.1909396775</text:p>
          </table:table-cell>
          <table:table-cell office:value-type="float" office:value="136.758516946" calcext:value-type="float">
            <text:p>136.7585169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1.4927169358" calcext:value-type="float">
            <text:p>81.4927169358</text:p>
          </table:table-cell>
          <table:table-cell office:value-type="float" office:value="12.2813150874" calcext:value-type="float">
            <text:p>12.2813150874</text:p>
          </table:table-cell>
          <table:table-cell office:value-type="float" office:value="69.2114018484" calcext:value-type="float">
            <text:p>69.2114018484</text:p>
          </table:table-cell>
          <table:table-cell office:value-type="float" office:value="140.114809255" calcext:value-type="float">
            <text:p>140.11480925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81.4759843589" calcext:value-type="float">
            <text:p>81.4759843589</text:p>
          </table:table-cell>
          <table:table-cell office:value-type="float" office:value="12.2692835339" calcext:value-type="float">
            <text:p>12.2692835339</text:p>
          </table:table-cell>
          <table:table-cell office:value-type="float" office:value="69.206700825" calcext:value-type="float">
            <text:p>69.206700825</text:p>
          </table:table-cell>
          <table:table-cell office:value-type="float" office:value="143.553470826" calcext:value-type="float">
            <text:p>143.55347082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81.4555205802" calcext:value-type="float">
            <text:p>81.4555205802</text:p>
          </table:table-cell>
          <table:table-cell office:value-type="float" office:value="12.2540638279" calcext:value-type="float">
            <text:p>12.2540638279</text:p>
          </table:table-cell>
          <table:table-cell office:value-type="float" office:value="69.2014567523" calcext:value-type="float">
            <text:p>69.2014567523</text:p>
          </table:table-cell>
          <table:table-cell office:value-type="float" office:value="147.076523143" calcext:value-type="float">
            <text:p>147.07652314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81.4393524152" calcext:value-type="float">
            <text:p>81.4393524152</text:p>
          </table:table-cell>
          <table:table-cell office:value-type="float" office:value="12.230494004" calcext:value-type="float">
            <text:p>12.230494004</text:p>
          </table:table-cell>
          <table:table-cell office:value-type="float" office:value="69.2088584112" calcext:value-type="float">
            <text:p>69.2088584112</text:p>
          </table:table-cell>
          <table:table-cell office:value-type="float" office:value="150.686037304" calcext:value-type="float">
            <text:p>150.68603730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81.4258348975" calcext:value-type="float">
            <text:p>81.4258348975</text:p>
          </table:table-cell>
          <table:table-cell office:value-type="float" office:value="12.2124087581" calcext:value-type="float">
            <text:p>12.2124087581</text:p>
          </table:table-cell>
          <table:table-cell office:value-type="float" office:value="69.2134261394" calcext:value-type="float">
            <text:p>69.2134261394</text:p>
          </table:table-cell>
          <table:table-cell office:value-type="float" office:value="154.384135231" calcext:value-type="float">
            <text:p>154.38413523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1.4137304782" calcext:value-type="float">
            <text:p>81.4137304782</text:p>
          </table:table-cell>
          <table:table-cell office:value-type="float" office:value="12.1961174425" calcext:value-type="float">
            <text:p>12.1961174425</text:p>
          </table:table-cell>
          <table:table-cell office:value-type="float" office:value="69.2176130357" calcext:value-type="float">
            <text:p>69.2176130357</text:p>
          </table:table-cell>
          <table:table-cell office:value-type="float" office:value="158.172990926" calcext:value-type="float">
            <text:p>158.17299092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53.234280101" calcext:value-type="float">
            <text:p>153.234280101</text:p>
          </table:table-cell>
          <table:table-cell office:value-type="float" office:value="23.078109204" calcext:value-type="float">
            <text:p>23.078109204</text:p>
          </table:table-cell>
          <table:table-cell office:value-type="float" office:value="130.156170898" calcext:value-type="float">
            <text:p>130.156170898</text:p>
          </table:table-cell>
          <table:table-cell office:value-type="float" office:value="162.054831741" calcext:value-type="float">
            <text:p>162.05483174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53.228196442" calcext:value-type="float">
            <text:p>153.228196442</text:p>
          </table:table-cell>
          <table:table-cell office:value-type="float" office:value="23.0747611357" calcext:value-type="float">
            <text:p>23.0747611357</text:p>
          </table:table-cell>
          <table:table-cell office:value-type="float" office:value="130.153435306" calcext:value-type="float">
            <text:p>130.153435306</text:p>
          </table:table-cell>
          <table:table-cell office:value-type="float" office:value="166.031939695" calcext:value-type="float">
            <text:p>166.03193969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53.219797159" calcext:value-type="float">
            <text:p>153.219797159</text:p>
          </table:table-cell>
          <table:table-cell office:value-type="float" office:value="23.0728817215" calcext:value-type="float">
            <text:p>23.0728817215</text:p>
          </table:table-cell>
          <table:table-cell office:value-type="float" office:value="130.146915437" calcext:value-type="float">
            <text:p>130.146915437</text:p>
          </table:table-cell>
          <table:table-cell office:value-type="float" office:value="170.106652807" calcext:value-type="float">
            <text:p>170.10665280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53.207013184" calcext:value-type="float">
            <text:p>153.207013184</text:p>
          </table:table-cell>
          <table:table-cell office:value-type="float" office:value="23.0537988295" calcext:value-type="float">
            <text:p>23.0537988295</text:p>
          </table:table-cell>
          <table:table-cell office:value-type="float" office:value="130.153214354" calcext:value-type="float">
            <text:p>130.153214354</text:p>
          </table:table-cell>
          <table:table-cell office:value-type="float" office:value="174.28136648" calcext:value-type="float">
            <text:p>174.2813664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3.20367295" calcext:value-type="float">
            <text:p>153.20367295</text:p>
          </table:table-cell>
          <table:table-cell office:value-type="float" office:value="22.9718247518" calcext:value-type="float">
            <text:p>22.9718247518</text:p>
          </table:table-cell>
          <table:table-cell office:value-type="float" office:value="130.231848198" calcext:value-type="float">
            <text:p>130.231848198</text:p>
          </table:table-cell>
          <table:table-cell office:value-type="float" office:value="178.5585349" calcext:value-type="float">
            <text:p>178.558534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53.195265242" calcext:value-type="float">
            <text:p>153.195265242</text:p>
          </table:table-cell>
          <table:table-cell office:value-type="float" office:value="22.9722151123" calcext:value-type="float">
            <text:p>22.9722151123</text:p>
          </table:table-cell>
          <table:table-cell office:value-type="float" office:value="130.223050129" calcext:value-type="float">
            <text:p>130.223050129</text:p>
          </table:table-cell>
          <table:table-cell office:value-type="float" office:value="182.940672487" calcext:value-type="float">
            <text:p>182.94067248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53.18747743" calcext:value-type="float">
            <text:p>153.18747743</text:p>
          </table:table-cell>
          <table:table-cell office:value-type="float" office:value="22.970350666" calcext:value-type="float">
            <text:p>22.970350666</text:p>
          </table:table-cell>
          <table:table-cell office:value-type="float" office:value="130.217126764" calcext:value-type="float">
            <text:p>130.217126764</text:p>
          </table:table-cell>
          <table:table-cell office:value-type="float" office:value="187.430355366" calcext:value-type="float">
            <text:p>187.43035536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3.180146772" calcext:value-type="float">
            <text:p>153.180146772</text:p>
          </table:table-cell>
          <table:table-cell office:value-type="float" office:value="22.9672152418" calcext:value-type="float">
            <text:p>22.9672152418</text:p>
          </table:table-cell>
          <table:table-cell office:value-type="float" office:value="130.21293153" calcext:value-type="float">
            <text:p>130.21293153</text:p>
          </table:table-cell>
          <table:table-cell office:value-type="float" office:value="192.030222886" calcext:value-type="float">
            <text:p>192.03022288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53.173105169" calcext:value-type="float">
            <text:p>153.173105169</text:p>
          </table:table-cell>
          <table:table-cell office:value-type="float" office:value="22.9624839755" calcext:value-type="float">
            <text:p>22.9624839755</text:p>
          </table:table-cell>
          <table:table-cell office:value-type="float" office:value="130.210621194" calcext:value-type="float">
            <text:p>130.210621194</text:p>
          </table:table-cell>
          <table:table-cell office:value-type="float" office:value="196.74297917" calcext:value-type="float">
            <text:p>196.7429791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53.166549362" calcext:value-type="float">
            <text:p>153.166549362</text:p>
          </table:table-cell>
          <table:table-cell office:value-type="float" office:value="22.9620570255" calcext:value-type="float">
            <text:p>22.9620570255</text:p>
          </table:table-cell>
          <table:table-cell office:value-type="float" office:value="130.204492336" calcext:value-type="float">
            <text:p>130.204492336</text:p>
          </table:table-cell>
          <table:table-cell office:value-type="float" office:value="201.571394706" calcext:value-type="float">
            <text:p>201.57139470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53.160541689" calcext:value-type="float">
            <text:p>153.160541689</text:p>
          </table:table-cell>
          <table:table-cell office:value-type="float" office:value="22.9727972641" calcext:value-type="float">
            <text:p>22.9727972641</text:p>
          </table:table-cell>
          <table:table-cell office:value-type="float" office:value="130.187744425" calcext:value-type="float">
            <text:p>130.187744425</text:p>
          </table:table-cell>
          <table:table-cell office:value-type="float" office:value="206.518307972" calcext:value-type="float">
            <text:p>206.51830797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53.14377533" calcext:value-type="float">
            <text:p>153.14377533</text:p>
          </table:table-cell>
          <table:table-cell office:value-type="float" office:value="22.9030151039" calcext:value-type="float">
            <text:p>22.9030151039</text:p>
          </table:table-cell>
          <table:table-cell office:value-type="float" office:value="130.240760226" calcext:value-type="float">
            <text:p>130.240760226</text:p>
          </table:table-cell>
          <table:table-cell office:value-type="float" office:value="211.58662711" calcext:value-type="float">
            <text:p>211.5866271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53.144226155" calcext:value-type="float">
            <text:p>153.144226155</text:p>
          </table:table-cell>
          <table:table-cell office:value-type="float" office:value="22.8351817238" calcext:value-type="float">
            <text:p>22.8351817238</text:p>
          </table:table-cell>
          <table:table-cell office:value-type="float" office:value="130.309044432" calcext:value-type="float">
            <text:p>130.309044432</text:p>
          </table:table-cell>
          <table:table-cell office:value-type="float" office:value="216.779331632" calcext:value-type="float">
            <text:p>216.77933163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53.137427069" calcext:value-type="float">
            <text:p>153.137427069</text:p>
          </table:table-cell>
          <table:table-cell office:value-type="float" office:value="22.8349652097" calcext:value-type="float">
            <text:p>22.8349652097</text:p>
          </table:table-cell>
          <table:table-cell office:value-type="float" office:value="130.302461859" calcext:value-type="float">
            <text:p>130.302461859</text:p>
          </table:table-cell>
          <table:table-cell office:value-type="float" office:value="222.09947417" calcext:value-type="float">
            <text:p>222.0994741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3.132197084" calcext:value-type="float">
            <text:p>153.132197084</text:p>
          </table:table-cell>
          <table:table-cell office:value-type="float" office:value="22.8821287415" calcext:value-type="float">
            <text:p>22.8821287415</text:p>
          </table:table-cell>
          <table:table-cell office:value-type="float" office:value="130.250068343" calcext:value-type="float">
            <text:p>130.250068343</text:p>
          </table:table-cell>
          <table:table-cell office:value-type="float" office:value="227.550182277" calcext:value-type="float">
            <text:p>227.55018227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53.120396242" calcext:value-type="float">
            <text:p>153.120396242</text:p>
          </table:table-cell>
          <table:table-cell office:value-type="float" office:value="22.9174506452" calcext:value-type="float">
            <text:p>22.9174506452</text:p>
          </table:table-cell>
          <table:table-cell office:value-type="float" office:value="130.202945597" calcext:value-type="float">
            <text:p>130.202945597</text:p>
          </table:table-cell>
          <table:table-cell office:value-type="float" office:value="233.134660259" calcext:value-type="float">
            <text:p>233.13466025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53.126506078" calcext:value-type="float">
            <text:p>153.126506078</text:p>
          </table:table-cell>
          <table:table-cell office:value-type="float" office:value="22.8522393154" calcext:value-type="float">
            <text:p>22.8522393154</text:p>
          </table:table-cell>
          <table:table-cell office:value-type="float" office:value="130.274266762" calcext:value-type="float">
            <text:p>130.274266762</text:p>
          </table:table-cell>
          <table:table-cell office:value-type="float" office:value="238.856191061" calcext:value-type="float">
            <text:p>238.85619106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53.102451076" calcext:value-type="float">
            <text:p>153.102451076</text:p>
          </table:table-cell>
          <table:table-cell office:value-type="float" office:value="22.8584954669" calcext:value-type="float">
            <text:p>22.8584954669</text:p>
          </table:table-cell>
          <table:table-cell office:value-type="float" office:value="130.243955609" calcext:value-type="float">
            <text:p>130.243955609</text:p>
          </table:table-cell>
          <table:table-cell office:value-type="float" office:value="244.718138199" calcext:value-type="float">
            <text:p>244.71813819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53.096757678" calcext:value-type="float">
            <text:p>153.096757678</text:p>
          </table:table-cell>
          <table:table-cell office:value-type="float" office:value="26.027584711" calcext:value-type="float">
            <text:p>26.027584711</text:p>
          </table:table-cell>
          <table:table-cell office:value-type="float" office:value="127.069172967" calcext:value-type="float">
            <text:p>127.069172967</text:p>
          </table:table-cell>
          <table:table-cell office:value-type="float" office:value="250.723947735" calcext:value-type="float">
            <text:p>250.72394773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52.998236418" calcext:value-type="float">
            <text:p>152.998236418</text:p>
          </table:table-cell>
          <table:table-cell office:value-type="float" office:value="25.9586792712" calcext:value-type="float">
            <text:p>25.9586792712</text:p>
          </table:table-cell>
          <table:table-cell office:value-type="float" office:value="127.039557147" calcext:value-type="float">
            <text:p>127.039557147</text:p>
          </table:table-cell>
          <table:table-cell office:value-type="float" office:value="256.877150301" calcext:value-type="float">
            <text:p>256.87715030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52.913531909" calcext:value-type="float">
            <text:p>152.913531909</text:p>
          </table:table-cell>
          <table:table-cell office:value-type="float" office:value="25.9818852418" calcext:value-type="float">
            <text:p>25.9818852418</text:p>
          </table:table-cell>
          <table:table-cell office:value-type="float" office:value="126.931646667" calcext:value-type="float">
            <text:p>126.931646667</text:p>
          </table:table-cell>
          <table:table-cell office:value-type="float" office:value="263.181363181" calcext:value-type="float">
            <text:p>263.18136318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52.837159423" calcext:value-type="float">
            <text:p>152.837159423</text:p>
          </table:table-cell>
          <table:table-cell office:value-type="float" office:value="25.9672025045" calcext:value-type="float">
            <text:p>25.9672025045</text:p>
          </table:table-cell>
          <table:table-cell office:value-type="float" office:value="126.869956918" calcext:value-type="float">
            <text:p>126.869956918</text:p>
          </table:table-cell>
          <table:table-cell office:value-type="float" office:value="269.64029243" calcext:value-type="float">
            <text:p>269.6402924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52.776000793" calcext:value-type="float">
            <text:p>152.776000793</text:p>
          </table:table-cell>
          <table:table-cell office:value-type="float" office:value="25.9559803615" calcext:value-type="float">
            <text:p>25.9559803615</text:p>
          </table:table-cell>
          <table:table-cell office:value-type="float" office:value="126.820020432" calcext:value-type="float">
            <text:p>126.820020432</text:p>
          </table:table-cell>
          <table:table-cell office:value-type="float" office:value="276.257735057" calcext:value-type="float">
            <text:p>276.25773505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52.724308819" calcext:value-type="float">
            <text:p>152.724308819</text:p>
          </table:table-cell>
          <table:table-cell office:value-type="float" office:value="25.9380941865" calcext:value-type="float">
            <text:p>25.9380941865</text:p>
          </table:table-cell>
          <table:table-cell office:value-type="float" office:value="126.786214632" calcext:value-type="float">
            <text:p>126.786214632</text:p>
          </table:table-cell>
          <table:table-cell office:value-type="float" office:value="283.037581257" calcext:value-type="float">
            <text:p>283.0375812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89.983816697" calcext:value-type="float">
            <text:p>289.983816697</text:p>
          </table:table-cell>
          <table:table-cell office:value-type="float" office:value="50.6578309283" calcext:value-type="float">
            <text:p>50.6578309283</text:p>
          </table:table-cell>
          <table:table-cell office:value-type="float" office:value="239.325985769" calcext:value-type="float">
            <text:p>239.325985769</text:p>
          </table:table-cell>
          <table:table-cell office:value-type="float" office:value="289.983816697" calcext:value-type="float">
            <text:p>289.983816697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89.958537911" calcext:value-type="float">
            <text:p>289.958537911</text:p>
          </table:table-cell>
          <table:table-cell office:value-type="float" office:value="50.6444815966" calcext:value-type="float">
            <text:p>50.6444815966</text:p>
          </table:table-cell>
          <table:table-cell office:value-type="float" office:value="239.314056314" calcext:value-type="float">
            <text:p>239.314056314</text:p>
          </table:table-cell>
          <table:table-cell office:value-type="float" office:value="297.100524859" calcext:value-type="float">
            <text:p>297.10052485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89.938569186" calcext:value-type="float">
            <text:p>289.938569186</text:p>
          </table:table-cell>
          <table:table-cell office:value-type="float" office:value="50.5926257795" calcext:value-type="float">
            <text:p>50.5926257795</text:p>
          </table:table-cell>
          <table:table-cell office:value-type="float" office:value="239.345943407" calcext:value-type="float">
            <text:p>239.345943407</text:p>
          </table:table-cell>
          <table:table-cell office:value-type="float" office:value="304.39188944" calcext:value-type="float">
            <text:p>304.3918894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89.916581081" calcext:value-type="float">
            <text:p>289.916581081</text:p>
          </table:table-cell>
          <table:table-cell office:value-type="float" office:value="50.5810760525" calcext:value-type="float">
            <text:p>50.5810760525</text:p>
          </table:table-cell>
          <table:table-cell office:value-type="float" office:value="239.335505029" calcext:value-type="float">
            <text:p>239.335505029</text:p>
          </table:table-cell>
          <table:table-cell office:value-type="float" office:value="311.862196813" calcext:value-type="float">
            <text:p>311.862196813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89.886636368" calcext:value-type="float">
            <text:p>289.886636368</text:p>
          </table:table-cell>
          <table:table-cell office:value-type="float" office:value="50.2815627153" calcext:value-type="float">
            <text:p>50.2815627153</text:p>
          </table:table-cell>
          <table:table-cell office:value-type="float" office:value="239.605073652" calcext:value-type="float">
            <text:p>239.605073652</text:p>
          </table:table-cell>
          <table:table-cell office:value-type="float" office:value="319.515838546" calcext:value-type="float">
            <text:p>319.51583854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89.85909423" calcext:value-type="float">
            <text:p>289.85909423</text:p>
          </table:table-cell>
          <table:table-cell office:value-type="float" office:value="50.2763734952" calcext:value-type="float">
            <text:p>50.2763734952</text:p>
          </table:table-cell>
          <table:table-cell office:value-type="float" office:value="239.582720735" calcext:value-type="float">
            <text:p>239.582720735</text:p>
          </table:table-cell>
          <table:table-cell office:value-type="float" office:value="327.357313984" calcext:value-type="float">
            <text:p>327.35731398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89.834227307" calcext:value-type="float">
            <text:p>289.834227307</text:p>
          </table:table-cell>
          <table:table-cell office:value-type="float" office:value="50.2706966526" calcext:value-type="float">
            <text:p>50.2706966526</text:p>
          </table:table-cell>
          <table:table-cell office:value-type="float" office:value="239.563530654" calcext:value-type="float">
            <text:p>239.563530654</text:p>
          </table:table-cell>
          <table:table-cell office:value-type="float" office:value="335.391232893" calcext:value-type="float">
            <text:p>335.39123289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89.812946944" calcext:value-type="float">
            <text:p>289.812946944</text:p>
          </table:table-cell>
          <table:table-cell office:value-type="float" office:value="50.2648225133" calcext:value-type="float">
            <text:p>50.2648225133</text:p>
          </table:table-cell>
          <table:table-cell office:value-type="float" office:value="239.54812443" calcext:value-type="float">
            <text:p>239.54812443</text:p>
          </table:table-cell>
          <table:table-cell office:value-type="float" office:value="343.622318171" calcext:value-type="float">
            <text:p>343.62231817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89.789404882" calcext:value-type="float">
            <text:p>289.789404882</text:p>
          </table:table-cell>
          <table:table-cell office:value-type="float" office:value="50.2589565835" calcext:value-type="float">
            <text:p>50.2589565835</text:p>
          </table:table-cell>
          <table:table-cell office:value-type="float" office:value="239.530448298" calcext:value-type="float">
            <text:p>239.530448298</text:p>
          </table:table-cell>
          <table:table-cell office:value-type="float" office:value="352.055408624" calcext:value-type="float">
            <text:p>352.05540862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89.768696242" calcext:value-type="float">
            <text:p>289.768696242</text:p>
          </table:table-cell>
          <table:table-cell office:value-type="float" office:value="50.2467694179" calcext:value-type="float">
            <text:p>50.2467694179</text:p>
          </table:table-cell>
          <table:table-cell office:value-type="float" office:value="239.521926824" calcext:value-type="float">
            <text:p>239.521926824</text:p>
          </table:table-cell>
          <table:table-cell office:value-type="float" office:value="360.695461812" calcext:value-type="float">
            <text:p>360.69546181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89.748679301" calcext:value-type="float">
            <text:p>289.748679301</text:p>
          </table:table-cell>
          <table:table-cell office:value-type="float" office:value="50.2289896865" calcext:value-type="float">
            <text:p>50.2289896865</text:p>
          </table:table-cell>
          <table:table-cell office:value-type="float" office:value="239.519689615" calcext:value-type="float">
            <text:p>239.519689615</text:p>
          </table:table-cell>
          <table:table-cell office:value-type="float" office:value="369.547556961" calcext:value-type="float">
            <text:p>369.54755696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89.729182525" calcext:value-type="float">
            <text:p>289.729182525</text:p>
          </table:table-cell>
          <table:table-cell office:value-type="float" office:value="50.2256641239" calcext:value-type="float">
            <text:p>50.2256641239</text:p>
          </table:table-cell>
          <table:table-cell office:value-type="float" office:value="239.503518401" calcext:value-type="float">
            <text:p>239.503518401</text:p>
          </table:table-cell>
          <table:table-cell office:value-type="float" office:value="378.616897949" calcext:value-type="float">
            <text:p>378.61689794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89.701583188" calcext:value-type="float">
            <text:p>289.701583188</text:p>
          </table:table-cell>
          <table:table-cell office:value-type="float" office:value="50.0311838907" calcext:value-type="float">
            <text:p>50.0311838907</text:p>
          </table:table-cell>
          <table:table-cell office:value-type="float" office:value="239.670399298" calcext:value-type="float">
            <text:p>239.670399298</text:p>
          </table:table-cell>
          <table:table-cell office:value-type="float" office:value="387.908816369" calcext:value-type="float">
            <text:p>387.90881636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89.676707773" calcext:value-type="float">
            <text:p>289.676707773</text:p>
          </table:table-cell>
          <table:table-cell office:value-type="float" office:value="50.0254406269" calcext:value-type="float">
            <text:p>50.0254406269</text:p>
          </table:table-cell>
          <table:table-cell office:value-type="float" office:value="239.651267146" calcext:value-type="float">
            <text:p>239.651267146</text:p>
          </table:table-cell>
          <table:table-cell office:value-type="float" office:value="397.428774658" calcext:value-type="float">
            <text:p>397.42877465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89.654550366" calcext:value-type="float">
            <text:p>289.654550366</text:p>
          </table:table-cell>
          <table:table-cell office:value-type="float" office:value="50.0152819764" calcext:value-type="float">
            <text:p>50.0152819764</text:p>
          </table:table-cell>
          <table:table-cell office:value-type="float" office:value="239.63926839" calcext:value-type="float">
            <text:p>239.63926839</text:p>
          </table:table-cell>
          <table:table-cell office:value-type="float" office:value="407.182369312" calcext:value-type="float">
            <text:p>407.18236931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89.641083278" calcext:value-type="float">
            <text:p>289.641083278</text:p>
          </table:table-cell>
          <table:table-cell office:value-type="float" office:value="50.0232490635" calcext:value-type="float">
            <text:p>50.0232490635</text:p>
          </table:table-cell>
          <table:table-cell office:value-type="float" office:value="239.617834214" calcext:value-type="float">
            <text:p>239.617834214</text:p>
          </table:table-cell>
          <table:table-cell office:value-type="float" office:value="417.175334174" calcext:value-type="float">
            <text:p>417.17533417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9.602048519" calcext:value-type="float">
            <text:p>289.602048519</text:p>
          </table:table-cell>
          <table:table-cell office:value-type="float" office:value="49.7901506334" calcext:value-type="float">
            <text:p>49.7901506334</text:p>
          </table:table-cell>
          <table:table-cell office:value-type="float" office:value="239.811897885" calcext:value-type="float">
            <text:p>239.811897885</text:p>
          </table:table-cell>
          <table:table-cell office:value-type="float" office:value="427.413543808" calcext:value-type="float">
            <text:p>427.413543808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89.621736253" calcext:value-type="float">
            <text:p>289.621736253</text:p>
          </table:table-cell>
          <table:table-cell office:value-type="float" office:value="49.8320173835" calcext:value-type="float">
            <text:p>49.8320173835</text:p>
          </table:table-cell>
          <table:table-cell office:value-type="float" office:value="239.78971887" calcext:value-type="float">
            <text:p>239.78971887</text:p>
          </table:table-cell>
          <table:table-cell office:value-type="float" office:value="437.903016945" calcext:value-type="float">
            <text:p>437.90301694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89.538745146" calcext:value-type="float">
            <text:p>289.538745146</text:p>
          </table:table-cell>
          <table:table-cell office:value-type="float" office:value="49.6766829879" calcext:value-type="float">
            <text:p>49.6766829879</text:p>
          </table:table-cell>
          <table:table-cell office:value-type="float" office:value="239.862062158" calcext:value-type="float">
            <text:p>239.862062158</text:p>
          </table:table-cell>
          <table:table-cell office:value-type="float" office:value="448.649920032" calcext:value-type="float">
            <text:p>448.64992003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89.560667699" calcext:value-type="float">
            <text:p>289.560667699</text:p>
          </table:table-cell>
          <table:table-cell office:value-type="float" office:value="49.6715404421" calcext:value-type="float">
            <text:p>49.6715404421</text:p>
          </table:table-cell>
          <table:table-cell office:value-type="float" office:value="239.889127257" calcext:value-type="float">
            <text:p>239.889127257</text:p>
          </table:table-cell>
          <table:table-cell office:value-type="float" office:value="459.660570847" calcext:value-type="float">
            <text:p>459.66057084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89.205191252" calcext:value-type="float">
            <text:p>289.205191252</text:p>
          </table:table-cell>
          <table:table-cell office:value-type="float" office:value="55.2116873621" calcext:value-type="float">
            <text:p>55.2116873621</text:p>
          </table:table-cell>
          <table:table-cell office:value-type="float" office:value="233.99350389" calcext:value-type="float">
            <text:p>233.99350389</text:p>
          </table:table-cell>
          <table:table-cell office:value-type="float" office:value="470.941442219" calcext:value-type="float">
            <text:p>470.94144221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88.826274399" calcext:value-type="float">
            <text:p>288.826274399</text:p>
          </table:table-cell>
          <table:table-cell office:value-type="float" office:value="55.1174127992" calcext:value-type="float">
            <text:p>55.1174127992</text:p>
          </table:table-cell>
          <table:table-cell office:value-type="float" office:value="233.708861599" calcext:value-type="float">
            <text:p>233.708861599</text:p>
          </table:table-cell>
          <table:table-cell office:value-type="float" office:value="482.499165831" calcext:value-type="float">
            <text:p>482.49916583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88.552753996" calcext:value-type="float">
            <text:p>288.552753996</text:p>
          </table:table-cell>
          <table:table-cell office:value-type="float" office:value="55.041401989" calcext:value-type="float">
            <text:p>55.041401989</text:p>
          </table:table-cell>
          <table:table-cell office:value-type="float" office:value="233.511352007" calcext:value-type="float">
            <text:p>233.511352007</text:p>
          </table:table-cell>
          <table:table-cell office:value-type="float" office:value="494.340536121" calcext:value-type="float">
            <text:p>494.34053612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88.335848675" calcext:value-type="float">
            <text:p>288.335848675</text:p>
          </table:table-cell>
          <table:table-cell office:value-type="float" office:value="54.9648255906" calcext:value-type="float">
            <text:p>54.9648255906</text:p>
          </table:table-cell>
          <table:table-cell office:value-type="float" office:value="233.371023084" calcext:value-type="float">
            <text:p>233.371023084</text:p>
          </table:table-cell>
          <table:table-cell office:value-type="float" office:value="506.472514271" calcext:value-type="float">
            <text:p>506.47251427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88.148332965" calcext:value-type="float">
            <text:p>288.148332965</text:p>
          </table:table-cell>
          <table:table-cell office:value-type="float" office:value="54.8915768661" calcext:value-type="float">
            <text:p>54.8915768661</text:p>
          </table:table-cell>
          <table:table-cell office:value-type="float" office:value="233.256756099" calcext:value-type="float">
            <text:p>233.256756099</text:p>
          </table:table-cell>
          <table:table-cell office:value-type="float" office:value="518.902232305" calcext:value-type="float">
            <text:p>518.90223230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87.978741942" calcext:value-type="float">
            <text:p>287.978741942</text:p>
          </table:table-cell>
          <table:table-cell office:value-type="float" office:value="54.8184201154" calcext:value-type="float">
            <text:p>54.8184201154</text:p>
          </table:table-cell>
          <table:table-cell office:value-type="float" office:value="233.160321827" calcext:value-type="float">
            <text:p>233.160321827</text:p>
          </table:table-cell>
          <table:table-cell office:value-type="float" office:value="531.636997279" calcext:value-type="float">
            <text:p>531.63699727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50.891229397" calcext:value-type="float">
            <text:p>550.891229397</text:p>
          </table:table-cell>
          <table:table-cell office:value-type="float" office:value="108.865836206" calcext:value-type="float">
            <text:p>108.865836206</text:p>
          </table:table-cell>
          <table:table-cell office:value-type="float" office:value="442.025393191" calcext:value-type="float">
            <text:p>442.025393191</text:p>
          </table:table-cell>
          <table:table-cell office:value-type="float" office:value="544.684295575" calcext:value-type="float">
            <text:p>544.68429557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550.88551633" calcext:value-type="float">
            <text:p>550.88551633</text:p>
          </table:table-cell>
          <table:table-cell office:value-type="float" office:value="108.821792119" calcext:value-type="float">
            <text:p>108.821792119</text:p>
          </table:table-cell>
          <table:table-cell office:value-type="float" office:value="442.063724211" calcext:value-type="float">
            <text:p>442.063724211</text:p>
          </table:table-cell>
          <table:table-cell office:value-type="float" office:value="558.051797307" calcext:value-type="float">
            <text:p>558.05179730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550.876597559" calcext:value-type="float">
            <text:p>550.876597559</text:p>
          </table:table-cell>
          <table:table-cell office:value-type="float" office:value="108.663052519" calcext:value-type="float">
            <text:p>108.663052519</text:p>
          </table:table-cell>
          <table:table-cell office:value-type="float" office:value="442.21354504" calcext:value-type="float">
            <text:p>442.21354504</text:p>
          </table:table-cell>
          <table:table-cell office:value-type="float" office:value="571.747360824" calcext:value-type="float">
            <text:p>571.74736082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550.825603746" calcext:value-type="float">
            <text:p>550.825603746</text:p>
          </table:table-cell>
          <table:table-cell office:value-type="float" office:value="108.228803412" calcext:value-type="float">
            <text:p>108.228803412</text:p>
          </table:table-cell>
          <table:table-cell office:value-type="float" office:value="442.596800334" calcext:value-type="float">
            <text:p>442.596800334</text:p>
          </table:table-cell>
          <table:table-cell office:value-type="float" office:value="585.779037334" calcext:value-type="float">
            <text:p>585.77903733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50.793169322" calcext:value-type="float">
            <text:p>550.793169322</text:p>
          </table:table-cell>
          <table:table-cell office:value-type="float" office:value="108.166271792" calcext:value-type="float">
            <text:p>108.166271792</text:p>
          </table:table-cell>
          <table:table-cell office:value-type="float" office:value="442.62689753" calcext:value-type="float">
            <text:p>442.62689753</text:p>
          </table:table-cell>
          <table:table-cell office:value-type="float" office:value="600.155075637" calcext:value-type="float">
            <text:p>600.15507563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550.763860344" calcext:value-type="float">
            <text:p>550.763860344</text:p>
          </table:table-cell>
          <table:table-cell office:value-type="float" office:value="108.115483073" calcext:value-type="float">
            <text:p>108.115483073</text:p>
          </table:table-cell>
          <table:table-cell office:value-type="float" office:value="442.648377271" calcext:value-type="float">
            <text:p>442.648377271</text:p>
          </table:table-cell>
          <table:table-cell office:value-type="float" office:value="614.88392697" calcext:value-type="float">
            <text:p>614.8839269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550.740972215" calcext:value-type="float">
            <text:p>550.740972215</text:p>
          </table:table-cell>
          <table:table-cell office:value-type="float" office:value="108.057890683" calcext:value-type="float">
            <text:p>108.057890683</text:p>
          </table:table-cell>
          <table:table-cell office:value-type="float" office:value="442.683081532" calcext:value-type="float">
            <text:p>442.683081532</text:p>
          </table:table-cell>
          <table:table-cell office:value-type="float" office:value="629.974249979" calcext:value-type="float">
            <text:p>629.97424997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550.720890695" calcext:value-type="float">
            <text:p>550.720890695</text:p>
          </table:table-cell>
          <table:table-cell office:value-type="float" office:value="108.009705816" calcext:value-type="float">
            <text:p>108.009705816</text:p>
          </table:table-cell>
          <table:table-cell office:value-type="float" office:value="442.711184879" calcext:value-type="float">
            <text:p>442.711184879</text:p>
          </table:table-cell>
          <table:table-cell office:value-type="float" office:value="645.434915811" calcext:value-type="float">
            <text:p>645.434915811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550.703146838" calcext:value-type="float">
            <text:p>550.703146838</text:p>
          </table:table-cell>
          <table:table-cell office:value-type="float" office:value="107.956354609" calcext:value-type="float">
            <text:p>107.956354609</text:p>
          </table:table-cell>
          <table:table-cell office:value-type="float" office:value="442.746792229" calcext:value-type="float">
            <text:p>442.746792229</text:p>
          </table:table-cell>
          <table:table-cell office:value-type="float" office:value="661.275013322" calcext:value-type="float">
            <text:p>661.2750133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50.681239732" calcext:value-type="float">
            <text:p>550.681239732</text:p>
          </table:table-cell>
          <table:table-cell office:value-type="float" office:value="107.829433581" calcext:value-type="float">
            <text:p>107.829433581</text:p>
          </table:table-cell>
          <table:table-cell office:value-type="float" office:value="442.851806151" calcext:value-type="float">
            <text:p>442.851806151</text:p>
          </table:table-cell>
          <table:table-cell office:value-type="float" office:value="677.503854428" calcext:value-type="float">
            <text:p>677.50385442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550.588764715" calcext:value-type="float">
            <text:p>550.588764715</text:p>
          </table:table-cell>
          <table:table-cell office:value-type="float" office:value="107.47395402" calcext:value-type="float">
            <text:p>107.47395402</text:p>
          </table:table-cell>
          <table:table-cell office:value-type="float" office:value="443.114810695" calcext:value-type="float">
            <text:p>443.114810695</text:p>
          </table:table-cell>
          <table:table-cell office:value-type="float" office:value="694.130979573" calcext:value-type="float">
            <text:p>694.130979573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50.611204856" calcext:value-type="float">
            <text:p>550.611204856</text:p>
          </table:table-cell>
          <table:table-cell office:value-type="float" office:value="107.3407021" calcext:value-type="float">
            <text:p>107.3407021</text:p>
          </table:table-cell>
          <table:table-cell office:value-type="float" office:value="443.270502756" calcext:value-type="float">
            <text:p>443.270502756</text:p>
          </table:table-cell>
          <table:table-cell office:value-type="float" office:value="711.166163343" calcext:value-type="float">
            <text:p>711.16616334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550.578062827" calcext:value-type="float">
            <text:p>550.578062827</text:p>
          </table:table-cell>
          <table:table-cell office:value-type="float" office:value="107.262566006" calcext:value-type="float">
            <text:p>107.262566006</text:p>
          </table:table-cell>
          <table:table-cell office:value-type="float" office:value="443.31549682" calcext:value-type="float">
            <text:p>443.31549682</text:p>
          </table:table-cell>
          <table:table-cell office:value-type="float" office:value="728.619420206" calcext:value-type="float">
            <text:p>728.61942020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550.54013172" calcext:value-type="float">
            <text:p>550.54013172</text:p>
          </table:table-cell>
          <table:table-cell office:value-type="float" office:value="107.173217209" calcext:value-type="float">
            <text:p>107.173217209</text:p>
          </table:table-cell>
          <table:table-cell office:value-type="float" office:value="443.366914512" calcext:value-type="float">
            <text:p>443.366914512</text:p>
          </table:table-cell>
          <table:table-cell office:value-type="float" office:value="746.501010405" calcext:value-type="float">
            <text:p>746.50101040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50.505215255" calcext:value-type="float">
            <text:p>550.505215255</text:p>
          </table:table-cell>
          <table:table-cell office:value-type="float" office:value="107.085632767" calcext:value-type="float">
            <text:p>107.085632767</text:p>
          </table:table-cell>
          <table:table-cell office:value-type="float" office:value="443.419582488" calcext:value-type="float">
            <text:p>443.419582488</text:p>
          </table:table-cell>
          <table:table-cell office:value-type="float" office:value="764.821445986" calcext:value-type="float">
            <text:p>764.821445986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550.431257071" calcext:value-type="float">
            <text:p>550.431257071</text:p>
          </table:table-cell>
          <table:table-cell office:value-type="float" office:value="106.736071865" calcext:value-type="float">
            <text:p>106.736071865</text:p>
          </table:table-cell>
          <table:table-cell office:value-type="float" office:value="443.695185206" calcext:value-type="float">
            <text:p>443.695185206</text:p>
          </table:table-cell>
          <table:table-cell office:value-type="float" office:value="783.591496981" calcext:value-type="float">
            <text:p>783.59149698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50.366875586" calcext:value-type="float">
            <text:p>550.366875586</text:p>
          </table:table-cell>
          <table:table-cell office:value-type="float" office:value="106.631596658" calcext:value-type="float">
            <text:p>106.631596658</text:p>
          </table:table-cell>
          <table:table-cell office:value-type="float" office:value="443.735278928" calcext:value-type="float">
            <text:p>443.735278928</text:p>
          </table:table-cell>
          <table:table-cell office:value-type="float" office:value="802.822197733" calcext:value-type="float">
            <text:p>802.822197733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550.271222068" calcext:value-type="float">
            <text:p>550.271222068</text:p>
          </table:table-cell>
          <table:table-cell office:value-type="float" office:value="106.170165585" calcext:value-type="float">
            <text:p>106.170165585</text:p>
          </table:table-cell>
          <table:table-cell office:value-type="float" office:value="444.101056483" calcext:value-type="float">
            <text:p>444.101056483</text:p>
          </table:table-cell>
          <table:table-cell office:value-type="float" office:value="822.524853392" calcext:value-type="float">
            <text:p>822.52485339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550.168533144" calcext:value-type="float">
            <text:p>550.168533144</text:p>
          </table:table-cell>
          <table:table-cell office:value-type="float" office:value="105.992449426" calcext:value-type="float">
            <text:p>105.992449426</text:p>
          </table:table-cell>
          <table:table-cell office:value-type="float" office:value="444.176083717" calcext:value-type="float">
            <text:p>444.176083717</text:p>
          </table:table-cell>
          <table:table-cell office:value-type="float" office:value="842.711046552" calcext:value-type="float">
            <text:p>842.71104655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48.687681582" calcext:value-type="float">
            <text:p>548.687681582</text:p>
          </table:table-cell>
          <table:table-cell office:value-type="float" office:value="116.380136051" calcext:value-type="float">
            <text:p>116.380136051</text:p>
          </table:table-cell>
          <table:table-cell office:value-type="float" office:value="432.307545532" calcext:value-type="float">
            <text:p>432.307545532</text:p>
          </table:table-cell>
          <table:table-cell office:value-type="float" office:value="863.392644068" calcext:value-type="float">
            <text:p>863.39264406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546.700615988" calcext:value-type="float">
            <text:p>546.700615988</text:p>
          </table:table-cell>
          <table:table-cell office:value-type="float" office:value="115.840668551" calcext:value-type="float">
            <text:p>115.840668551</text:p>
          </table:table-cell>
          <table:table-cell office:value-type="float" office:value="430.859947437" calcext:value-type="float">
            <text:p>430.859947437</text:p>
          </table:table-cell>
          <table:table-cell office:value-type="float" office:value="884.581804024" calcext:value-type="float">
            <text:p>884.58180402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545.207822399" calcext:value-type="float">
            <text:p>545.207822399</text:p>
          </table:table-cell>
          <table:table-cell office:value-type="float" office:value="115.363161048" calcext:value-type="float">
            <text:p>115.363161048</text:p>
          </table:table-cell>
          <table:table-cell office:value-type="float" office:value="429.844661351" calcext:value-type="float">
            <text:p>429.844661351</text:p>
          </table:table-cell>
          <table:table-cell office:value-type="float" office:value="906.290982888" calcext:value-type="float">
            <text:p>906.290982888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543.929738109" calcext:value-type="float">
            <text:p>543.929738109</text:p>
          </table:table-cell>
          <table:table-cell office:value-type="float" office:value="114.975110486" calcext:value-type="float">
            <text:p>114.975110486</text:p>
          </table:table-cell>
          <table:table-cell office:value-type="float" office:value="428.954627624" calcext:value-type="float">
            <text:p>428.954627624</text:p>
          </table:table-cell>
          <table:table-cell office:value-type="float" office:value="928.53294283" calcext:value-type="float">
            <text:p>928.5329428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42.791671444" calcext:value-type="float">
            <text:p>542.791671444</text:p>
          </table:table-cell>
          <table:table-cell office:value-type="float" office:value="114.649078219" calcext:value-type="float">
            <text:p>114.649078219</text:p>
          </table:table-cell>
          <table:table-cell office:value-type="float" office:value="428.142593225" calcext:value-type="float">
            <text:p>428.142593225</text:p>
          </table:table-cell>
          <table:table-cell office:value-type="float" office:value="951.320759226" calcext:value-type="float">
            <text:p>951.320759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8.58183812" calcext:value-type="float">
            <text:p>1028.58183812</text:p>
          </table:table-cell>
          <table:table-cell office:value-type="float" office:value="221.752086166" calcext:value-type="float">
            <text:p>221.752086166</text:p>
          </table:table-cell>
          <table:table-cell office:value-type="float" office:value="806.829751951" calcext:value-type="float">
            <text:p>806.829751951</text:p>
          </table:table-cell>
          <table:table-cell office:value-type="float" office:value="974.667828344" calcext:value-type="float">
            <text:p>974.66782834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028.67965561" calcext:value-type="float">
            <text:p>1028.67965561</text:p>
          </table:table-cell>
          <table:table-cell office:value-type="float" office:value="221.566071469" calcext:value-type="float">
            <text:p>221.566071469</text:p>
          </table:table-cell>
          <table:table-cell office:value-type="float" office:value="807.113584139" calcext:value-type="float">
            <text:p>807.113584139</text:p>
          </table:table-cell>
          <table:table-cell office:value-type="float" office:value="998.587875221" calcext:value-type="float">
            <text:p>998.58787522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029.00841085" calcext:value-type="float">
            <text:p>1029.00841085</text:p>
          </table:table-cell>
          <table:table-cell office:value-type="float" office:value="221.417804315" calcext:value-type="float">
            <text:p>221.417804315</text:p>
          </table:table-cell>
          <table:table-cell office:value-type="float" office:value="807.590606533" calcext:value-type="float">
            <text:p>807.590606533</text:p>
          </table:table-cell>
          <table:table-cell office:value-type="float" office:value="1023.09496173" calcext:value-type="float">
            <text:p>1023.0949617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029.146072" calcext:value-type="float">
            <text:p>1029.146072</text:p>
          </table:table-cell>
          <table:table-cell office:value-type="float" office:value="220.617572344" calcext:value-type="float">
            <text:p>220.617572344</text:p>
          </table:table-cell>
          <table:table-cell office:value-type="float" office:value="808.528499658" calcext:value-type="float">
            <text:p>808.528499658</text:p>
          </table:table-cell>
          <table:table-cell office:value-type="float" office:value="1048.20349484" calcext:value-type="float">
            <text:p>1048.2034948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029.16087968" calcext:value-type="float">
            <text:p>1029.16087968</text:p>
          </table:table-cell>
          <table:table-cell office:value-type="float" office:value="220.059438403" calcext:value-type="float">
            <text:p>220.059438403</text:p>
          </table:table-cell>
          <table:table-cell office:value-type="float" office:value="809.101441276" calcext:value-type="float">
            <text:p>809.101441276</text:p>
          </table:table-cell>
          <table:table-cell office:value-type="float" office:value="1073.92823511" calcext:value-type="float">
            <text:p>1073.928235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029.07802106" calcext:value-type="float">
            <text:p>1029.07802106</text:p>
          </table:table-cell>
          <table:table-cell office:value-type="float" office:value="219.683813385" calcext:value-type="float">
            <text:p>219.683813385</text:p>
          </table:table-cell>
          <table:table-cell office:value-type="float" office:value="809.394207671" calcext:value-type="float">
            <text:p>809.394207671</text:p>
          </table:table-cell>
          <table:table-cell office:value-type="float" office:value="1100.28430533" calcext:value-type="float">
            <text:p>1100.2843053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029.00683411" calcext:value-type="float">
            <text:p>1029.00683411</text:p>
          </table:table-cell>
          <table:table-cell office:value-type="float" office:value="219.325862796" calcext:value-type="float">
            <text:p>219.325862796</text:p>
          </table:table-cell>
          <table:table-cell office:value-type="float" office:value="809.680971311" calcext:value-type="float">
            <text:p>809.680971311</text:p>
          </table:table-cell>
          <table:table-cell office:value-type="float" office:value="1127.28719944" calcext:value-type="float">
            <text:p>1127.2871994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028.92417585" calcext:value-type="float">
            <text:p>1028.92417585</text:p>
          </table:table-cell>
          <table:table-cell office:value-type="float" office:value="218.972205604" calcext:value-type="float">
            <text:p>218.972205604</text:p>
          </table:table-cell>
          <table:table-cell office:value-type="float" office:value="809.951970242" calcext:value-type="float">
            <text:p>809.951970242</text:p>
          </table:table-cell>
          <table:table-cell office:value-type="float" office:value="1154.95279163" calcext:value-type="float">
            <text:p>1154.9527916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028.82864691" calcext:value-type="float">
            <text:p>1028.82864691</text:p>
          </table:table-cell>
          <table:table-cell office:value-type="float" office:value="218.640115604" calcext:value-type="float">
            <text:p>218.640115604</text:p>
          </table:table-cell>
          <table:table-cell office:value-type="float" office:value="810.188531301" calcext:value-type="float">
            <text:p>810.188531301</text:p>
          </table:table-cell>
          <table:table-cell office:value-type="float" office:value="1183.29734565" calcext:value-type="float">
            <text:p>1183.29734565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028.72673826" calcext:value-type="float">
            <text:p>1028.72673826</text:p>
          </table:table-cell>
          <table:table-cell office:value-type="float" office:value="218.316640056" calcext:value-type="float">
            <text:p>218.316640056</text:p>
          </table:table-cell>
          <table:table-cell office:value-type="float" office:value="810.410098203" calcext:value-type="float">
            <text:p>810.410098203</text:p>
          </table:table-cell>
          <table:table-cell office:value-type="float" office:value="1212.33752442" calcext:value-type="float">
            <text:p>1212.3375244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28.62493258" calcext:value-type="float">
            <text:p>1028.62493258</text:p>
          </table:table-cell>
          <table:table-cell office:value-type="float" office:value="218.016583609" calcext:value-type="float">
            <text:p>218.016583609</text:p>
          </table:table-cell>
          <table:table-cell office:value-type="float" office:value="810.60834897" calcext:value-type="float">
            <text:p>810.60834897</text:p>
          </table:table-cell>
          <table:table-cell office:value-type="float" office:value="1242.09039978" calcext:value-type="float">
            <text:p>1242.0903997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028.41573492" calcext:value-type="float">
            <text:p>1028.41573492</text:p>
          </table:table-cell>
          <table:table-cell office:value-type="float" office:value="216.839593731" calcext:value-type="float">
            <text:p>216.839593731</text:p>
          </table:table-cell>
          <table:table-cell office:value-type="float" office:value="811.576141192" calcext:value-type="float">
            <text:p>811.576141192</text:p>
          </table:table-cell>
          <table:table-cell office:value-type="float" office:value="1272.57346255" calcext:value-type="float">
            <text:p>1272.57346255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028.00383536" calcext:value-type="float">
            <text:p>1028.00383536</text:p>
          </table:table-cell>
          <table:table-cell office:value-type="float" office:value="216.365009338" calcext:value-type="float">
            <text:p>216.365009338</text:p>
          </table:table-cell>
          <table:table-cell office:value-type="float" office:value="811.638826019" calcext:value-type="float">
            <text:p>811.638826019</text:p>
          </table:table-cell>
          <table:table-cell office:value-type="float" office:value="1303.8046328" calcext:value-type="float">
            <text:p>1303.804632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027.65485916" calcext:value-type="float">
            <text:p>1027.65485916</text:p>
          </table:table-cell>
          <table:table-cell office:value-type="float" office:value="215.884207378" calcext:value-type="float">
            <text:p>215.884207378</text:p>
          </table:table-cell>
          <table:table-cell office:value-type="float" office:value="811.77065178" calcext:value-type="float">
            <text:p>811.77065178</text:p>
          </table:table-cell>
          <table:table-cell office:value-type="float" office:value="1335.80227038" calcext:value-type="float">
            <text:p>1335.8022703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027.32569349" calcext:value-type="float">
            <text:p>1027.32569349</text:p>
          </table:table-cell>
          <table:table-cell office:value-type="float" office:value="215.453077192" calcext:value-type="float">
            <text:p>215.453077192</text:p>
          </table:table-cell>
          <table:table-cell office:value-type="float" office:value="811.872616302" calcext:value-type="float">
            <text:p>811.872616302</text:p>
          </table:table-cell>
          <table:table-cell office:value-type="float" office:value="1368.58518574" calcext:value-type="float">
            <text:p>1368.5851857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027.01318415" calcext:value-type="float">
            <text:p>1027.01318415</text:p>
          </table:table-cell>
          <table:table-cell office:value-type="float" office:value="214.868703459" calcext:value-type="float">
            <text:p>214.868703459</text:p>
          </table:table-cell>
          <table:table-cell office:value-type="float" office:value="812.144480691" calcext:value-type="float">
            <text:p>812.144480691</text:p>
          </table:table-cell>
          <table:table-cell office:value-type="float" office:value="1402.17265098" calcext:value-type="float">
            <text:p>1402.1726509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026.36167379" calcext:value-type="float">
            <text:p>1026.36167379</text:p>
          </table:table-cell>
          <table:table-cell office:value-type="float" office:value="213.833658358" calcext:value-type="float">
            <text:p>213.833658358</text:p>
          </table:table-cell>
          <table:table-cell office:value-type="float" office:value="812.528015436" calcext:value-type="float">
            <text:p>812.528015436</text:p>
          </table:table-cell>
          <table:table-cell office:value-type="float" office:value="1436.58441113" calcext:value-type="float">
            <text:p>1436.58441113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025.82503614" calcext:value-type="float">
            <text:p>1025.82503614</text:p>
          </table:table-cell>
          <table:table-cell office:value-type="float" office:value="213.151416858" calcext:value-type="float">
            <text:p>213.151416858</text:p>
          </table:table-cell>
          <table:table-cell office:value-type="float" office:value="812.673619279" calcext:value-type="float">
            <text:p>812.673619279</text:p>
          </table:table-cell>
          <table:table-cell office:value-type="float" office:value="1471.84069584" calcext:value-type="float">
            <text:p>1471.8406958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025.08291285" calcext:value-type="float">
            <text:p>1025.08291285</text:p>
          </table:table-cell>
          <table:table-cell office:value-type="float" office:value="211.941737861" calcext:value-type="float">
            <text:p>211.941737861</text:p>
          </table:table-cell>
          <table:table-cell office:value-type="float" office:value="813.141174988" calcext:value-type="float">
            <text:p>813.141174988</text:p>
          </table:table-cell>
          <table:table-cell office:value-type="float" office:value="1507.96223122" calcext:value-type="float">
            <text:p>1507.9622312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024.16590462" calcext:value-type="float">
            <text:p>1024.16590462</text:p>
          </table:table-cell>
          <table:table-cell office:value-type="float" office:value="210.568880199" calcext:value-type="float">
            <text:p>210.568880199</text:p>
          </table:table-cell>
          <table:table-cell office:value-type="float" office:value="813.597024421" calcext:value-type="float">
            <text:p>813.597024421</text:p>
          </table:table-cell>
          <table:table-cell office:value-type="float" office:value="1544.97025201" calcext:value-type="float">
            <text:p>1544.970252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15.56327791" calcext:value-type="float">
            <text:p>1015.56327791</text:p>
          </table:table-cell>
          <table:table-cell office:value-type="float" office:value="228.176343076" calcext:value-type="float">
            <text:p>228.176343076</text:p>
          </table:table-cell>
          <table:table-cell office:value-type="float" office:value="787.386934839" calcext:value-type="float">
            <text:p>787.386934839</text:p>
          </table:table-cell>
          <table:table-cell office:value-type="float" office:value="1582.88651412" calcext:value-type="float">
            <text:p>1582.8865141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998.775593182" calcext:value-type="float">
            <text:p>998.775593182</text:p>
          </table:table-cell>
          <table:table-cell office:value-type="float" office:value="224.55592972" calcext:value-type="float">
            <text:p>224.55592972</text:p>
          </table:table-cell>
          <table:table-cell office:value-type="float" office:value="774.219663462" calcext:value-type="float">
            <text:p>774.219663462</text:p>
          </table:table-cell>
          <table:table-cell office:value-type="float" office:value="1621.73330738" calcext:value-type="float">
            <text:p>1621.7333073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85.780709709" calcext:value-type="float">
            <text:p>985.780709709</text:p>
          </table:table-cell>
          <table:table-cell office:value-type="float" office:value="221.490129523" calcext:value-type="float">
            <text:p>221.490129523</text:p>
          </table:table-cell>
          <table:table-cell office:value-type="float" office:value="764.290580187" calcext:value-type="float">
            <text:p>764.290580187</text:p>
          </table:table-cell>
          <table:table-cell office:value-type="float" office:value="1661.53346863" calcext:value-type="float">
            <text:p>1661.53346863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974.32434373" calcext:value-type="float">
            <text:p>974.32434373</text:p>
          </table:table-cell>
          <table:table-cell office:value-type="float" office:value="218.822037751" calcext:value-type="float">
            <text:p>218.822037751</text:p>
          </table:table-cell>
          <table:table-cell office:value-type="float" office:value="755.502305979" calcext:value-type="float">
            <text:p>755.502305979</text:p>
          </table:table-cell>
          <table:table-cell office:value-type="float" office:value="1702.31039519" calcext:value-type="float">
            <text:p>1702.3103951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63.886107184" calcext:value-type="float">
            <text:p>963.886107184</text:p>
          </table:table-cell>
          <table:table-cell office:value-type="float" office:value="216.458420199" calcext:value-type="float">
            <text:p>216.458420199</text:p>
          </table:table-cell>
          <table:table-cell office:value-type="float" office:value="747.427686986" calcext:value-type="float">
            <text:p>747.427686986</text:p>
          </table:table-cell>
          <table:table-cell office:value-type="float" office:value="1744.08805858" calcext:value-type="float">
            <text:p>1744.0880585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54.364714957" calcext:value-type="float">
            <text:p>954.364714957</text:p>
          </table:table-cell>
          <table:table-cell office:value-type="float" office:value="214.351677032" calcext:value-type="float">
            <text:p>214.351677032</text:p>
          </table:table-cell>
          <table:table-cell office:value-type="float" office:value="740.013037925" calcext:value-type="float">
            <text:p>740.013037925</text:p>
          </table:table-cell>
          <table:table-cell office:value-type="float" office:value="1786.89101863" calcext:value-type="float">
            <text:p>1786.89101863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806.34852144" calcext:value-type="float">
            <text:p>1806.34852144</text:p>
          </table:table-cell>
          <table:table-cell office:value-type="float" office:value="410.29859404" calcext:value-type="float">
            <text:p>410.29859404</text:p>
          </table:table-cell>
          <table:table-cell office:value-type="float" office:value="1396.0499274" calcext:value-type="float">
            <text:p>1396.0499274</text:p>
          </table:table-cell>
          <table:table-cell office:value-type="float" office:value="1830.74443791" calcext:value-type="float">
            <text:p>1830.74443791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806.20377109" calcext:value-type="float">
            <text:p>1806.20377109</text:p>
          </table:table-cell>
          <table:table-cell office:value-type="float" office:value="409.152754094" calcext:value-type="float">
            <text:p>409.152754094</text:p>
          </table:table-cell>
          <table:table-cell office:value-type="float" office:value="1397.051017" calcext:value-type="float">
            <text:p>1397.051017</text:p>
          </table:table-cell>
          <table:table-cell office:value-type="float" office:value="1875.6740965" calcext:value-type="float">
            <text:p>1875.674096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805.25834091" calcext:value-type="float">
            <text:p>1805.25834091</text:p>
          </table:table-cell>
          <table:table-cell office:value-type="float" office:value="406.430121891" calcext:value-type="float">
            <text:p>406.430121891</text:p>
          </table:table-cell>
          <table:table-cell office:value-type="float" office:value="1398.82821902" calcext:value-type="float">
            <text:p>1398.82821902</text:p>
          </table:table-cell>
          <table:table-cell office:value-type="float" office:value="1921.70640721" calcext:value-type="float">
            <text:p>1921.70640721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802.57017896" calcext:value-type="float">
            <text:p>1802.57017896</text:p>
          </table:table-cell>
          <table:table-cell office:value-type="float" office:value="403.208709417" calcext:value-type="float">
            <text:p>403.208709417</text:p>
          </table:table-cell>
          <table:table-cell office:value-type="float" office:value="1399.36146954" calcext:value-type="float">
            <text:p>1399.36146954</text:p>
          </table:table-cell>
          <table:table-cell office:value-type="float" office:value="1968.86843104" calcext:value-type="float">
            <text:p>1968.8684310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800.03728999" calcext:value-type="float">
            <text:p>1800.03728999</text:p>
          </table:table-cell>
          <table:table-cell office:value-type="float" office:value="400.762051776" calcext:value-type="float">
            <text:p>400.762051776</text:p>
          </table:table-cell>
          <table:table-cell office:value-type="float" office:value="1399.27523821" calcext:value-type="float">
            <text:p>1399.27523821</text:p>
          </table:table-cell>
          <table:table-cell office:value-type="float" office:value="2017.18789311" calcext:value-type="float">
            <text:p>2017.1878931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797.42707508" calcext:value-type="float">
            <text:p>1797.42707508</text:p>
          </table:table-cell>
          <table:table-cell office:value-type="float" office:value="398.584287996" calcext:value-type="float">
            <text:p>398.584287996</text:p>
          </table:table-cell>
          <table:table-cell office:value-type="float" office:value="1398.84278708" calcext:value-type="float">
            <text:p>1398.84278708</text:p>
          </table:table-cell>
          <table:table-cell office:value-type="float" office:value="2066.69319898" calcext:value-type="float">
            <text:p>2066.6931989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794.68183959" calcext:value-type="float">
            <text:p>1794.68183959</text:p>
          </table:table-cell>
          <table:table-cell office:value-type="float" office:value="396.576466969" calcext:value-type="float">
            <text:p>396.576466969</text:p>
          </table:table-cell>
          <table:table-cell office:value-type="float" office:value="1398.10537262" calcext:value-type="float">
            <text:p>1398.10537262</text:p>
          </table:table-cell>
          <table:table-cell office:value-type="float" office:value="2117.41345132" calcext:value-type="float">
            <text:p>2117.4134513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791.77949423" calcext:value-type="float">
            <text:p>1791.77949423</text:p>
          </table:table-cell>
          <table:table-cell office:value-type="float" office:value="394.767848826" calcext:value-type="float">
            <text:p>394.767848826</text:p>
          </table:table-cell>
          <table:table-cell office:value-type="float" office:value="1397.0116454" calcext:value-type="float">
            <text:p>1397.0116454</text:p>
          </table:table-cell>
          <table:table-cell office:value-type="float" office:value="2169.37846703" calcext:value-type="float">
            <text:p>2169.3784670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788.67815825" calcext:value-type="float">
            <text:p>1788.67815825</text:p>
          </table:table-cell>
          <table:table-cell office:value-type="float" office:value="393.05781104" calcext:value-type="float">
            <text:p>393.05781104</text:p>
          </table:table-cell>
          <table:table-cell office:value-type="float" office:value="1395.62034721" calcext:value-type="float">
            <text:p>1395.62034721</text:p>
          </table:table-cell>
          <table:table-cell office:value-type="float" office:value="2222.61879478" calcext:value-type="float">
            <text:p>2222.6187947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785.4427655" calcext:value-type="float">
            <text:p>1785.4427655</text:p>
          </table:table-cell>
          <table:table-cell office:value-type="float" office:value="391.530366758" calcext:value-type="float">
            <text:p>391.530366758</text:p>
          </table:table-cell>
          <table:table-cell office:value-type="float" office:value="1393.91239874" calcext:value-type="float">
            <text:p>1393.91239874</text:p>
          </table:table-cell>
          <table:table-cell office:value-type="float" office:value="2277.16573294" calcext:value-type="float">
            <text:p>2277.1657329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781.38671699" calcext:value-type="float">
            <text:p>1781.38671699</text:p>
          </table:table-cell>
          <table:table-cell office:value-type="float" office:value="388.329889673" calcext:value-type="float">
            <text:p>388.329889673</text:p>
          </table:table-cell>
          <table:table-cell office:value-type="float" office:value="1393.05682732" calcext:value-type="float">
            <text:p>1393.05682732</text:p>
          </table:table-cell>
          <table:table-cell office:value-type="float" office:value="2333.05134801" calcext:value-type="float">
            <text:p>2333.0513480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776.63625132" calcext:value-type="float">
            <text:p>1776.63625132</text:p>
          </table:table-cell>
          <table:table-cell office:value-type="float" office:value="385.740450662" calcext:value-type="float">
            <text:p>385.740450662</text:p>
          </table:table-cell>
          <table:table-cell office:value-type="float" office:value="1390.89580066" calcext:value-type="float">
            <text:p>1390.89580066</text:p>
          </table:table-cell>
          <table:table-cell office:value-type="float" office:value="2390.30849346" calcext:value-type="float">
            <text:p>2390.3084934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771.84040895" calcext:value-type="float">
            <text:p>1771.84040895</text:p>
          </table:table-cell>
          <table:table-cell office:value-type="float" office:value="383.561731053" calcext:value-type="float">
            <text:p>383.561731053</text:p>
          </table:table-cell>
          <table:table-cell office:value-type="float" office:value="1388.2786779" calcext:value-type="float">
            <text:p>1388.2786779</text:p>
          </table:table-cell>
          <table:table-cell office:value-type="float" office:value="2448.97082903" calcext:value-type="float">
            <text:p>2448.9708290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767.27102412" calcext:value-type="float">
            <text:p>1767.27102412</text:p>
          </table:table-cell>
          <table:table-cell office:value-type="float" office:value="381.639818884" calcext:value-type="float">
            <text:p>381.639818884</text:p>
          </table:table-cell>
          <table:table-cell office:value-type="float" office:value="1385.63120523" calcext:value-type="float">
            <text:p>1385.63120523</text:p>
          </table:table-cell>
          <table:table-cell office:value-type="float" office:value="2509.07284053" calcext:value-type="float">
            <text:p>2509.0728405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62.07497323" calcext:value-type="float">
            <text:p>1762.07497323</text:p>
          </table:table-cell>
          <table:table-cell office:value-type="float" office:value="378.329222897" calcext:value-type="float">
            <text:p>378.329222897</text:p>
          </table:table-cell>
          <table:table-cell office:value-type="float" office:value="1383.74575034" calcext:value-type="float">
            <text:p>1383.74575034</text:p>
          </table:table-cell>
          <table:table-cell office:value-type="float" office:value="2570.64986012" calcext:value-type="float">
            <text:p>2570.6498601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755.77316297" calcext:value-type="float">
            <text:p>1755.77316297</text:p>
          </table:table-cell>
          <table:table-cell office:value-type="float" office:value="374.97662697" calcext:value-type="float">
            <text:p>374.97662697</text:p>
          </table:table-cell>
          <table:table-cell office:value-type="float" office:value="1380.796536" calcext:value-type="float">
            <text:p>1380.796536</text:p>
          </table:table-cell>
          <table:table-cell office:value-type="float" office:value="2633.73808707" calcext:value-type="float">
            <text:p>2633.7380870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749.52317976" calcext:value-type="float">
            <text:p>1749.52317976</text:p>
          </table:table-cell>
          <table:table-cell office:value-type="float" office:value="371.901026264" calcext:value-type="float">
            <text:p>371.901026264</text:p>
          </table:table-cell>
          <table:table-cell office:value-type="float" office:value="1377.6221535" calcext:value-type="float">
            <text:p>1377.6221535</text:p>
          </table:table-cell>
          <table:table-cell office:value-type="float" office:value="2698.37460905" calcext:value-type="float">
            <text:p>2698.3746090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741.12741963" calcext:value-type="float">
            <text:p>1741.12741963</text:p>
          </table:table-cell>
          <table:table-cell office:value-type="float" office:value="366.048330904" calcext:value-type="float">
            <text:p>366.048330904</text:p>
          </table:table-cell>
          <table:table-cell office:value-type="float" office:value="1375.07908873" calcext:value-type="float">
            <text:p>1375.07908873</text:p>
          </table:table-cell>
          <table:table-cell office:value-type="float" office:value="2764.5974239" calcext:value-type="float">
            <text:p>2764.5974239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732.53894547" calcext:value-type="float">
            <text:p>1732.53894547</text:p>
          </table:table-cell>
          <table:table-cell office:value-type="float" office:value="360.365315684" calcext:value-type="float">
            <text:p>360.365315684</text:p>
          </table:table-cell>
          <table:table-cell office:value-type="float" office:value="1372.17362979" calcext:value-type="float">
            <text:p>1372.17362979</text:p>
          </table:table-cell>
          <table:table-cell office:value-type="float" office:value="2832.44546202" calcext:value-type="float">
            <text:p>2832.4454620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686.2452735" calcext:value-type="float">
            <text:p>1686.2452735</text:p>
          </table:table-cell>
          <table:table-cell office:value-type="float" office:value="383.018760828" calcext:value-type="float">
            <text:p>383.018760828</text:p>
          </table:table-cell>
          <table:table-cell office:value-type="float" office:value="1303.22651267" calcext:value-type="float">
            <text:p>1303.22651267</text:p>
          </table:table-cell>
          <table:table-cell office:value-type="float" office:value="2901.95860923" calcext:value-type="float">
            <text:p>2901.9586092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567.67497026" calcext:value-type="float">
            <text:p>1567.67497026</text:p>
          </table:table-cell>
          <table:table-cell office:value-type="float" office:value="368.148294879" calcext:value-type="float">
            <text:p>368.148294879</text:p>
          </table:table-cell>
          <table:table-cell office:value-type="float" office:value="1199.52667539" calcext:value-type="float">
            <text:p>1199.52667539</text:p>
          </table:table-cell>
          <table:table-cell office:value-type="float" office:value="2973.17773019" calcext:value-type="float">
            <text:p>2973.17773019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510.87089159" calcext:value-type="float">
            <text:p>1510.87089159</text:p>
          </table:table-cell>
          <table:table-cell office:value-type="float" office:value="358.848327897" calcext:value-type="float">
            <text:p>358.848327897</text:p>
          </table:table-cell>
          <table:table-cell office:value-type="float" office:value="1152.02256369" calcext:value-type="float">
            <text:p>1152.02256369</text:p>
          </table:table-cell>
          <table:table-cell office:value-type="float" office:value="3046.14469249" calcext:value-type="float">
            <text:p>3046.1446924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470.12785276" calcext:value-type="float">
            <text:p>1470.12785276</text:p>
          </table:table-cell>
          <table:table-cell office:value-type="float" office:value="351.854067349" calcext:value-type="float">
            <text:p>351.854067349</text:p>
          </table:table-cell>
          <table:table-cell office:value-type="float" office:value="1118.27378541" calcext:value-type="float">
            <text:p>1118.27378541</text:p>
          </table:table-cell>
          <table:table-cell office:value-type="float" office:value="3120.90239118" calcext:value-type="float">
            <text:p>3120.90239118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436.29770019" calcext:value-type="float">
            <text:p>1436.29770019</text:p>
          </table:table-cell>
          <table:table-cell office:value-type="float" office:value="346.025863652" calcext:value-type="float">
            <text:p>346.025863652</text:p>
          </table:table-cell>
          <table:table-cell office:value-type="float" office:value="1090.27183654" calcext:value-type="float">
            <text:p>1090.27183654</text:p>
          </table:table-cell>
          <table:table-cell office:value-type="float" office:value="3197.49477407" calcext:value-type="float">
            <text:p>3197.4947740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666.48315402" calcext:value-type="float">
            <text:p>2666.48315402</text:p>
          </table:table-cell>
          <table:table-cell office:value-type="float" office:value="651.761361674" calcext:value-type="float">
            <text:p>651.761361674</text:p>
          </table:table-cell>
          <table:table-cell office:value-type="float" office:value="2014.72179234" calcext:value-type="float">
            <text:p>2014.72179234</text:p>
          </table:table-cell>
          <table:table-cell office:value-type="float" office:value="3275.96686749" calcext:value-type="float">
            <text:p>3275.96686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6:18.13503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08:54.009695254</dc:date>
    <meta:editing-duration>PT34M43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28.57% Impedance Mismatch m=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29cm" svg:width="9.129cm" svg:height="4.504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7.63704154237">
                <text:p>7.63704154237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281666">
                <text:p>11.7028281666</text:p>
              </table:table-cell>
              <table:table-cell office:value-type="float" office:value="0.000280634998282">
                <text:p>0.000280634998282</text:p>
              </table:table-cell>
              <table:table-cell office:value-type="float" office:value="11.7025475316">
                <text:p>11.7025475316</text:p>
              </table:table-cell>
              <table:table-cell office:value-type="float" office:value="7.82446784944">
                <text:p>7.82446784944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7618053">
                <text:p>11.7027618053</text:p>
              </table:table-cell>
              <table:table-cell office:value-type="float" office:value="0.0020119343144">
                <text:p>0.0020119343144</text:p>
              </table:table-cell>
              <table:table-cell office:value-type="float" office:value="11.700749871">
                <text:p>11.700749871</text:p>
              </table:table-cell>
              <table:table-cell office:value-type="float" office:value="8.01649392469">
                <text:p>8.0164939246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760709">
                <text:p>11.7026760709</text:p>
              </table:table-cell>
              <table:table-cell office:value-type="float" office:value="0.00605748125468">
                <text:p>0.00605748125468</text:p>
              </table:table-cell>
              <table:table-cell office:value-type="float" office:value="11.6966185896">
                <text:p>11.6966185896</text:p>
              </table:table-cell>
              <table:table-cell office:value-type="float" office:value="8.21323265443">
                <text:p>8.2132326544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5860305">
                <text:p>11.7025860305</text:p>
              </table:table-cell>
              <table:table-cell office:value-type="float" office:value="0.012765254185">
                <text:p>0.012765254185</text:p>
              </table:table-cell>
              <table:table-cell office:value-type="float" office:value="11.6898207764">
                <text:p>11.6898207764</text:p>
              </table:table-cell>
              <table:table-cell office:value-type="float" office:value="8.41479969541">
                <text:p>8.4147996954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5027824">
                <text:p>11.7025027824</text:p>
              </table:table-cell>
              <table:table-cell office:value-type="float" office:value="0.0220932969338">
                <text:p>0.0220932969338</text:p>
              </table:table-cell>
              <table:table-cell office:value-type="float" office:value="11.6804094854">
                <text:p>11.6804094854</text:p>
              </table:table-cell>
              <table:table-cell office:value-type="float" office:value="8.62131354282">
                <text:p>8.6213135428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340038">
                <text:p>11.7024340038</text:p>
              </table:table-cell>
              <table:table-cell office:value-type="float" office:value="0.033719296284">
                <text:p>0.033719296284</text:p>
              </table:table-cell>
              <table:table-cell office:value-type="float" office:value="11.6687147075">
                <text:p>11.6687147075</text:p>
              </table:table-cell>
              <table:table-cell office:value-type="float" office:value="8.83289559989">
                <text:p>8.8328955998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3844519">
                <text:p>11.7023844519</text:p>
              </table:table-cell>
              <table:table-cell office:value-type="float" office:value="0.0471349913354">
                <text:p>0.0471349913354</text:p>
              </table:table-cell>
              <table:table-cell office:value-type="float" office:value="11.6552494606">
                <text:p>11.6552494606</text:p>
              </table:table-cell>
              <table:table-cell office:value-type="float" office:value="9.04967024933">
                <text:p>9.0496702493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3564435">
                <text:p>11.7023564435</text:p>
              </table:table-cell>
              <table:table-cell office:value-type="float" office:value="0.0617262920889">
                <text:p>0.0617262920889</text:p>
              </table:table-cell>
              <table:table-cell office:value-type="float" office:value="11.6406301514">
                <text:p>11.6406301514</text:p>
              </table:table-cell>
              <table:table-cell office:value-type="float" office:value="9.27176492639">
                <text:p>9.2717649263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50266">
                <text:p>11.702350266</text:p>
              </table:table-cell>
              <table:table-cell office:value-type="float" office:value="0.0768400268221">
                <text:p>0.0768400268221</text:p>
              </table:table-cell>
              <table:table-cell office:value-type="float" office:value="11.6255102391">
                <text:p>11.6255102391</text:p>
              </table:table-cell>
              <table:table-cell office:value-type="float" office:value="9.49931019384">
                <text:p>9.4993101938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3646">
                <text:p>11.7023646</text:p>
              </table:table-cell>
              <table:table-cell office:value-type="float" office:value="0.091838214608">
                <text:p>0.091838214608</text:p>
              </table:table-cell>
              <table:table-cell office:value-type="float" office:value="11.6105263854">
                <text:p>11.6105263854</text:p>
              </table:table-cell>
              <table:table-cell office:value-type="float" office:value="9.73243981865">
                <text:p>9.7324398186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3969018">
                <text:p>11.7023969018</text:p>
              </table:table-cell>
              <table:table-cell office:value-type="float" office:value="0.106140758217">
                <text:p>0.106140758217</text:p>
              </table:table-cell>
              <table:table-cell office:value-type="float" office:value="11.5962561436">
                <text:p>11.5962561436</text:p>
              </table:table-cell>
              <table:table-cell office:value-type="float" office:value="9.97129085068">
                <text:p>9.9712908506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437169">
                <text:p>11.7024437169</text:p>
              </table:table-cell>
              <table:table-cell office:value-type="float" office:value="0.119257468976">
                <text:p>0.119257468976</text:p>
              </table:table-cell>
              <table:table-cell office:value-type="float" office:value="11.5831862479">
                <text:p>11.5831862479</text:p>
              </table:table-cell>
              <table:table-cell office:value-type="float" office:value="10.2160037032">
                <text:p>10.216003703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010254">
                <text:p>11.7025010254</text:p>
              </table:table-cell>
              <table:table-cell office:value-type="float" office:value="0.130810326295">
                <text:p>0.130810326295</text:p>
              </table:table-cell>
              <table:table-cell office:value-type="float" office:value="11.5716906991">
                <text:p>11.5716906991</text:p>
              </table:table-cell>
              <table:table-cell office:value-type="float" office:value="10.4667222356">
                <text:p>10.466722235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5644913">
                <text:p>11.7025644913</text:p>
              </table:table-cell>
              <table:table-cell office:value-type="float" office:value="0.140546854668">
                <text:p>0.140546854668</text:p>
              </table:table-cell>
              <table:table-cell office:value-type="float" office:value="11.5620176366">
                <text:p>11.5620176366</text:p>
              </table:table-cell>
              <table:table-cell office:value-type="float" office:value="10.7235938376">
                <text:p>10.723593837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297366">
                <text:p>11.7026297366</text:p>
              </table:table-cell>
              <table:table-cell office:value-type="float" office:value="0.14834555092">
                <text:p>0.14834555092</text:p>
              </table:table-cell>
              <table:table-cell office:value-type="float" office:value="11.5542841857">
                <text:p>11.5542841857</text:p>
              </table:table-cell>
              <table:table-cell office:value-type="float" office:value="10.9867695164">
                <text:p>10.986769516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692541">
                <text:p>11.702692541</text:p>
              </table:table-cell>
              <table:table-cell office:value-type="float" office:value="0.15421423503">
                <text:p>0.15421423503</text:p>
              </table:table-cell>
              <table:table-cell office:value-type="float" office:value="11.5484783059">
                <text:p>11.5484783059</text:p>
              </table:table-cell>
              <table:table-cell office:value-type="float" office:value="11.2564039849">
                <text:p>11.2564039849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7490748">
                <text:p>11.7027490748</text:p>
              </table:table-cell>
              <table:table-cell office:value-type="float" office:value="0.158282225204">
                <text:p>0.158282225204</text:p>
              </table:table-cell>
              <table:table-cell office:value-type="float" office:value="11.5444668496">
                <text:p>11.5444668496</text:p>
              </table:table-cell>
              <table:table-cell office:value-type="float" office:value="11.5326557531">
                <text:p>11.532655753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59642">
                <text:p>11.7027959642</text:p>
              </table:table-cell>
              <table:table-cell office:value-type="float" office:value="0.160787304503">
                <text:p>0.160787304503</text:p>
              </table:table-cell>
              <table:table-cell office:value-type="float" office:value="11.5420086597">
                <text:p>11.5420086597</text:p>
              </table:table-cell>
              <table:table-cell office:value-type="float" office:value="11.815687221">
                <text:p>11.81568722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305436">
                <text:p>11.7028305436</text:p>
              </table:table-cell>
              <table:table-cell office:value-type="float" office:value="0.162058248377">
                <text:p>0.162058248377</text:p>
              </table:table-cell>
              <table:table-cell office:value-type="float" office:value="11.5407722953">
                <text:p>11.5407722953</text:p>
              </table:table-cell>
              <table:table-cell office:value-type="float" office:value="12.1056647744">
                <text:p>12.105664774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08695">
                <text:p>11.7028508695</text:p>
              </table:table-cell>
              <table:table-cell office:value-type="float" office:value="0.162493950665">
                <text:p>0.162493950665</text:p>
              </table:table-cell>
              <table:table-cell office:value-type="float" office:value="11.5403569189">
                <text:p>11.5403569189</text:p>
              </table:table-cell>
              <table:table-cell office:value-type="float" office:value="12.4027588822">
                <text:p>12.402758882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8077">
                <text:p>11.7028558077</text:p>
              </table:table-cell>
              <table:table-cell office:value-type="float" office:value="0.162539995398">
                <text:p>0.162539995398</text:p>
              </table:table-cell>
              <table:table-cell office:value-type="float" office:value="11.5403158123">
                <text:p>11.5403158123</text:p>
              </table:table-cell>
              <table:table-cell office:value-type="float" office:value="12.7071441971">
                <text:p>12.707144197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450932">
                <text:p>11.7028450932</text:p>
              </table:table-cell>
              <table:table-cell office:value-type="float" office:value="0.162663517185">
                <text:p>0.162663517185</text:p>
              </table:table-cell>
              <table:table-cell office:value-type="float" office:value="11.540181576">
                <text:p>11.540181576</text:p>
              </table:table-cell>
              <table:table-cell office:value-type="float" office:value="13.0189996581">
                <text:p>13.018999658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304762">
                <text:p>11.7028304762</text:p>
              </table:table-cell>
              <table:table-cell office:value-type="float" office:value="0.163333785586">
                <text:p>0.163333785586</text:p>
              </table:table-cell>
              <table:table-cell office:value-type="float" office:value="11.5394966906">
                <text:p>11.5394966906</text:p>
              </table:table-cell>
              <table:table-cell office:value-type="float" office:value="13.3385085954">
                <text:p>13.338508595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921875">
                <text:p>11.7029921875</text:p>
              </table:table-cell>
              <table:table-cell office:value-type="float" office:value="0.165520019934">
                <text:p>0.165520019934</text:p>
              </table:table-cell>
              <table:table-cell office:value-type="float" office:value="11.5374721676">
                <text:p>11.5374721676</text:p>
              </table:table-cell>
              <table:table-cell office:value-type="float" office:value="13.6658588389">
                <text:p>13.665858838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33097646">
                <text:p>11.7033097646</text:p>
              </table:table-cell>
              <table:table-cell office:value-type="float" office:value="0.17076169255">
                <text:p>0.17076169255</text:p>
              </table:table-cell>
              <table:table-cell office:value-type="float" office:value="11.532548072">
                <text:p>11.532548072</text:p>
              </table:table-cell>
              <table:table-cell office:value-type="float" office:value="14.0012428277">
                <text:p>14.001242827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4.2934708781">
                <text:p>14.2934708781</text:p>
              </table:table-cell>
              <table:table-cell office:value-type="float" office:value="0.483553786709">
                <text:p>0.483553786709</text:p>
              </table:table-cell>
              <table:table-cell office:value-type="float" office:value="13.8099170914">
                <text:p>13.8099170914</text:p>
              </table:table-cell>
              <table:table-cell office:value-type="float" office:value="14.344857724">
                <text:p>14.34485772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4.2949875721">
                <text:p>14.2949875721</text:p>
              </table:table-cell>
              <table:table-cell office:value-type="float" office:value="0.526156581941">
                <text:p>0.526156581941</text:p>
              </table:table-cell>
              <table:table-cell office:value-type="float" office:value="13.7688309901">
                <text:p>13.7688309901</text:p>
              </table:table-cell>
              <table:table-cell office:value-type="float" office:value="14.6969055286">
                <text:p>14.696905528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4.2962805163">
                <text:p>14.2962805163</text:p>
              </table:table-cell>
              <table:table-cell office:value-type="float" office:value="0.579642823465">
                <text:p>0.579642823465</text:p>
              </table:table-cell>
              <table:table-cell office:value-type="float" office:value="13.7166376928">
                <text:p>13.7166376928</text:p>
              </table:table-cell>
              <table:table-cell office:value-type="float" office:value="15.0575931998">
                <text:p>15.057593199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4.2968263764">
                <text:p>14.2968263764</text:p>
              </table:table-cell>
              <table:table-cell office:value-type="float" office:value="0.639607594956">
                <text:p>0.639607594956</text:p>
              </table:table-cell>
              <table:table-cell office:value-type="float" office:value="13.6572187814">
                <text:p>13.6572187814</text:p>
              </table:table-cell>
              <table:table-cell office:value-type="float" office:value="15.4271327749">
                <text:p>15.42713277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4.2962674805">
                <text:p>14.2962674805</text:p>
              </table:table-cell>
              <table:table-cell office:value-type="float" office:value="0.699420566035">
                <text:p>0.699420566035</text:p>
              </table:table-cell>
              <table:table-cell office:value-type="float" office:value="13.5968469145">
                <text:p>13.5968469145</text:p>
              </table:table-cell>
              <table:table-cell office:value-type="float" office:value="15.8057414952">
                <text:p>15.805741495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4.2944947581">
                <text:p>14.2944947581</text:p>
              </table:table-cell>
              <table:table-cell office:value-type="float" office:value="0.751551919511">
                <text:p>0.751551919511</text:p>
              </table:table-cell>
              <table:table-cell office:value-type="float" office:value="13.5429428386">
                <text:p>13.5429428386</text:p>
              </table:table-cell>
              <table:table-cell office:value-type="float" office:value="16.1936419331">
                <text:p>16.193641933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4.2917647787">
                <text:p>14.2917647787</text:p>
              </table:table-cell>
              <table:table-cell office:value-type="float" office:value="0.789356972095">
                <text:p>0.789356972095</text:p>
              </table:table-cell>
              <table:table-cell office:value-type="float" office:value="13.5024078066">
                <text:p>13.5024078066</text:p>
              </table:table-cell>
              <table:table-cell office:value-type="float" office:value="16.5910621238">
                <text:p>16.591062123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.2888543834">
                <text:p>14.2888543834</text:p>
              </table:table-cell>
              <table:table-cell office:value-type="float" office:value="0.809721266023">
                <text:p>0.809721266023</text:p>
              </table:table-cell>
              <table:table-cell office:value-type="float" office:value="13.4791331174">
                <text:p>13.4791331174</text:p>
              </table:table-cell>
              <table:table-cell office:value-type="float" office:value="16.9982356984">
                <text:p>16.998235698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4.2872352068">
                <text:p>14.2872352068</text:p>
              </table:table-cell>
              <table:table-cell office:value-type="float" office:value="0.81663959357">
                <text:p>0.81663959357</text:p>
              </table:table-cell>
              <table:table-cell office:value-type="float" office:value="13.4705956132">
                <text:p>13.4705956132</text:p>
              </table:table-cell>
              <table:table-cell office:value-type="float" office:value="17.415402022">
                <text:p>17.41540202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4.287101234">
                <text:p>14.287101234</text:p>
              </table:table-cell>
              <table:table-cell office:value-type="float" office:value="0.821006261726">
                <text:p>0.821006261726</text:p>
              </table:table-cell>
              <table:table-cell office:value-type="float" office:value="13.4660949723">
                <text:p>13.4660949723</text:p>
              </table:table-cell>
              <table:table-cell office:value-type="float" office:value="17.8428063342">
                <text:p>17.842806334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2869659897">
                <text:p>14.2869659897</text:p>
              </table:table-cell>
              <table:table-cell office:value-type="float" office:value="0.825171372242">
                <text:p>0.825171372242</text:p>
              </table:table-cell>
              <table:table-cell office:value-type="float" office:value="13.4617946174">
                <text:p>13.4617946174</text:p>
              </table:table-cell>
              <table:table-cell office:value-type="float" office:value="18.2806998929">
                <text:p>18.2806998929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.2868404661">
                <text:p>14.2868404661</text:p>
              </table:table-cell>
              <table:table-cell office:value-type="float" office:value="0.828929488963">
                <text:p>0.828929488963</text:p>
              </table:table-cell>
              <table:table-cell office:value-type="float" office:value="13.4579109772">
                <text:p>13.4579109772</text:p>
              </table:table-cell>
              <table:table-cell office:value-type="float" office:value="18.7293401226">
                <text:p>18.729340122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4.2867296397">
                <text:p>14.2867296397</text:p>
              </table:table-cell>
              <table:table-cell office:value-type="float" office:value="0.832268310587">
                <text:p>0.832268310587</text:p>
              </table:table-cell>
              <table:table-cell office:value-type="float" office:value="13.4544613291">
                <text:p>13.4544613291</text:p>
              </table:table-cell>
              <table:table-cell office:value-type="float" office:value="19.1889907653">
                <text:p>19.188990765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2866496094">
                <text:p>14.2866496094</text:p>
              </table:table-cell>
              <table:table-cell office:value-type="float" office:value="0.835361890168">
                <text:p>0.835361890168</text:p>
              </table:table-cell>
              <table:table-cell office:value-type="float" office:value="13.4512877192">
                <text:p>13.4512877192</text:p>
              </table:table-cell>
              <table:table-cell office:value-type="float" office:value="19.6599220357">
                <text:p>19.659922035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4.2865900658">
                <text:p>14.2865900658</text:p>
              </table:table-cell>
              <table:table-cell office:value-type="float" office:value="0.839066651388">
                <text:p>0.839066651388</text:p>
              </table:table-cell>
              <table:table-cell office:value-type="float" office:value="13.4475234144">
                <text:p>13.4475234144</text:p>
              </table:table-cell>
              <table:table-cell office:value-type="float" office:value="20.1424107801">
                <text:p>20.142410780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4.2865198389">
                <text:p>14.2865198389</text:p>
              </table:table-cell>
              <table:table-cell office:value-type="float" office:value="0.843095165536">
                <text:p>0.843095165536</text:p>
              </table:table-cell>
              <table:table-cell office:value-type="float" office:value="13.4434246734">
                <text:p>13.4434246734</text:p>
              </table:table-cell>
              <table:table-cell office:value-type="float" office:value="20.636740639">
                <text:p>20.63674063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2864442125">
                <text:p>14.2864442125</text:p>
              </table:table-cell>
              <table:table-cell office:value-type="float" office:value="0.847012868218">
                <text:p>0.847012868218</text:p>
              </table:table-cell>
              <table:table-cell office:value-type="float" office:value="13.4394313443">
                <text:p>13.4394313443</text:p>
              </table:table-cell>
              <table:table-cell office:value-type="float" office:value="21.143202214">
                <text:p>21.14320221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.2863661362">
                <text:p>14.2863661362</text:p>
              </table:table-cell>
              <table:table-cell office:value-type="float" office:value="0.850531396535">
                <text:p>0.850531396535</text:p>
              </table:table-cell>
              <table:table-cell office:value-type="float" office:value="13.4358347397">
                <text:p>13.4358347397</text:p>
              </table:table-cell>
              <table:table-cell office:value-type="float" office:value="21.6620932386">
                <text:p>21.662093238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4.286289147">
                <text:p>14.286289147</text:p>
              </table:table-cell>
              <table:table-cell office:value-type="float" office:value="0.853482267356">
                <text:p>0.853482267356</text:p>
              </table:table-cell>
              <table:table-cell office:value-type="float" office:value="13.4328068796">
                <text:p>13.4328068796</text:p>
              </table:table-cell>
              <table:table-cell office:value-type="float" office:value="22.1937187531">
                <text:p>22.193718753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2862155028">
                <text:p>14.2862155028</text:p>
              </table:table-cell>
              <table:table-cell office:value-type="float" office:value="0.855799451603">
                <text:p>0.855799451603</text:p>
              </table:table-cell>
              <table:table-cell office:value-type="float" office:value="13.4304160512">
                <text:p>13.4304160512</text:p>
              </table:table-cell>
              <table:table-cell office:value-type="float" office:value="22.7383912841">
                <text:p>22.738391284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.2861472185">
                <text:p>14.2861472185</text:p>
              </table:table-cell>
              <table:table-cell office:value-type="float" office:value="0.857499319663">
                <text:p>0.857499319663</text:p>
              </table:table-cell>
              <table:table-cell office:value-type="float" office:value="13.4286478988">
                <text:p>13.4286478988</text:p>
              </table:table-cell>
              <table:table-cell office:value-type="float" office:value="23.2964310281">
                <text:p>23.296431028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4.2864884387">
                <text:p>14.2864884387</text:p>
              </table:table-cell>
              <table:table-cell office:value-type="float" office:value="0.859087286693">
                <text:p>0.859087286693</text:p>
              </table:table-cell>
              <table:table-cell office:value-type="float" office:value="13.427401152">
                <text:p>13.427401152</text:p>
              </table:table-cell>
              <table:table-cell office:value-type="float" office:value="23.8681660398">
                <text:p>23.868166039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2860264225">
                <text:p>14.2860264225</text:p>
              </table:table-cell>
              <table:table-cell office:value-type="float" office:value="0.864915720234">
                <text:p>0.864915720234</text:p>
              </table:table-cell>
              <table:table-cell office:value-type="float" office:value="13.4211107022">
                <text:p>13.4211107022</text:p>
              </table:table-cell>
              <table:table-cell office:value-type="float" office:value="24.453932425">
                <text:p>24.45393242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4.2857014184">
                <text:p>14.2857014184</text:p>
              </table:table-cell>
              <table:table-cell office:value-type="float" office:value="0.867001802202">
                <text:p>0.867001802202</text:p>
              </table:table-cell>
              <table:table-cell office:value-type="float" office:value="13.4186996162">
                <text:p>13.4186996162</text:p>
              </table:table-cell>
              <table:table-cell office:value-type="float" office:value="25.0540745379">
                <text:p>25.05407453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90024562">
                <text:p>22.90024562</text:p>
              </table:table-cell>
              <table:table-cell office:value-type="float" office:value="1.54657629785">
                <text:p>1.54657629785</text:p>
              </table:table-cell>
              <table:table-cell office:value-type="float" office:value="21.3536693221">
                <text:p>21.3536693221</text:p>
              </table:table-cell>
              <table:table-cell office:value-type="float" office:value="25.6689451841">
                <text:p>25.668945184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8993361766">
                <text:p>22.8993361766</text:p>
              </table:table-cell>
              <table:table-cell office:value-type="float" office:value="1.55415542578">
                <text:p>1.55415542578</text:p>
              </table:table-cell>
              <table:table-cell office:value-type="float" office:value="21.3451807508">
                <text:p>21.3451807508</text:p>
              </table:table-cell>
              <table:table-cell office:value-type="float" office:value="26.2989058273">
                <text:p>26.298905827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8985036798">
                <text:p>22.8985036798</text:p>
              </table:table-cell>
              <table:table-cell office:value-type="float" office:value="1.56506427379">
                <text:p>1.56506427379</text:p>
              </table:table-cell>
              <table:table-cell office:value-type="float" office:value="21.3334394061">
                <text:p>21.3334394061</text:p>
              </table:table-cell>
              <table:table-cell office:value-type="float" office:value="26.9443268024">
                <text:p>26.944326802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8978963604">
                <text:p>22.8978963604</text:p>
              </table:table-cell>
              <table:table-cell office:value-type="float" office:value="1.57082897916">
                <text:p>1.57082897916</text:p>
              </table:table-cell>
              <table:table-cell office:value-type="float" office:value="21.3270673813">
                <text:p>21.3270673813</text:p>
              </table:table-cell>
              <table:table-cell office:value-type="float" office:value="27.6055875329">
                <text:p>27.605587532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8974327945">
                <text:p>22.8974327945</text:p>
              </table:table-cell>
              <table:table-cell office:value-type="float" office:value="1.5741233721">
                <text:p>1.5741233721</text:p>
              </table:table-cell>
              <table:table-cell office:value-type="float" office:value="21.3233094224">
                <text:p>21.3233094224</text:p>
              </table:table-cell>
              <table:table-cell office:value-type="float" office:value="28.283076754">
                <text:p>28.28307675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8970945542">
                <text:p>22.8970945542</text:p>
              </table:table-cell>
              <table:table-cell office:value-type="float" office:value="1.57491169101">
                <text:p>1.57491169101</text:p>
              </table:table-cell>
              <table:table-cell office:value-type="float" office:value="21.3221828632">
                <text:p>21.3221828632</text:p>
              </table:table-cell>
              <table:table-cell office:value-type="float" office:value="28.9771927411">
                <text:p>28.977192741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8968971421">
                <text:p>22.8968971421</text:p>
              </table:table-cell>
              <table:table-cell office:value-type="float" office:value="1.5732846382">
                <text:p>1.5732846382</text:p>
              </table:table-cell>
              <table:table-cell office:value-type="float" office:value="21.3236125039">
                <text:p>21.3236125039</text:p>
              </table:table-cell>
              <table:table-cell office:value-type="float" office:value="29.6883435441">
                <text:p>29.688343544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8967600653">
                <text:p>22.8967600653</text:p>
              </table:table-cell>
              <table:table-cell office:value-type="float" office:value="1.57032243493">
                <text:p>1.57032243493</text:p>
              </table:table-cell>
              <table:table-cell office:value-type="float" office:value="21.3264376304">
                <text:p>21.3264376304</text:p>
              </table:table-cell>
              <table:table-cell office:value-type="float" office:value="30.4169472269">
                <text:p>30.416947226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8966816862">
                <text:p>22.8966816862</text:p>
              </table:table-cell>
              <table:table-cell office:value-type="float" office:value="1.56819825814">
                <text:p>1.56819825814</text:p>
              </table:table-cell>
              <table:table-cell office:value-type="float" office:value="21.3284834281">
                <text:p>21.3284834281</text:p>
              </table:table-cell>
              <table:table-cell office:value-type="float" office:value="31.1634321137">
                <text:p>31.163432113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8966622339">
                <text:p>22.8966622339</text:p>
              </table:table-cell>
              <table:table-cell office:value-type="float" office:value="1.56758027627">
                <text:p>1.56758027627</text:p>
              </table:table-cell>
              <table:table-cell office:value-type="float" office:value="21.3290819577">
                <text:p>21.3290819577</text:p>
              </table:table-cell>
              <table:table-cell office:value-type="float" office:value="31.9282370404">
                <text:p>31.928237040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9141983343">
                <text:p>22.9141983343</text:p>
              </table:table-cell>
              <table:table-cell office:value-type="float" office:value="1.62194649263">
                <text:p>1.62194649263</text:p>
              </table:table-cell>
              <table:table-cell office:value-type="float" office:value="21.2922518417">
                <text:p>21.2922518417</text:p>
              </table:table-cell>
              <table:table-cell office:value-type="float" office:value="32.7118116127">
                <text:p>32.711811612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2.922985943">
                <text:p>22.922985943</text:p>
              </table:table-cell>
              <table:table-cell office:value-type="float" office:value="1.73700716755">
                <text:p>1.73700716755</text:p>
              </table:table-cell>
              <table:table-cell office:value-type="float" office:value="21.1859787754">
                <text:p>21.1859787754</text:p>
              </table:table-cell>
              <table:table-cell office:value-type="float" office:value="33.5146164703">
                <text:p>33.514616470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9208500025">
                <text:p>22.9208500025</text:p>
              </table:table-cell>
              <table:table-cell office:value-type="float" office:value="1.87459677221">
                <text:p>1.87459677221</text:p>
              </table:table-cell>
              <table:table-cell office:value-type="float" office:value="21.0462532303">
                <text:p>21.0462532303</text:p>
              </table:table-cell>
              <table:table-cell office:value-type="float" office:value="34.3371235581">
                <text:p>34.337123558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9060825653">
                <text:p>22.9060825653</text:p>
              </table:table-cell>
              <table:table-cell office:value-type="float" office:value="1.96891019952">
                <text:p>1.96891019952</text:p>
              </table:table-cell>
              <table:table-cell office:value-type="float" office:value="20.9371723657">
                <text:p>20.9371723657</text:p>
              </table:table-cell>
              <table:table-cell office:value-type="float" office:value="35.179816403">
                <text:p>35.17981640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8930027239">
                <text:p>22.8930027239</text:p>
              </table:table-cell>
              <table:table-cell office:value-type="float" office:value="1.98707610491">
                <text:p>1.98707610491</text:p>
              </table:table-cell>
              <table:table-cell office:value-type="float" office:value="20.905926619">
                <text:p>20.905926619</text:p>
              </table:table-cell>
              <table:table-cell office:value-type="float" office:value="36.0431903988">
                <text:p>36.043190398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8923395526">
                <text:p>22.8923395526</text:p>
              </table:table-cell>
              <table:table-cell office:value-type="float" office:value="1.99731315386">
                <text:p>1.99731315386</text:p>
              </table:table-cell>
              <table:table-cell office:value-type="float" office:value="20.8950263987">
                <text:p>20.8950263987</text:p>
              </table:table-cell>
              <table:table-cell office:value-type="float" office:value="36.9277530968">
                <text:p>36.927753096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8917734616">
                <text:p>22.8917734616</text:p>
              </table:table-cell>
              <table:table-cell office:value-type="float" office:value="2.01933040952">
                <text:p>2.01933040952</text:p>
              </table:table-cell>
              <table:table-cell office:value-type="float" office:value="20.872443052">
                <text:p>20.872443052</text:p>
              </table:table-cell>
              <table:table-cell office:value-type="float" office:value="37.8340245048">
                <text:p>37.834024504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8915097678">
                <text:p>22.8915097678</text:p>
              </table:table-cell>
              <table:table-cell office:value-type="float" office:value="2.04301510655">
                <text:p>2.04301510655</text:p>
              </table:table-cell>
              <table:table-cell office:value-type="float" office:value="20.8484946612">
                <text:p>20.8484946612</text:p>
              </table:table-cell>
              <table:table-cell office:value-type="float" office:value="38.7625373923">
                <text:p>38.762537392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8913082115">
                <text:p>22.8913082115</text:p>
              </table:table-cell>
              <table:table-cell office:value-type="float" office:value="2.05165669107">
                <text:p>2.05165669107</text:p>
              </table:table-cell>
              <table:table-cell office:value-type="float" office:value="20.8396515204">
                <text:p>20.8396515204</text:p>
              </table:table-cell>
              <table:table-cell office:value-type="float" office:value="39.7138376041">
                <text:p>39.713837604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8909875205">
                <text:p>22.8909875205</text:p>
              </table:table-cell>
              <table:table-cell office:value-type="float" office:value="2.04292343814">
                <text:p>2.04292343814</text:p>
              </table:table-cell>
              <table:table-cell office:value-type="float" office:value="20.8480640823">
                <text:p>20.8480640823</text:p>
              </table:table-cell>
              <table:table-cell office:value-type="float" office:value="40.6884843807">
                <text:p>40.68848438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8906309809">
                <text:p>22.8906309809</text:p>
              </table:table-cell>
              <table:table-cell office:value-type="float" office:value="2.01992835973">
                <text:p>2.01992835973</text:p>
              </table:table-cell>
              <table:table-cell office:value-type="float" office:value="20.8707026212">
                <text:p>20.8707026212</text:p>
              </table:table-cell>
              <table:table-cell office:value-type="float" office:value="41.6870506875">
                <text:p>41.687050687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8908952627">
                <text:p>22.8908952627</text:p>
              </table:table-cell>
              <table:table-cell office:value-type="float" office:value="1.98811200524">
                <text:p>1.98811200524</text:p>
              </table:table-cell>
              <table:table-cell office:value-type="float" office:value="20.9027832574">
                <text:p>20.9027832574</text:p>
              </table:table-cell>
              <table:table-cell office:value-type="float" office:value="42.7101235515">
                <text:p>42.710123551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8895388306">
                <text:p>22.8895388306</text:p>
              </table:table-cell>
              <table:table-cell office:value-type="float" office:value="1.99313249434">
                <text:p>1.99313249434</text:p>
              </table:table-cell>
              <table:table-cell office:value-type="float" office:value="20.8964063363">
                <text:p>20.8964063363</text:p>
              </table:table-cell>
              <table:table-cell office:value-type="float" office:value="43.7583044063">
                <text:p>43.758304406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8876293357">
                <text:p>22.8876293357</text:p>
              </table:table-cell>
              <table:table-cell office:value-type="float" office:value="2.01761162745">
                <text:p>2.01761162745</text:p>
              </table:table-cell>
              <table:table-cell office:value-type="float" office:value="20.8700177082">
                <text:p>20.8700177082</text:p>
              </table:table-cell>
              <table:table-cell office:value-type="float" office:value="44.8322094458">
                <text:p>44.832209445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8863375632">
                <text:p>22.8863375632</text:p>
              </table:table-cell>
              <table:table-cell office:value-type="float" office:value="2.0279824783">
                <text:p>2.0279824783</text:p>
              </table:table-cell>
              <table:table-cell office:value-type="float" office:value="20.8583550849">
                <text:p>20.8583550849</text:p>
              </table:table-cell>
              <table:table-cell office:value-type="float" office:value="45.9324699862">
                <text:p>45.932469986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8853711531">
                <text:p>22.8853711531</text:p>
              </table:table-cell>
              <table:table-cell office:value-type="float" office:value="2.03995334068">
                <text:p>2.03995334068</text:p>
              </table:table-cell>
              <table:table-cell office:value-type="float" office:value="20.8454178124">
                <text:p>20.8454178124</text:p>
              </table:table-cell>
              <table:table-cell office:value-type="float" office:value="47.0597328375">
                <text:p>47.0597328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3.1476683373">
                <text:p>43.1476683373</text:p>
              </table:table-cell>
              <table:table-cell office:value-type="float" office:value="4.57589719698">
                <text:p>4.57589719698</text:p>
              </table:table-cell>
              <table:table-cell office:value-type="float" office:value="38.5717711404">
                <text:p>38.5717711404</text:p>
              </table:table-cell>
              <table:table-cell office:value-type="float" office:value="48.2146606834">
                <text:p>48.214660683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3.1460389491">
                <text:p>43.1460389491</text:p>
              </table:table-cell>
              <table:table-cell office:value-type="float" office:value="4.57441718006">
                <text:p>4.57441718006</text:p>
              </table:table-cell>
              <table:table-cell office:value-type="float" office:value="38.571621769">
                <text:p>38.571621769</text:p>
              </table:table-cell>
              <table:table-cell office:value-type="float" office:value="49.3979324711">
                <text:p>49.397932471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3.1452764817">
                <text:p>43.1452764817</text:p>
              </table:table-cell>
              <table:table-cell office:value-type="float" office:value="4.57080885281">
                <text:p>4.57080885281</text:p>
              </table:table-cell>
              <table:table-cell office:value-type="float" office:value="38.5744676289">
                <text:p>38.5744676289</text:p>
              </table:table-cell>
              <table:table-cell office:value-type="float" office:value="50.6102438104">
                <text:p>50.610243810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3.1447638651">
                <text:p>43.1447638651</text:p>
              </table:table-cell>
              <table:table-cell office:value-type="float" office:value="4.56578474916">
                <text:p>4.56578474916</text:p>
              </table:table-cell>
              <table:table-cell office:value-type="float" office:value="38.578979116">
                <text:p>38.578979116</text:p>
              </table:table-cell>
              <table:table-cell office:value-type="float" office:value="51.8523073824">
                <text:p>51.85230738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.1443401136">
                <text:p>43.1443401136</text:p>
              </table:table-cell>
              <table:table-cell office:value-type="float" office:value="4.560917813">
                <text:p>4.560917813</text:p>
              </table:table-cell>
              <table:table-cell office:value-type="float" office:value="38.5834223006">
                <text:p>38.5834223006</text:p>
              </table:table-cell>
              <table:table-cell office:value-type="float" office:value="53.1248533588">
                <text:p>53.124853358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3.1431048169">
                <text:p>43.1431048169</text:p>
              </table:table-cell>
              <table:table-cell office:value-type="float" office:value="4.5561802898">
                <text:p>4.5561802898</text:p>
              </table:table-cell>
              <table:table-cell office:value-type="float" office:value="38.5869245271">
                <text:p>38.5869245271</text:p>
              </table:table-cell>
              <table:table-cell office:value-type="float" office:value="54.4286298308">
                <text:p>54.4286298308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3.1419049354">
                <text:p>43.1419049354</text:p>
              </table:table-cell>
              <table:table-cell office:value-type="float" office:value="4.53966939725">
                <text:p>4.53966939725</text:p>
              </table:table-cell>
              <table:table-cell office:value-type="float" office:value="38.6022355381">
                <text:p>38.6022355381</text:p>
              </table:table-cell>
              <table:table-cell office:value-type="float" office:value="55.7644032493">
                <text:p>55.764403249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3.1412486325">
                <text:p>43.1412486325</text:p>
              </table:table-cell>
              <table:table-cell office:value-type="float" office:value="4.51494678843">
                <text:p>4.51494678843</text:p>
              </table:table-cell>
              <table:table-cell office:value-type="float" office:value="38.6263018441">
                <text:p>38.6263018441</text:p>
              </table:table-cell>
              <table:table-cell office:value-type="float" office:value="57.1329588751">
                <text:p>57.13295887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3.1409830378">
                <text:p>43.1409830378</text:p>
              </table:table-cell>
              <table:table-cell office:value-type="float" office:value="4.50303188205">
                <text:p>4.50303188205</text:p>
              </table:table-cell>
              <table:table-cell office:value-type="float" office:value="38.6379511557">
                <text:p>38.6379511557</text:p>
              </table:table-cell>
              <table:table-cell office:value-type="float" office:value="58.5351012407">
                <text:p>58.535101240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3.1413237409">
                <text:p>43.1413237409</text:p>
              </table:table-cell>
              <table:table-cell office:value-type="float" office:value="4.50206670252">
                <text:p>4.50206670252</text:p>
              </table:table-cell>
              <table:table-cell office:value-type="float" office:value="38.6392570383">
                <text:p>38.6392570383</text:p>
              </table:table-cell>
              <table:table-cell office:value-type="float" office:value="59.9716546232">
                <text:p>59.971654623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3.1391240691">
                <text:p>43.1391240691</text:p>
              </table:table-cell>
              <table:table-cell office:value-type="float" office:value="4.49563846541">
                <text:p>4.49563846541</text:p>
              </table:table-cell>
              <table:table-cell office:value-type="float" office:value="38.6434856037">
                <text:p>38.6434856037</text:p>
              </table:table-cell>
              <table:table-cell office:value-type="float" office:value="61.4434635289">
                <text:p>61.443463528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3.1378622876">
                <text:p>43.1378622876</text:p>
              </table:table-cell>
              <table:table-cell office:value-type="float" office:value="4.48609663234">
                <text:p>4.48609663234</text:p>
              </table:table-cell>
              <table:table-cell office:value-type="float" office:value="38.6517656552">
                <text:p>38.6517656552</text:p>
              </table:table-cell>
              <table:table-cell office:value-type="float" office:value="62.9513931898">
                <text:p>62.951393189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3.1376728581">
                <text:p>43.1376728581</text:p>
              </table:table-cell>
              <table:table-cell office:value-type="float" office:value="4.47738471668">
                <text:p>4.47738471668</text:p>
              </table:table-cell>
              <table:table-cell office:value-type="float" office:value="38.6602881414">
                <text:p>38.6602881414</text:p>
              </table:table-cell>
              <table:table-cell office:value-type="float" office:value="64.4963300722">
                <text:p>64.496330072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3.1380690874">
                <text:p>43.1380690874</text:p>
              </table:table-cell>
              <table:table-cell office:value-type="float" office:value="4.47572093387">
                <text:p>4.47572093387</text:p>
              </table:table-cell>
              <table:table-cell office:value-type="float" office:value="38.6623481535">
                <text:p>38.6623481535</text:p>
              </table:table-cell>
              <table:table-cell office:value-type="float" office:value="66.0791823977">
                <text:p>66.079182397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.2251742264">
                <text:p>43.2251742264</text:p>
              </table:table-cell>
              <table:table-cell office:value-type="float" office:value="4.81107674866">
                <text:p>4.81107674866</text:p>
              </table:table-cell>
              <table:table-cell office:value-type="float" office:value="38.4140974777">
                <text:p>38.4140974777</text:p>
              </table:table-cell>
              <table:table-cell office:value-type="float" office:value="67.7008806774">
                <text:p>67.700880677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3.1933537452">
                <text:p>43.1933537452</text:p>
              </table:table-cell>
              <table:table-cell office:value-type="float" office:value="5.31416059505">
                <text:p>5.31416059505</text:p>
              </table:table-cell>
              <table:table-cell office:value-type="float" office:value="37.8791931501">
                <text:p>37.8791931501</text:p>
              </table:table-cell>
              <table:table-cell office:value-type="float" office:value="69.3623782588">
                <text:p>69.362378258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3.1283691831">
                <text:p>43.1283691831</text:p>
              </table:table-cell>
              <table:table-cell office:value-type="float" office:value="5.41721815767">
                <text:p>5.41721815767</text:p>
              </table:table-cell>
              <table:table-cell office:value-type="float" office:value="37.7111510254">
                <text:p>37.7111510254</text:p>
              </table:table-cell>
              <table:table-cell office:value-type="float" office:value="71.0646518859">
                <text:p>71.064651885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3.1257596838">
                <text:p>43.1257596838</text:p>
              </table:table-cell>
              <table:table-cell office:value-type="float" office:value="5.41504240434">
                <text:p>5.41504240434</text:p>
              </table:table-cell>
              <table:table-cell office:value-type="float" office:value="37.7107172795">
                <text:p>37.7107172795</text:p>
              </table:table-cell>
              <table:table-cell office:value-type="float" office:value="72.8087022741">
                <text:p>72.808702274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3.1247760757">
                <text:p>43.1247760757</text:p>
              </table:table-cell>
              <table:table-cell office:value-type="float" office:value="5.41813506986">
                <text:p>5.41813506986</text:p>
              </table:table-cell>
              <table:table-cell office:value-type="float" office:value="37.7066410058">
                <text:p>37.7066410058</text:p>
              </table:table-cell>
              <table:table-cell office:value-type="float" office:value="74.5955546979">
                <text:p>74.595554697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3.1229221202">
                <text:p>43.1229221202</text:p>
              </table:table-cell>
              <table:table-cell office:value-type="float" office:value="5.42052473299">
                <text:p>5.42052473299</text:p>
              </table:table-cell>
              <table:table-cell office:value-type="float" office:value="37.7023973872">
                <text:p>37.7023973872</text:p>
              </table:table-cell>
              <table:table-cell office:value-type="float" office:value="76.4262595938">
                <text:p>76.426259593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3.1219913814">
                <text:p>43.1219913814</text:p>
              </table:table-cell>
              <table:table-cell office:value-type="float" office:value="5.42424483343">
                <text:p>5.42424483343</text:p>
              </table:table-cell>
              <table:table-cell office:value-type="float" office:value="37.697746548">
                <text:p>37.697746548</text:p>
              </table:table-cell>
              <table:table-cell office:value-type="float" office:value="78.3018931778">
                <text:p>78.301893177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3.1148371554">
                <text:p>43.1148371554</text:p>
              </table:table-cell>
              <table:table-cell office:value-type="float" office:value="5.41805162683">
                <text:p>5.41805162683</text:p>
              </table:table-cell>
              <table:table-cell office:value-type="float" office:value="37.6967855286">
                <text:p>37.6967855286</text:p>
              </table:table-cell>
              <table:table-cell office:value-type="float" office:value="80.2235580782">
                <text:p>80.223558078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3.1098840446">
                <text:p>43.1098840446</text:p>
              </table:table-cell>
              <table:table-cell office:value-type="float" office:value="5.40969790633">
                <text:p>5.40969790633</text:p>
              </table:table-cell>
              <table:table-cell office:value-type="float" office:value="37.7001861383">
                <text:p>37.7001861383</text:p>
              </table:table-cell>
              <table:table-cell office:value-type="float" office:value="82.1923839839">
                <text:p>82.192383983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3.1058407181">
                <text:p>43.1058407181</text:p>
              </table:table-cell>
              <table:table-cell office:value-type="float" office:value="5.40878530386">
                <text:p>5.40878530386</text:p>
              </table:table-cell>
              <table:table-cell office:value-type="float" office:value="37.6970554142">
                <text:p>37.6970554142</text:p>
              </table:table-cell>
              <table:table-cell office:value-type="float" office:value="84.209528308">
                <text:p>84.2095283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1.5674510477">
                <text:p>81.5674510477</text:p>
              </table:table-cell>
              <table:table-cell office:value-type="float" office:value="10.6535917572">
                <text:p>10.6535917572</text:p>
              </table:table-cell>
              <table:table-cell office:value-type="float" office:value="70.9138592905">
                <text:p>70.9138592905</text:p>
              </table:table-cell>
              <table:table-cell office:value-type="float" office:value="86.2761768687">
                <text:p>86.276176868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81.5652628561">
                <text:p>81.5652628561</text:p>
              </table:table-cell>
              <table:table-cell office:value-type="float" office:value="10.6549151125">
                <text:p>10.6549151125</text:p>
              </table:table-cell>
              <table:table-cell office:value-type="float" office:value="70.9103477436">
                <text:p>70.9103477436</text:p>
              </table:table-cell>
              <table:table-cell office:value-type="float" office:value="88.3935445862">
                <text:p>88.393544586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81.5636414394">
                <text:p>81.5636414394</text:p>
              </table:table-cell>
              <table:table-cell office:value-type="float" office:value="10.6573013298">
                <text:p>10.6573013298</text:p>
              </table:table-cell>
              <table:table-cell office:value-type="float" office:value="70.9063401096">
                <text:p>70.9063401096</text:p>
              </table:table-cell>
              <table:table-cell office:value-type="float" office:value="90.562876197">
                <text:p>90.562876197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81.5613020741">
                <text:p>81.5613020741</text:p>
              </table:table-cell>
              <table:table-cell office:value-type="float" office:value="10.6633594816">
                <text:p>10.6633594816</text:p>
              </table:table-cell>
              <table:table-cell office:value-type="float" office:value="70.8979425925">
                <text:p>70.8979425925</text:p>
              </table:table-cell>
              <table:table-cell office:value-type="float" office:value="92.7854469857">
                <text:p>92.785446985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81.5591941225">
                <text:p>81.5591941225</text:p>
              </table:table-cell>
              <table:table-cell office:value-type="float" office:value="10.6675130558">
                <text:p>10.6675130558</text:p>
              </table:table-cell>
              <table:table-cell office:value-type="float" office:value="70.8916810667">
                <text:p>70.8916810667</text:p>
              </table:table-cell>
              <table:table-cell office:value-type="float" office:value="95.0625635344">
                <text:p>95.062563534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81.5548848519">
                <text:p>81.5548848519</text:p>
              </table:table-cell>
              <table:table-cell office:value-type="float" office:value="10.6564958917">
                <text:p>10.6564958917</text:p>
              </table:table-cell>
              <table:table-cell office:value-type="float" office:value="70.8983889602">
                <text:p>70.8983889602</text:p>
              </table:table-cell>
              <table:table-cell office:value-type="float" office:value="97.395564491">
                <text:p>97.395564491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81.554230857">
                <text:p>81.554230857</text:p>
              </table:table-cell>
              <table:table-cell office:value-type="float" office:value="10.6003646242">
                <text:p>10.6003646242</text:p>
              </table:table-cell>
              <table:table-cell office:value-type="float" office:value="70.9538662328">
                <text:p>70.9538662328</text:p>
              </table:table-cell>
              <table:table-cell office:value-type="float" office:value="99.7858213565">
                <text:p>99.785821356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81.5521319957">
                <text:p>81.5521319957</text:p>
              </table:table-cell>
              <table:table-cell office:value-type="float" office:value="10.59739916">
                <text:p>10.59739916</text:p>
              </table:table-cell>
              <table:table-cell office:value-type="float" office:value="70.9547328357">
                <text:p>70.9547328357</text:p>
              </table:table-cell>
              <table:table-cell office:value-type="float" office:value="102.23473929">
                <text:p>102.23473929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81.549986265">
                <text:p>81.549986265</text:p>
              </table:table-cell>
              <table:table-cell office:value-type="float" office:value="10.5957307643">
                <text:p>10.5957307643</text:p>
              </table:table-cell>
              <table:table-cell office:value-type="float" office:value="70.9542555007">
                <text:p>70.9542555007</text:p>
              </table:table-cell>
              <table:table-cell office:value-type="float" office:value="104.743757938">
                <text:p>104.743757938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81.5481201663">
                <text:p>81.5481201663</text:p>
              </table:table-cell>
              <table:table-cell office:value-type="float" office:value="10.5964202996">
                <text:p>10.5964202996</text:p>
              </table:table-cell>
              <table:table-cell office:value-type="float" office:value="70.9516998666">
                <text:p>70.9516998666</text:p>
              </table:table-cell>
              <table:table-cell office:value-type="float" office:value="107.314352275">
                <text:p>107.3143522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1.5494523475">
                <text:p>81.5494523475</text:p>
              </table:table-cell>
              <table:table-cell office:value-type="float" office:value="10.611965376">
                <text:p>10.611965376</text:p>
              </table:table-cell>
              <table:table-cell office:value-type="float" office:value="70.9374869715">
                <text:p>70.9374869715</text:p>
              </table:table-cell>
              <table:table-cell office:value-type="float" office:value="109.948033476">
                <text:p>109.94803347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81.5448089471">
                <text:p>81.5448089471</text:p>
              </table:table-cell>
              <table:table-cell office:value-type="float" office:value="10.6191680462">
                <text:p>10.6191680462</text:p>
              </table:table-cell>
              <table:table-cell office:value-type="float" office:value="70.9256409009">
                <text:p>70.9256409009</text:p>
              </table:table-cell>
              <table:table-cell office:value-type="float" office:value="112.646349803">
                <text:p>112.646349803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81.5437707838">
                <text:p>81.5437707838</text:p>
              </table:table-cell>
              <table:table-cell office:value-type="float" office:value="10.6326748989">
                <text:p>10.6326748989</text:p>
              </table:table-cell>
              <table:table-cell office:value-type="float" office:value="70.911095885">
                <text:p>70.911095885</text:p>
              </table:table-cell>
              <table:table-cell office:value-type="float" office:value="115.410887515">
                <text:p>115.410887515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81.5385048838">
                <text:p>81.5385048838</text:p>
              </table:table-cell>
              <table:table-cell office:value-type="float" office:value="10.6051809365">
                <text:p>10.6051809365</text:p>
              </table:table-cell>
              <table:table-cell office:value-type="float" office:value="70.9333239473">
                <text:p>70.9333239473</text:p>
              </table:table-cell>
              <table:table-cell office:value-type="float" office:value="118.243271799">
                <text:p>118.243271799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81.5374945413">
                <text:p>81.5374945413</text:p>
              </table:table-cell>
              <table:table-cell office:value-type="float" office:value="10.5471229075">
                <text:p>10.5471229075</text:p>
              </table:table-cell>
              <table:table-cell office:value-type="float" office:value="70.9903716338">
                <text:p>70.9903716338</text:p>
              </table:table-cell>
              <table:table-cell office:value-type="float" office:value="121.145167729">
                <text:p>121.14516772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81.5343805719">
                <text:p>81.5343805719</text:p>
              </table:table-cell>
              <table:table-cell office:value-type="float" office:value="10.5740825361">
                <text:p>10.5740825361</text:p>
              </table:table-cell>
              <table:table-cell office:value-type="float" office:value="70.9602980358">
                <text:p>70.9602980358</text:p>
              </table:table-cell>
              <table:table-cell office:value-type="float" office:value="124.118281242">
                <text:p>124.118281242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81.5303732887">
                <text:p>81.5303732887</text:p>
              </table:table-cell>
              <table:table-cell office:value-type="float" office:value="10.5767945183">
                <text:p>10.5767945183</text:p>
              </table:table-cell>
              <table:table-cell office:value-type="float" office:value="70.9535787705">
                <text:p>70.9535787705</text:p>
              </table:table-cell>
              <table:table-cell office:value-type="float" office:value="127.164360141">
                <text:p>127.16436014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81.7246148755">
                <text:p>81.7246148755</text:p>
              </table:table-cell>
              <table:table-cell office:value-type="float" office:value="10.8002060365">
                <text:p>10.8002060365</text:p>
              </table:table-cell>
              <table:table-cell office:value-type="float" office:value="70.924408839">
                <text:p>70.924408839</text:p>
              </table:table-cell>
              <table:table-cell office:value-type="float" office:value="130.285195124">
                <text:p>130.28519512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81.6008322621">
                <text:p>81.6008322621</text:p>
              </table:table-cell>
              <table:table-cell office:value-type="float" office:value="12.2994824945">
                <text:p>12.2994824945</text:p>
              </table:table-cell>
              <table:table-cell office:value-type="float" office:value="69.3013497676">
                <text:p>69.3013497676</text:p>
              </table:table-cell>
              <table:table-cell office:value-type="float" office:value="133.482620836">
                <text:p>133.482620836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81.4989377143">
                <text:p>81.4989377143</text:p>
              </table:table-cell>
              <table:table-cell office:value-type="float" office:value="12.3079980368">
                <text:p>12.3079980368</text:p>
              </table:table-cell>
              <table:table-cell office:value-type="float" office:value="69.1909396775">
                <text:p>69.1909396775</text:p>
              </table:table-cell>
              <table:table-cell office:value-type="float" office:value="136.758516946">
                <text:p>136.7585169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1.4927169358">
                <text:p>81.4927169358</text:p>
              </table:table-cell>
              <table:table-cell office:value-type="float" office:value="12.2813150874">
                <text:p>12.2813150874</text:p>
              </table:table-cell>
              <table:table-cell office:value-type="float" office:value="69.2114018484">
                <text:p>69.2114018484</text:p>
              </table:table-cell>
              <table:table-cell office:value-type="float" office:value="140.114809255">
                <text:p>140.11480925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81.4759843589">
                <text:p>81.4759843589</text:p>
              </table:table-cell>
              <table:table-cell office:value-type="float" office:value="12.2692835339">
                <text:p>12.2692835339</text:p>
              </table:table-cell>
              <table:table-cell office:value-type="float" office:value="69.206700825">
                <text:p>69.206700825</text:p>
              </table:table-cell>
              <table:table-cell office:value-type="float" office:value="143.553470826">
                <text:p>143.553470826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81.4555205802">
                <text:p>81.4555205802</text:p>
              </table:table-cell>
              <table:table-cell office:value-type="float" office:value="12.2540638279">
                <text:p>12.2540638279</text:p>
              </table:table-cell>
              <table:table-cell office:value-type="float" office:value="69.2014567523">
                <text:p>69.2014567523</text:p>
              </table:table-cell>
              <table:table-cell office:value-type="float" office:value="147.076523143">
                <text:p>147.07652314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81.4393524152">
                <text:p>81.4393524152</text:p>
              </table:table-cell>
              <table:table-cell office:value-type="float" office:value="12.230494004">
                <text:p>12.230494004</text:p>
              </table:table-cell>
              <table:table-cell office:value-type="float" office:value="69.2088584112">
                <text:p>69.2088584112</text:p>
              </table:table-cell>
              <table:table-cell office:value-type="float" office:value="150.686037304">
                <text:p>150.686037304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81.4258348975">
                <text:p>81.4258348975</text:p>
              </table:table-cell>
              <table:table-cell office:value-type="float" office:value="12.2124087581">
                <text:p>12.2124087581</text:p>
              </table:table-cell>
              <table:table-cell office:value-type="float" office:value="69.2134261394">
                <text:p>69.2134261394</text:p>
              </table:table-cell>
              <table:table-cell office:value-type="float" office:value="154.384135231">
                <text:p>154.38413523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81.4137304782">
                <text:p>81.4137304782</text:p>
              </table:table-cell>
              <table:table-cell office:value-type="float" office:value="12.1961174425">
                <text:p>12.1961174425</text:p>
              </table:table-cell>
              <table:table-cell office:value-type="float" office:value="69.2176130357">
                <text:p>69.2176130357</text:p>
              </table:table-cell>
              <table:table-cell office:value-type="float" office:value="158.172990926">
                <text:p>158.17299092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53.234280101">
                <text:p>153.234280101</text:p>
              </table:table-cell>
              <table:table-cell office:value-type="float" office:value="23.078109204">
                <text:p>23.078109204</text:p>
              </table:table-cell>
              <table:table-cell office:value-type="float" office:value="130.156170898">
                <text:p>130.156170898</text:p>
              </table:table-cell>
              <table:table-cell office:value-type="float" office:value="162.054831741">
                <text:p>162.05483174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53.228196442">
                <text:p>153.228196442</text:p>
              </table:table-cell>
              <table:table-cell office:value-type="float" office:value="23.0747611357">
                <text:p>23.0747611357</text:p>
              </table:table-cell>
              <table:table-cell office:value-type="float" office:value="130.153435306">
                <text:p>130.153435306</text:p>
              </table:table-cell>
              <table:table-cell office:value-type="float" office:value="166.031939695">
                <text:p>166.03193969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53.219797159">
                <text:p>153.219797159</text:p>
              </table:table-cell>
              <table:table-cell office:value-type="float" office:value="23.0728817215">
                <text:p>23.0728817215</text:p>
              </table:table-cell>
              <table:table-cell office:value-type="float" office:value="130.146915437">
                <text:p>130.146915437</text:p>
              </table:table-cell>
              <table:table-cell office:value-type="float" office:value="170.106652807">
                <text:p>170.10665280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53.207013184">
                <text:p>153.207013184</text:p>
              </table:table-cell>
              <table:table-cell office:value-type="float" office:value="23.0537988295">
                <text:p>23.0537988295</text:p>
              </table:table-cell>
              <table:table-cell office:value-type="float" office:value="130.153214354">
                <text:p>130.153214354</text:p>
              </table:table-cell>
              <table:table-cell office:value-type="float" office:value="174.28136648">
                <text:p>174.2813664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53.20367295">
                <text:p>153.20367295</text:p>
              </table:table-cell>
              <table:table-cell office:value-type="float" office:value="22.9718247518">
                <text:p>22.9718247518</text:p>
              </table:table-cell>
              <table:table-cell office:value-type="float" office:value="130.231848198">
                <text:p>130.231848198</text:p>
              </table:table-cell>
              <table:table-cell office:value-type="float" office:value="178.5585349">
                <text:p>178.5585349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53.195265242">
                <text:p>153.195265242</text:p>
              </table:table-cell>
              <table:table-cell office:value-type="float" office:value="22.9722151123">
                <text:p>22.9722151123</text:p>
              </table:table-cell>
              <table:table-cell office:value-type="float" office:value="130.223050129">
                <text:p>130.223050129</text:p>
              </table:table-cell>
              <table:table-cell office:value-type="float" office:value="182.940672487">
                <text:p>182.940672487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53.18747743">
                <text:p>153.18747743</text:p>
              </table:table-cell>
              <table:table-cell office:value-type="float" office:value="22.970350666">
                <text:p>22.970350666</text:p>
              </table:table-cell>
              <table:table-cell office:value-type="float" office:value="130.217126764">
                <text:p>130.217126764</text:p>
              </table:table-cell>
              <table:table-cell office:value-type="float" office:value="187.430355366">
                <text:p>187.43035536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53.180146772">
                <text:p>153.180146772</text:p>
              </table:table-cell>
              <table:table-cell office:value-type="float" office:value="22.9672152418">
                <text:p>22.9672152418</text:p>
              </table:table-cell>
              <table:table-cell office:value-type="float" office:value="130.21293153">
                <text:p>130.21293153</text:p>
              </table:table-cell>
              <table:table-cell office:value-type="float" office:value="192.030222886">
                <text:p>192.03022288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53.173105169">
                <text:p>153.173105169</text:p>
              </table:table-cell>
              <table:table-cell office:value-type="float" office:value="22.9624839755">
                <text:p>22.9624839755</text:p>
              </table:table-cell>
              <table:table-cell office:value-type="float" office:value="130.210621194">
                <text:p>130.210621194</text:p>
              </table:table-cell>
              <table:table-cell office:value-type="float" office:value="196.74297917">
                <text:p>196.7429791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53.166549362">
                <text:p>153.166549362</text:p>
              </table:table-cell>
              <table:table-cell office:value-type="float" office:value="22.9620570255">
                <text:p>22.9620570255</text:p>
              </table:table-cell>
              <table:table-cell office:value-type="float" office:value="130.204492336">
                <text:p>130.204492336</text:p>
              </table:table-cell>
              <table:table-cell office:value-type="float" office:value="201.571394706">
                <text:p>201.571394706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53.160541689">
                <text:p>153.160541689</text:p>
              </table:table-cell>
              <table:table-cell office:value-type="float" office:value="22.9727972641">
                <text:p>22.9727972641</text:p>
              </table:table-cell>
              <table:table-cell office:value-type="float" office:value="130.187744425">
                <text:p>130.187744425</text:p>
              </table:table-cell>
              <table:table-cell office:value-type="float" office:value="206.518307972">
                <text:p>206.518307972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53.14377533">
                <text:p>153.14377533</text:p>
              </table:table-cell>
              <table:table-cell office:value-type="float" office:value="22.9030151039">
                <text:p>22.9030151039</text:p>
              </table:table-cell>
              <table:table-cell office:value-type="float" office:value="130.240760226">
                <text:p>130.240760226</text:p>
              </table:table-cell>
              <table:table-cell office:value-type="float" office:value="211.58662711">
                <text:p>211.5866271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53.144226155">
                <text:p>153.144226155</text:p>
              </table:table-cell>
              <table:table-cell office:value-type="float" office:value="22.8351817238">
                <text:p>22.8351817238</text:p>
              </table:table-cell>
              <table:table-cell office:value-type="float" office:value="130.309044432">
                <text:p>130.309044432</text:p>
              </table:table-cell>
              <table:table-cell office:value-type="float" office:value="216.779331632">
                <text:p>216.779331632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53.137427069">
                <text:p>153.137427069</text:p>
              </table:table-cell>
              <table:table-cell office:value-type="float" office:value="22.8349652097">
                <text:p>22.8349652097</text:p>
              </table:table-cell>
              <table:table-cell office:value-type="float" office:value="130.302461859">
                <text:p>130.302461859</text:p>
              </table:table-cell>
              <table:table-cell office:value-type="float" office:value="222.09947417">
                <text:p>222.0994741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53.132197084">
                <text:p>153.132197084</text:p>
              </table:table-cell>
              <table:table-cell office:value-type="float" office:value="22.8821287415">
                <text:p>22.8821287415</text:p>
              </table:table-cell>
              <table:table-cell office:value-type="float" office:value="130.250068343">
                <text:p>130.250068343</text:p>
              </table:table-cell>
              <table:table-cell office:value-type="float" office:value="227.550182277">
                <text:p>227.550182277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53.120396242">
                <text:p>153.120396242</text:p>
              </table:table-cell>
              <table:table-cell office:value-type="float" office:value="22.9174506452">
                <text:p>22.9174506452</text:p>
              </table:table-cell>
              <table:table-cell office:value-type="float" office:value="130.202945597">
                <text:p>130.202945597</text:p>
              </table:table-cell>
              <table:table-cell office:value-type="float" office:value="233.134660259">
                <text:p>233.134660259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53.126506078">
                <text:p>153.126506078</text:p>
              </table:table-cell>
              <table:table-cell office:value-type="float" office:value="22.8522393154">
                <text:p>22.8522393154</text:p>
              </table:table-cell>
              <table:table-cell office:value-type="float" office:value="130.274266762">
                <text:p>130.274266762</text:p>
              </table:table-cell>
              <table:table-cell office:value-type="float" office:value="238.856191061">
                <text:p>238.85619106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53.102451076">
                <text:p>153.102451076</text:p>
              </table:table-cell>
              <table:table-cell office:value-type="float" office:value="22.8584954669">
                <text:p>22.8584954669</text:p>
              </table:table-cell>
              <table:table-cell office:value-type="float" office:value="130.243955609">
                <text:p>130.243955609</text:p>
              </table:table-cell>
              <table:table-cell office:value-type="float" office:value="244.718138199">
                <text:p>244.718138199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53.096757678">
                <text:p>153.096757678</text:p>
              </table:table-cell>
              <table:table-cell office:value-type="float" office:value="26.027584711">
                <text:p>26.027584711</text:p>
              </table:table-cell>
              <table:table-cell office:value-type="float" office:value="127.069172967">
                <text:p>127.069172967</text:p>
              </table:table-cell>
              <table:table-cell office:value-type="float" office:value="250.723947735">
                <text:p>250.72394773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52.998236418">
                <text:p>152.998236418</text:p>
              </table:table-cell>
              <table:table-cell office:value-type="float" office:value="25.9586792712">
                <text:p>25.9586792712</text:p>
              </table:table-cell>
              <table:table-cell office:value-type="float" office:value="127.039557147">
                <text:p>127.039557147</text:p>
              </table:table-cell>
              <table:table-cell office:value-type="float" office:value="256.877150301">
                <text:p>256.877150301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52.913531909">
                <text:p>152.913531909</text:p>
              </table:table-cell>
              <table:table-cell office:value-type="float" office:value="25.9818852418">
                <text:p>25.9818852418</text:p>
              </table:table-cell>
              <table:table-cell office:value-type="float" office:value="126.931646667">
                <text:p>126.931646667</text:p>
              </table:table-cell>
              <table:table-cell office:value-type="float" office:value="263.181363181">
                <text:p>263.18136318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52.837159423">
                <text:p>152.837159423</text:p>
              </table:table-cell>
              <table:table-cell office:value-type="float" office:value="25.9672025045">
                <text:p>25.9672025045</text:p>
              </table:table-cell>
              <table:table-cell office:value-type="float" office:value="126.869956918">
                <text:p>126.869956918</text:p>
              </table:table-cell>
              <table:table-cell office:value-type="float" office:value="269.64029243">
                <text:p>269.6402924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52.776000793">
                <text:p>152.776000793</text:p>
              </table:table-cell>
              <table:table-cell office:value-type="float" office:value="25.9559803615">
                <text:p>25.9559803615</text:p>
              </table:table-cell>
              <table:table-cell office:value-type="float" office:value="126.820020432">
                <text:p>126.820020432</text:p>
              </table:table-cell>
              <table:table-cell office:value-type="float" office:value="276.257735057">
                <text:p>276.257735057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52.724308819">
                <text:p>152.724308819</text:p>
              </table:table-cell>
              <table:table-cell office:value-type="float" office:value="25.9380941865">
                <text:p>25.9380941865</text:p>
              </table:table-cell>
              <table:table-cell office:value-type="float" office:value="126.786214632">
                <text:p>126.786214632</text:p>
              </table:table-cell>
              <table:table-cell office:value-type="float" office:value="283.037581257">
                <text:p>283.0375812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89.983816697">
                <text:p>289.983816697</text:p>
              </table:table-cell>
              <table:table-cell office:value-type="float" office:value="50.6578309283">
                <text:p>50.6578309283</text:p>
              </table:table-cell>
              <table:table-cell office:value-type="float" office:value="239.325985769">
                <text:p>239.325985769</text:p>
              </table:table-cell>
              <table:table-cell office:value-type="float" office:value="289.983816697">
                <text:p>289.98381669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89.958537911">
                <text:p>289.958537911</text:p>
              </table:table-cell>
              <table:table-cell office:value-type="float" office:value="50.6444815966">
                <text:p>50.6444815966</text:p>
              </table:table-cell>
              <table:table-cell office:value-type="float" office:value="239.314056314">
                <text:p>239.314056314</text:p>
              </table:table-cell>
              <table:table-cell office:value-type="float" office:value="297.100524859">
                <text:p>297.100524859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89.938569186">
                <text:p>289.938569186</text:p>
              </table:table-cell>
              <table:table-cell office:value-type="float" office:value="50.5926257795">
                <text:p>50.5926257795</text:p>
              </table:table-cell>
              <table:table-cell office:value-type="float" office:value="239.345943407">
                <text:p>239.345943407</text:p>
              </table:table-cell>
              <table:table-cell office:value-type="float" office:value="304.39188944">
                <text:p>304.3918894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89.916581081">
                <text:p>289.916581081</text:p>
              </table:table-cell>
              <table:table-cell office:value-type="float" office:value="50.5810760525">
                <text:p>50.5810760525</text:p>
              </table:table-cell>
              <table:table-cell office:value-type="float" office:value="239.335505029">
                <text:p>239.335505029</text:p>
              </table:table-cell>
              <table:table-cell office:value-type="float" office:value="311.862196813">
                <text:p>311.862196813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89.886636368">
                <text:p>289.886636368</text:p>
              </table:table-cell>
              <table:table-cell office:value-type="float" office:value="50.2815627153">
                <text:p>50.2815627153</text:p>
              </table:table-cell>
              <table:table-cell office:value-type="float" office:value="239.605073652">
                <text:p>239.605073652</text:p>
              </table:table-cell>
              <table:table-cell office:value-type="float" office:value="319.515838546">
                <text:p>319.51583854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89.85909423">
                <text:p>289.85909423</text:p>
              </table:table-cell>
              <table:table-cell office:value-type="float" office:value="50.2763734952">
                <text:p>50.2763734952</text:p>
              </table:table-cell>
              <table:table-cell office:value-type="float" office:value="239.582720735">
                <text:p>239.582720735</text:p>
              </table:table-cell>
              <table:table-cell office:value-type="float" office:value="327.357313984">
                <text:p>327.357313984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89.834227307">
                <text:p>289.834227307</text:p>
              </table:table-cell>
              <table:table-cell office:value-type="float" office:value="50.2706966526">
                <text:p>50.2706966526</text:p>
              </table:table-cell>
              <table:table-cell office:value-type="float" office:value="239.563530654">
                <text:p>239.563530654</text:p>
              </table:table-cell>
              <table:table-cell office:value-type="float" office:value="335.391232893">
                <text:p>335.391232893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89.812946944">
                <text:p>289.812946944</text:p>
              </table:table-cell>
              <table:table-cell office:value-type="float" office:value="50.2648225133">
                <text:p>50.2648225133</text:p>
              </table:table-cell>
              <table:table-cell office:value-type="float" office:value="239.54812443">
                <text:p>239.54812443</text:p>
              </table:table-cell>
              <table:table-cell office:value-type="float" office:value="343.622318171">
                <text:p>343.622318171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89.789404882">
                <text:p>289.789404882</text:p>
              </table:table-cell>
              <table:table-cell office:value-type="float" office:value="50.2589565835">
                <text:p>50.2589565835</text:p>
              </table:table-cell>
              <table:table-cell office:value-type="float" office:value="239.530448298">
                <text:p>239.530448298</text:p>
              </table:table-cell>
              <table:table-cell office:value-type="float" office:value="352.055408624">
                <text:p>352.055408624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89.768696242">
                <text:p>289.768696242</text:p>
              </table:table-cell>
              <table:table-cell office:value-type="float" office:value="50.2467694179">
                <text:p>50.2467694179</text:p>
              </table:table-cell>
              <table:table-cell office:value-type="float" office:value="239.521926824">
                <text:p>239.521926824</text:p>
              </table:table-cell>
              <table:table-cell office:value-type="float" office:value="360.695461812">
                <text:p>360.69546181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89.748679301">
                <text:p>289.748679301</text:p>
              </table:table-cell>
              <table:table-cell office:value-type="float" office:value="50.2289896865">
                <text:p>50.2289896865</text:p>
              </table:table-cell>
              <table:table-cell office:value-type="float" office:value="239.519689615">
                <text:p>239.519689615</text:p>
              </table:table-cell>
              <table:table-cell office:value-type="float" office:value="369.547556961">
                <text:p>369.547556961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89.729182525">
                <text:p>289.729182525</text:p>
              </table:table-cell>
              <table:table-cell office:value-type="float" office:value="50.2256641239">
                <text:p>50.2256641239</text:p>
              </table:table-cell>
              <table:table-cell office:value-type="float" office:value="239.503518401">
                <text:p>239.503518401</text:p>
              </table:table-cell>
              <table:table-cell office:value-type="float" office:value="378.616897949">
                <text:p>378.616897949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89.701583188">
                <text:p>289.701583188</text:p>
              </table:table-cell>
              <table:table-cell office:value-type="float" office:value="50.0311838907">
                <text:p>50.0311838907</text:p>
              </table:table-cell>
              <table:table-cell office:value-type="float" office:value="239.670399298">
                <text:p>239.670399298</text:p>
              </table:table-cell>
              <table:table-cell office:value-type="float" office:value="387.908816369">
                <text:p>387.908816369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89.676707773">
                <text:p>289.676707773</text:p>
              </table:table-cell>
              <table:table-cell office:value-type="float" office:value="50.0254406269">
                <text:p>50.0254406269</text:p>
              </table:table-cell>
              <table:table-cell office:value-type="float" office:value="239.651267146">
                <text:p>239.651267146</text:p>
              </table:table-cell>
              <table:table-cell office:value-type="float" office:value="397.428774658">
                <text:p>397.428774658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89.654550366">
                <text:p>289.654550366</text:p>
              </table:table-cell>
              <table:table-cell office:value-type="float" office:value="50.0152819764">
                <text:p>50.0152819764</text:p>
              </table:table-cell>
              <table:table-cell office:value-type="float" office:value="239.63926839">
                <text:p>239.63926839</text:p>
              </table:table-cell>
              <table:table-cell office:value-type="float" office:value="407.182369312">
                <text:p>407.18236931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89.641083278">
                <text:p>289.641083278</text:p>
              </table:table-cell>
              <table:table-cell office:value-type="float" office:value="50.0232490635">
                <text:p>50.0232490635</text:p>
              </table:table-cell>
              <table:table-cell office:value-type="float" office:value="239.617834214">
                <text:p>239.617834214</text:p>
              </table:table-cell>
              <table:table-cell office:value-type="float" office:value="417.175334174">
                <text:p>417.17533417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89.602048519">
                <text:p>289.602048519</text:p>
              </table:table-cell>
              <table:table-cell office:value-type="float" office:value="49.7901506334">
                <text:p>49.7901506334</text:p>
              </table:table-cell>
              <table:table-cell office:value-type="float" office:value="239.811897885">
                <text:p>239.811897885</text:p>
              </table:table-cell>
              <table:table-cell office:value-type="float" office:value="427.413543808">
                <text:p>427.413543808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89.621736253">
                <text:p>289.621736253</text:p>
              </table:table-cell>
              <table:table-cell office:value-type="float" office:value="49.8320173835">
                <text:p>49.8320173835</text:p>
              </table:table-cell>
              <table:table-cell office:value-type="float" office:value="239.78971887">
                <text:p>239.78971887</text:p>
              </table:table-cell>
              <table:table-cell office:value-type="float" office:value="437.903016945">
                <text:p>437.90301694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89.538745146">
                <text:p>289.538745146</text:p>
              </table:table-cell>
              <table:table-cell office:value-type="float" office:value="49.6766829879">
                <text:p>49.6766829879</text:p>
              </table:table-cell>
              <table:table-cell office:value-type="float" office:value="239.862062158">
                <text:p>239.862062158</text:p>
              </table:table-cell>
              <table:table-cell office:value-type="float" office:value="448.649920032">
                <text:p>448.649920032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89.560667699">
                <text:p>289.560667699</text:p>
              </table:table-cell>
              <table:table-cell office:value-type="float" office:value="49.6715404421">
                <text:p>49.6715404421</text:p>
              </table:table-cell>
              <table:table-cell office:value-type="float" office:value="239.889127257">
                <text:p>239.889127257</text:p>
              </table:table-cell>
              <table:table-cell office:value-type="float" office:value="459.660570847">
                <text:p>459.66057084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89.205191252">
                <text:p>289.205191252</text:p>
              </table:table-cell>
              <table:table-cell office:value-type="float" office:value="55.2116873621">
                <text:p>55.2116873621</text:p>
              </table:table-cell>
              <table:table-cell office:value-type="float" office:value="233.99350389">
                <text:p>233.99350389</text:p>
              </table:table-cell>
              <table:table-cell office:value-type="float" office:value="470.941442219">
                <text:p>470.94144221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88.826274399">
                <text:p>288.826274399</text:p>
              </table:table-cell>
              <table:table-cell office:value-type="float" office:value="55.1174127992">
                <text:p>55.1174127992</text:p>
              </table:table-cell>
              <table:table-cell office:value-type="float" office:value="233.708861599">
                <text:p>233.708861599</text:p>
              </table:table-cell>
              <table:table-cell office:value-type="float" office:value="482.499165831">
                <text:p>482.49916583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88.552753996">
                <text:p>288.552753996</text:p>
              </table:table-cell>
              <table:table-cell office:value-type="float" office:value="55.041401989">
                <text:p>55.041401989</text:p>
              </table:table-cell>
              <table:table-cell office:value-type="float" office:value="233.511352007">
                <text:p>233.511352007</text:p>
              </table:table-cell>
              <table:table-cell office:value-type="float" office:value="494.340536121">
                <text:p>494.340536121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88.335848675">
                <text:p>288.335848675</text:p>
              </table:table-cell>
              <table:table-cell office:value-type="float" office:value="54.9648255906">
                <text:p>54.9648255906</text:p>
              </table:table-cell>
              <table:table-cell office:value-type="float" office:value="233.371023084">
                <text:p>233.371023084</text:p>
              </table:table-cell>
              <table:table-cell office:value-type="float" office:value="506.472514271">
                <text:p>506.47251427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88.148332965">
                <text:p>288.148332965</text:p>
              </table:table-cell>
              <table:table-cell office:value-type="float" office:value="54.8915768661">
                <text:p>54.8915768661</text:p>
              </table:table-cell>
              <table:table-cell office:value-type="float" office:value="233.256756099">
                <text:p>233.256756099</text:p>
              </table:table-cell>
              <table:table-cell office:value-type="float" office:value="518.902232305">
                <text:p>518.90223230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87.978741942">
                <text:p>287.978741942</text:p>
              </table:table-cell>
              <table:table-cell office:value-type="float" office:value="54.8184201154">
                <text:p>54.8184201154</text:p>
              </table:table-cell>
              <table:table-cell office:value-type="float" office:value="233.160321827">
                <text:p>233.160321827</text:p>
              </table:table-cell>
              <table:table-cell office:value-type="float" office:value="531.636997279">
                <text:p>531.636997279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550.891229397">
                <text:p>550.891229397</text:p>
              </table:table-cell>
              <table:table-cell office:value-type="float" office:value="108.865836206">
                <text:p>108.865836206</text:p>
              </table:table-cell>
              <table:table-cell office:value-type="float" office:value="442.025393191">
                <text:p>442.025393191</text:p>
              </table:table-cell>
              <table:table-cell office:value-type="float" office:value="544.684295575">
                <text:p>544.68429557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550.88551633">
                <text:p>550.88551633</text:p>
              </table:table-cell>
              <table:table-cell office:value-type="float" office:value="108.821792119">
                <text:p>108.821792119</text:p>
              </table:table-cell>
              <table:table-cell office:value-type="float" office:value="442.063724211">
                <text:p>442.063724211</text:p>
              </table:table-cell>
              <table:table-cell office:value-type="float" office:value="558.051797307">
                <text:p>558.05179730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550.876597559">
                <text:p>550.876597559</text:p>
              </table:table-cell>
              <table:table-cell office:value-type="float" office:value="108.663052519">
                <text:p>108.663052519</text:p>
              </table:table-cell>
              <table:table-cell office:value-type="float" office:value="442.21354504">
                <text:p>442.21354504</text:p>
              </table:table-cell>
              <table:table-cell office:value-type="float" office:value="571.747360824">
                <text:p>571.747360824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550.825603746">
                <text:p>550.825603746</text:p>
              </table:table-cell>
              <table:table-cell office:value-type="float" office:value="108.228803412">
                <text:p>108.228803412</text:p>
              </table:table-cell>
              <table:table-cell office:value-type="float" office:value="442.596800334">
                <text:p>442.596800334</text:p>
              </table:table-cell>
              <table:table-cell office:value-type="float" office:value="585.779037334">
                <text:p>585.77903733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50.793169322">
                <text:p>550.793169322</text:p>
              </table:table-cell>
              <table:table-cell office:value-type="float" office:value="108.166271792">
                <text:p>108.166271792</text:p>
              </table:table-cell>
              <table:table-cell office:value-type="float" office:value="442.62689753">
                <text:p>442.62689753</text:p>
              </table:table-cell>
              <table:table-cell office:value-type="float" office:value="600.155075637">
                <text:p>600.155075637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550.763860344">
                <text:p>550.763860344</text:p>
              </table:table-cell>
              <table:table-cell office:value-type="float" office:value="108.115483073">
                <text:p>108.115483073</text:p>
              </table:table-cell>
              <table:table-cell office:value-type="float" office:value="442.648377271">
                <text:p>442.648377271</text:p>
              </table:table-cell>
              <table:table-cell office:value-type="float" office:value="614.88392697">
                <text:p>614.8839269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550.740972215">
                <text:p>550.740972215</text:p>
              </table:table-cell>
              <table:table-cell office:value-type="float" office:value="108.057890683">
                <text:p>108.057890683</text:p>
              </table:table-cell>
              <table:table-cell office:value-type="float" office:value="442.683081532">
                <text:p>442.683081532</text:p>
              </table:table-cell>
              <table:table-cell office:value-type="float" office:value="629.974249979">
                <text:p>629.974249979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550.720890695">
                <text:p>550.720890695</text:p>
              </table:table-cell>
              <table:table-cell office:value-type="float" office:value="108.009705816">
                <text:p>108.009705816</text:p>
              </table:table-cell>
              <table:table-cell office:value-type="float" office:value="442.711184879">
                <text:p>442.711184879</text:p>
              </table:table-cell>
              <table:table-cell office:value-type="float" office:value="645.434915811">
                <text:p>645.434915811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550.703146838">
                <text:p>550.703146838</text:p>
              </table:table-cell>
              <table:table-cell office:value-type="float" office:value="107.956354609">
                <text:p>107.956354609</text:p>
              </table:table-cell>
              <table:table-cell office:value-type="float" office:value="442.746792229">
                <text:p>442.746792229</text:p>
              </table:table-cell>
              <table:table-cell office:value-type="float" office:value="661.275013322">
                <text:p>661.27501332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550.681239732">
                <text:p>550.681239732</text:p>
              </table:table-cell>
              <table:table-cell office:value-type="float" office:value="107.829433581">
                <text:p>107.829433581</text:p>
              </table:table-cell>
              <table:table-cell office:value-type="float" office:value="442.851806151">
                <text:p>442.851806151</text:p>
              </table:table-cell>
              <table:table-cell office:value-type="float" office:value="677.503854428">
                <text:p>677.50385442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550.588764715">
                <text:p>550.588764715</text:p>
              </table:table-cell>
              <table:table-cell office:value-type="float" office:value="107.47395402">
                <text:p>107.47395402</text:p>
              </table:table-cell>
              <table:table-cell office:value-type="float" office:value="443.114810695">
                <text:p>443.114810695</text:p>
              </table:table-cell>
              <table:table-cell office:value-type="float" office:value="694.130979573">
                <text:p>694.130979573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550.611204856">
                <text:p>550.611204856</text:p>
              </table:table-cell>
              <table:table-cell office:value-type="float" office:value="107.3407021">
                <text:p>107.3407021</text:p>
              </table:table-cell>
              <table:table-cell office:value-type="float" office:value="443.270502756">
                <text:p>443.270502756</text:p>
              </table:table-cell>
              <table:table-cell office:value-type="float" office:value="711.166163343">
                <text:p>711.16616334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550.578062827">
                <text:p>550.578062827</text:p>
              </table:table-cell>
              <table:table-cell office:value-type="float" office:value="107.262566006">
                <text:p>107.262566006</text:p>
              </table:table-cell>
              <table:table-cell office:value-type="float" office:value="443.31549682">
                <text:p>443.31549682</text:p>
              </table:table-cell>
              <table:table-cell office:value-type="float" office:value="728.619420206">
                <text:p>728.619420206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550.54013172">
                <text:p>550.54013172</text:p>
              </table:table-cell>
              <table:table-cell office:value-type="float" office:value="107.173217209">
                <text:p>107.173217209</text:p>
              </table:table-cell>
              <table:table-cell office:value-type="float" office:value="443.366914512">
                <text:p>443.366914512</text:p>
              </table:table-cell>
              <table:table-cell office:value-type="float" office:value="746.501010405">
                <text:p>746.50101040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50.505215255">
                <text:p>550.505215255</text:p>
              </table:table-cell>
              <table:table-cell office:value-type="float" office:value="107.085632767">
                <text:p>107.085632767</text:p>
              </table:table-cell>
              <table:table-cell office:value-type="float" office:value="443.419582488">
                <text:p>443.419582488</text:p>
              </table:table-cell>
              <table:table-cell office:value-type="float" office:value="764.821445986">
                <text:p>764.821445986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550.431257071">
                <text:p>550.431257071</text:p>
              </table:table-cell>
              <table:table-cell office:value-type="float" office:value="106.736071865">
                <text:p>106.736071865</text:p>
              </table:table-cell>
              <table:table-cell office:value-type="float" office:value="443.695185206">
                <text:p>443.695185206</text:p>
              </table:table-cell>
              <table:table-cell office:value-type="float" office:value="783.591496981">
                <text:p>783.591496981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550.366875586">
                <text:p>550.366875586</text:p>
              </table:table-cell>
              <table:table-cell office:value-type="float" office:value="106.631596658">
                <text:p>106.631596658</text:p>
              </table:table-cell>
              <table:table-cell office:value-type="float" office:value="443.735278928">
                <text:p>443.735278928</text:p>
              </table:table-cell>
              <table:table-cell office:value-type="float" office:value="802.822197733">
                <text:p>802.822197733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550.271222068">
                <text:p>550.271222068</text:p>
              </table:table-cell>
              <table:table-cell office:value-type="float" office:value="106.170165585">
                <text:p>106.170165585</text:p>
              </table:table-cell>
              <table:table-cell office:value-type="float" office:value="444.101056483">
                <text:p>444.101056483</text:p>
              </table:table-cell>
              <table:table-cell office:value-type="float" office:value="822.524853392">
                <text:p>822.524853392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550.168533144">
                <text:p>550.168533144</text:p>
              </table:table-cell>
              <table:table-cell office:value-type="float" office:value="105.992449426">
                <text:p>105.992449426</text:p>
              </table:table-cell>
              <table:table-cell office:value-type="float" office:value="444.176083717">
                <text:p>444.176083717</text:p>
              </table:table-cell>
              <table:table-cell office:value-type="float" office:value="842.711046552">
                <text:p>842.71104655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48.687681582">
                <text:p>548.687681582</text:p>
              </table:table-cell>
              <table:table-cell office:value-type="float" office:value="116.380136051">
                <text:p>116.380136051</text:p>
              </table:table-cell>
              <table:table-cell office:value-type="float" office:value="432.307545532">
                <text:p>432.307545532</text:p>
              </table:table-cell>
              <table:table-cell office:value-type="float" office:value="863.392644068">
                <text:p>863.392644068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546.700615988">
                <text:p>546.700615988</text:p>
              </table:table-cell>
              <table:table-cell office:value-type="float" office:value="115.840668551">
                <text:p>115.840668551</text:p>
              </table:table-cell>
              <table:table-cell office:value-type="float" office:value="430.859947437">
                <text:p>430.859947437</text:p>
              </table:table-cell>
              <table:table-cell office:value-type="float" office:value="884.581804024">
                <text:p>884.581804024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545.207822399">
                <text:p>545.207822399</text:p>
              </table:table-cell>
              <table:table-cell office:value-type="float" office:value="115.363161048">
                <text:p>115.363161048</text:p>
              </table:table-cell>
              <table:table-cell office:value-type="float" office:value="429.844661351">
                <text:p>429.844661351</text:p>
              </table:table-cell>
              <table:table-cell office:value-type="float" office:value="906.290982888">
                <text:p>906.290982888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543.929738109">
                <text:p>543.929738109</text:p>
              </table:table-cell>
              <table:table-cell office:value-type="float" office:value="114.975110486">
                <text:p>114.975110486</text:p>
              </table:table-cell>
              <table:table-cell office:value-type="float" office:value="428.954627624">
                <text:p>428.954627624</text:p>
              </table:table-cell>
              <table:table-cell office:value-type="float" office:value="928.53294283">
                <text:p>928.5329428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542.791671444">
                <text:p>542.791671444</text:p>
              </table:table-cell>
              <table:table-cell office:value-type="float" office:value="114.649078219">
                <text:p>114.649078219</text:p>
              </table:table-cell>
              <table:table-cell office:value-type="float" office:value="428.142593225">
                <text:p>428.142593225</text:p>
              </table:table-cell>
              <table:table-cell office:value-type="float" office:value="951.320759226">
                <text:p>951.3207592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28.58183812">
                <text:p>1028.58183812</text:p>
              </table:table-cell>
              <table:table-cell office:value-type="float" office:value="221.752086166">
                <text:p>221.752086166</text:p>
              </table:table-cell>
              <table:table-cell office:value-type="float" office:value="806.829751951">
                <text:p>806.829751951</text:p>
              </table:table-cell>
              <table:table-cell office:value-type="float" office:value="974.667828344">
                <text:p>974.667828344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028.67965561">
                <text:p>1028.67965561</text:p>
              </table:table-cell>
              <table:table-cell office:value-type="float" office:value="221.566071469">
                <text:p>221.566071469</text:p>
              </table:table-cell>
              <table:table-cell office:value-type="float" office:value="807.113584139">
                <text:p>807.113584139</text:p>
              </table:table-cell>
              <table:table-cell office:value-type="float" office:value="998.587875221">
                <text:p>998.58787522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029.00841085">
                <text:p>1029.00841085</text:p>
              </table:table-cell>
              <table:table-cell office:value-type="float" office:value="221.417804315">
                <text:p>221.417804315</text:p>
              </table:table-cell>
              <table:table-cell office:value-type="float" office:value="807.590606533">
                <text:p>807.590606533</text:p>
              </table:table-cell>
              <table:table-cell office:value-type="float" office:value="1023.09496173">
                <text:p>1023.0949617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029.146072">
                <text:p>1029.146072</text:p>
              </table:table-cell>
              <table:table-cell office:value-type="float" office:value="220.617572344">
                <text:p>220.617572344</text:p>
              </table:table-cell>
              <table:table-cell office:value-type="float" office:value="808.528499658">
                <text:p>808.528499658</text:p>
              </table:table-cell>
              <table:table-cell office:value-type="float" office:value="1048.20349484">
                <text:p>1048.2034948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029.16087968">
                <text:p>1029.16087968</text:p>
              </table:table-cell>
              <table:table-cell office:value-type="float" office:value="220.059438403">
                <text:p>220.059438403</text:p>
              </table:table-cell>
              <table:table-cell office:value-type="float" office:value="809.101441276">
                <text:p>809.101441276</text:p>
              </table:table-cell>
              <table:table-cell office:value-type="float" office:value="1073.92823511">
                <text:p>1073.9282351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029.07802106">
                <text:p>1029.07802106</text:p>
              </table:table-cell>
              <table:table-cell office:value-type="float" office:value="219.683813385">
                <text:p>219.683813385</text:p>
              </table:table-cell>
              <table:table-cell office:value-type="float" office:value="809.394207671">
                <text:p>809.394207671</text:p>
              </table:table-cell>
              <table:table-cell office:value-type="float" office:value="1100.28430533">
                <text:p>1100.28430533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029.00683411">
                <text:p>1029.00683411</text:p>
              </table:table-cell>
              <table:table-cell office:value-type="float" office:value="219.325862796">
                <text:p>219.325862796</text:p>
              </table:table-cell>
              <table:table-cell office:value-type="float" office:value="809.680971311">
                <text:p>809.680971311</text:p>
              </table:table-cell>
              <table:table-cell office:value-type="float" office:value="1127.28719944">
                <text:p>1127.2871994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028.92417585">
                <text:p>1028.92417585</text:p>
              </table:table-cell>
              <table:table-cell office:value-type="float" office:value="218.972205604">
                <text:p>218.972205604</text:p>
              </table:table-cell>
              <table:table-cell office:value-type="float" office:value="809.951970242">
                <text:p>809.951970242</text:p>
              </table:table-cell>
              <table:table-cell office:value-type="float" office:value="1154.95279163">
                <text:p>1154.95279163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028.82864691">
                <text:p>1028.82864691</text:p>
              </table:table-cell>
              <table:table-cell office:value-type="float" office:value="218.640115604">
                <text:p>218.640115604</text:p>
              </table:table-cell>
              <table:table-cell office:value-type="float" office:value="810.188531301">
                <text:p>810.188531301</text:p>
              </table:table-cell>
              <table:table-cell office:value-type="float" office:value="1183.29734565">
                <text:p>1183.29734565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028.72673826">
                <text:p>1028.72673826</text:p>
              </table:table-cell>
              <table:table-cell office:value-type="float" office:value="218.316640056">
                <text:p>218.316640056</text:p>
              </table:table-cell>
              <table:table-cell office:value-type="float" office:value="810.410098203">
                <text:p>810.410098203</text:p>
              </table:table-cell>
              <table:table-cell office:value-type="float" office:value="1212.33752442">
                <text:p>1212.3375244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028.62493258">
                <text:p>1028.62493258</text:p>
              </table:table-cell>
              <table:table-cell office:value-type="float" office:value="218.016583609">
                <text:p>218.016583609</text:p>
              </table:table-cell>
              <table:table-cell office:value-type="float" office:value="810.60834897">
                <text:p>810.60834897</text:p>
              </table:table-cell>
              <table:table-cell office:value-type="float" office:value="1242.09039978">
                <text:p>1242.09039978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028.41573492">
                <text:p>1028.41573492</text:p>
              </table:table-cell>
              <table:table-cell office:value-type="float" office:value="216.839593731">
                <text:p>216.839593731</text:p>
              </table:table-cell>
              <table:table-cell office:value-type="float" office:value="811.576141192">
                <text:p>811.576141192</text:p>
              </table:table-cell>
              <table:table-cell office:value-type="float" office:value="1272.57346255">
                <text:p>1272.5734625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028.00383536">
                <text:p>1028.00383536</text:p>
              </table:table-cell>
              <table:table-cell office:value-type="float" office:value="216.365009338">
                <text:p>216.365009338</text:p>
              </table:table-cell>
              <table:table-cell office:value-type="float" office:value="811.638826019">
                <text:p>811.638826019</text:p>
              </table:table-cell>
              <table:table-cell office:value-type="float" office:value="1303.8046328">
                <text:p>1303.8046328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027.65485916">
                <text:p>1027.65485916</text:p>
              </table:table-cell>
              <table:table-cell office:value-type="float" office:value="215.884207378">
                <text:p>215.884207378</text:p>
              </table:table-cell>
              <table:table-cell office:value-type="float" office:value="811.77065178">
                <text:p>811.77065178</text:p>
              </table:table-cell>
              <table:table-cell office:value-type="float" office:value="1335.80227038">
                <text:p>1335.80227038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027.32569349">
                <text:p>1027.32569349</text:p>
              </table:table-cell>
              <table:table-cell office:value-type="float" office:value="215.453077192">
                <text:p>215.453077192</text:p>
              </table:table-cell>
              <table:table-cell office:value-type="float" office:value="811.872616302">
                <text:p>811.872616302</text:p>
              </table:table-cell>
              <table:table-cell office:value-type="float" office:value="1368.58518574">
                <text:p>1368.58518574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027.01318415">
                <text:p>1027.01318415</text:p>
              </table:table-cell>
              <table:table-cell office:value-type="float" office:value="214.868703459">
                <text:p>214.868703459</text:p>
              </table:table-cell>
              <table:table-cell office:value-type="float" office:value="812.144480691">
                <text:p>812.144480691</text:p>
              </table:table-cell>
              <table:table-cell office:value-type="float" office:value="1402.17265098">
                <text:p>1402.17265098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026.36167379">
                <text:p>1026.36167379</text:p>
              </table:table-cell>
              <table:table-cell office:value-type="float" office:value="213.833658358">
                <text:p>213.833658358</text:p>
              </table:table-cell>
              <table:table-cell office:value-type="float" office:value="812.528015436">
                <text:p>812.528015436</text:p>
              </table:table-cell>
              <table:table-cell office:value-type="float" office:value="1436.58441113">
                <text:p>1436.58441113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025.82503614">
                <text:p>1025.82503614</text:p>
              </table:table-cell>
              <table:table-cell office:value-type="float" office:value="213.151416858">
                <text:p>213.151416858</text:p>
              </table:table-cell>
              <table:table-cell office:value-type="float" office:value="812.673619279">
                <text:p>812.673619279</text:p>
              </table:table-cell>
              <table:table-cell office:value-type="float" office:value="1471.84069584">
                <text:p>1471.8406958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025.08291285">
                <text:p>1025.08291285</text:p>
              </table:table-cell>
              <table:table-cell office:value-type="float" office:value="211.941737861">
                <text:p>211.941737861</text:p>
              </table:table-cell>
              <table:table-cell office:value-type="float" office:value="813.141174988">
                <text:p>813.141174988</text:p>
              </table:table-cell>
              <table:table-cell office:value-type="float" office:value="1507.96223122">
                <text:p>1507.96223122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024.16590462">
                <text:p>1024.16590462</text:p>
              </table:table-cell>
              <table:table-cell office:value-type="float" office:value="210.568880199">
                <text:p>210.568880199</text:p>
              </table:table-cell>
              <table:table-cell office:value-type="float" office:value="813.597024421">
                <text:p>813.597024421</text:p>
              </table:table-cell>
              <table:table-cell office:value-type="float" office:value="1544.97025201">
                <text:p>1544.9702520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015.56327791">
                <text:p>1015.56327791</text:p>
              </table:table-cell>
              <table:table-cell office:value-type="float" office:value="228.176343076">
                <text:p>228.176343076</text:p>
              </table:table-cell>
              <table:table-cell office:value-type="float" office:value="787.386934839">
                <text:p>787.386934839</text:p>
              </table:table-cell>
              <table:table-cell office:value-type="float" office:value="1582.88651412">
                <text:p>1582.8865141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998.775593182">
                <text:p>998.775593182</text:p>
              </table:table-cell>
              <table:table-cell office:value-type="float" office:value="224.55592972">
                <text:p>224.55592972</text:p>
              </table:table-cell>
              <table:table-cell office:value-type="float" office:value="774.219663462">
                <text:p>774.219663462</text:p>
              </table:table-cell>
              <table:table-cell office:value-type="float" office:value="1621.73330738">
                <text:p>1621.73330738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985.780709709">
                <text:p>985.780709709</text:p>
              </table:table-cell>
              <table:table-cell office:value-type="float" office:value="221.490129523">
                <text:p>221.490129523</text:p>
              </table:table-cell>
              <table:table-cell office:value-type="float" office:value="764.290580187">
                <text:p>764.290580187</text:p>
              </table:table-cell>
              <table:table-cell office:value-type="float" office:value="1661.53346863">
                <text:p>1661.53346863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974.32434373">
                <text:p>974.32434373</text:p>
              </table:table-cell>
              <table:table-cell office:value-type="float" office:value="218.822037751">
                <text:p>218.822037751</text:p>
              </table:table-cell>
              <table:table-cell office:value-type="float" office:value="755.502305979">
                <text:p>755.502305979</text:p>
              </table:table-cell>
              <table:table-cell office:value-type="float" office:value="1702.31039519">
                <text:p>1702.31039519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963.886107184">
                <text:p>963.886107184</text:p>
              </table:table-cell>
              <table:table-cell office:value-type="float" office:value="216.458420199">
                <text:p>216.458420199</text:p>
              </table:table-cell>
              <table:table-cell office:value-type="float" office:value="747.427686986">
                <text:p>747.427686986</text:p>
              </table:table-cell>
              <table:table-cell office:value-type="float" office:value="1744.08805858">
                <text:p>1744.0880585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954.364714957">
                <text:p>954.364714957</text:p>
              </table:table-cell>
              <table:table-cell office:value-type="float" office:value="214.351677032">
                <text:p>214.351677032</text:p>
              </table:table-cell>
              <table:table-cell office:value-type="float" office:value="740.013037925">
                <text:p>740.013037925</text:p>
              </table:table-cell>
              <table:table-cell office:value-type="float" office:value="1786.89101863">
                <text:p>1786.89101863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806.34852144">
                <text:p>1806.34852144</text:p>
              </table:table-cell>
              <table:table-cell office:value-type="float" office:value="410.29859404">
                <text:p>410.29859404</text:p>
              </table:table-cell>
              <table:table-cell office:value-type="float" office:value="1396.0499274">
                <text:p>1396.0499274</text:p>
              </table:table-cell>
              <table:table-cell office:value-type="float" office:value="1830.74443791">
                <text:p>1830.74443791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806.20377109">
                <text:p>1806.20377109</text:p>
              </table:table-cell>
              <table:table-cell office:value-type="float" office:value="409.152754094">
                <text:p>409.152754094</text:p>
              </table:table-cell>
              <table:table-cell office:value-type="float" office:value="1397.051017">
                <text:p>1397.051017</text:p>
              </table:table-cell>
              <table:table-cell office:value-type="float" office:value="1875.6740965">
                <text:p>1875.674096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805.25834091">
                <text:p>1805.25834091</text:p>
              </table:table-cell>
              <table:table-cell office:value-type="float" office:value="406.430121891">
                <text:p>406.430121891</text:p>
              </table:table-cell>
              <table:table-cell office:value-type="float" office:value="1398.82821902">
                <text:p>1398.82821902</text:p>
              </table:table-cell>
              <table:table-cell office:value-type="float" office:value="1921.70640721">
                <text:p>1921.70640721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802.57017896">
                <text:p>1802.57017896</text:p>
              </table:table-cell>
              <table:table-cell office:value-type="float" office:value="403.208709417">
                <text:p>403.208709417</text:p>
              </table:table-cell>
              <table:table-cell office:value-type="float" office:value="1399.36146954">
                <text:p>1399.36146954</text:p>
              </table:table-cell>
              <table:table-cell office:value-type="float" office:value="1968.86843104">
                <text:p>1968.8684310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800.03728999">
                <text:p>1800.03728999</text:p>
              </table:table-cell>
              <table:table-cell office:value-type="float" office:value="400.762051776">
                <text:p>400.762051776</text:p>
              </table:table-cell>
              <table:table-cell office:value-type="float" office:value="1399.27523821">
                <text:p>1399.27523821</text:p>
              </table:table-cell>
              <table:table-cell office:value-type="float" office:value="2017.18789311">
                <text:p>2017.1878931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797.42707508">
                <text:p>1797.42707508</text:p>
              </table:table-cell>
              <table:table-cell office:value-type="float" office:value="398.584287996">
                <text:p>398.584287996</text:p>
              </table:table-cell>
              <table:table-cell office:value-type="float" office:value="1398.84278708">
                <text:p>1398.84278708</text:p>
              </table:table-cell>
              <table:table-cell office:value-type="float" office:value="2066.69319898">
                <text:p>2066.69319898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794.68183959">
                <text:p>1794.68183959</text:p>
              </table:table-cell>
              <table:table-cell office:value-type="float" office:value="396.576466969">
                <text:p>396.576466969</text:p>
              </table:table-cell>
              <table:table-cell office:value-type="float" office:value="1398.10537262">
                <text:p>1398.10537262</text:p>
              </table:table-cell>
              <table:table-cell office:value-type="float" office:value="2117.41345132">
                <text:p>2117.4134513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791.77949423">
                <text:p>1791.77949423</text:p>
              </table:table-cell>
              <table:table-cell office:value-type="float" office:value="394.767848826">
                <text:p>394.767848826</text:p>
              </table:table-cell>
              <table:table-cell office:value-type="float" office:value="1397.0116454">
                <text:p>1397.0116454</text:p>
              </table:table-cell>
              <table:table-cell office:value-type="float" office:value="2169.37846703">
                <text:p>2169.37846703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788.67815825">
                <text:p>1788.67815825</text:p>
              </table:table-cell>
              <table:table-cell office:value-type="float" office:value="393.05781104">
                <text:p>393.05781104</text:p>
              </table:table-cell>
              <table:table-cell office:value-type="float" office:value="1395.62034721">
                <text:p>1395.62034721</text:p>
              </table:table-cell>
              <table:table-cell office:value-type="float" office:value="2222.61879478">
                <text:p>2222.61879478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785.4427655">
                <text:p>1785.4427655</text:p>
              </table:table-cell>
              <table:table-cell office:value-type="float" office:value="391.530366758">
                <text:p>391.530366758</text:p>
              </table:table-cell>
              <table:table-cell office:value-type="float" office:value="1393.91239874">
                <text:p>1393.91239874</text:p>
              </table:table-cell>
              <table:table-cell office:value-type="float" office:value="2277.16573294">
                <text:p>2277.16573294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781.38671699">
                <text:p>1781.38671699</text:p>
              </table:table-cell>
              <table:table-cell office:value-type="float" office:value="388.329889673">
                <text:p>388.329889673</text:p>
              </table:table-cell>
              <table:table-cell office:value-type="float" office:value="1393.05682732">
                <text:p>1393.05682732</text:p>
              </table:table-cell>
              <table:table-cell office:value-type="float" office:value="2333.05134801">
                <text:p>2333.05134801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776.63625132">
                <text:p>1776.63625132</text:p>
              </table:table-cell>
              <table:table-cell office:value-type="float" office:value="385.740450662">
                <text:p>385.740450662</text:p>
              </table:table-cell>
              <table:table-cell office:value-type="float" office:value="1390.89580066">
                <text:p>1390.89580066</text:p>
              </table:table-cell>
              <table:table-cell office:value-type="float" office:value="2390.30849346">
                <text:p>2390.30849346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771.84040895">
                <text:p>1771.84040895</text:p>
              </table:table-cell>
              <table:table-cell office:value-type="float" office:value="383.561731053">
                <text:p>383.561731053</text:p>
              </table:table-cell>
              <table:table-cell office:value-type="float" office:value="1388.2786779">
                <text:p>1388.2786779</text:p>
              </table:table-cell>
              <table:table-cell office:value-type="float" office:value="2448.97082903">
                <text:p>2448.97082903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767.27102412">
                <text:p>1767.27102412</text:p>
              </table:table-cell>
              <table:table-cell office:value-type="float" office:value="381.639818884">
                <text:p>381.639818884</text:p>
              </table:table-cell>
              <table:table-cell office:value-type="float" office:value="1385.63120523">
                <text:p>1385.63120523</text:p>
              </table:table-cell>
              <table:table-cell office:value-type="float" office:value="2509.07284053">
                <text:p>2509.0728405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762.07497323">
                <text:p>1762.07497323</text:p>
              </table:table-cell>
              <table:table-cell office:value-type="float" office:value="378.329222897">
                <text:p>378.329222897</text:p>
              </table:table-cell>
              <table:table-cell office:value-type="float" office:value="1383.74575034">
                <text:p>1383.74575034</text:p>
              </table:table-cell>
              <table:table-cell office:value-type="float" office:value="2570.64986012">
                <text:p>2570.64986012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755.77316297">
                <text:p>1755.77316297</text:p>
              </table:table-cell>
              <table:table-cell office:value-type="float" office:value="374.97662697">
                <text:p>374.97662697</text:p>
              </table:table-cell>
              <table:table-cell office:value-type="float" office:value="1380.796536">
                <text:p>1380.796536</text:p>
              </table:table-cell>
              <table:table-cell office:value-type="float" office:value="2633.73808707">
                <text:p>2633.7380870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749.52317976">
                <text:p>1749.52317976</text:p>
              </table:table-cell>
              <table:table-cell office:value-type="float" office:value="371.901026264">
                <text:p>371.901026264</text:p>
              </table:table-cell>
              <table:table-cell office:value-type="float" office:value="1377.6221535">
                <text:p>1377.6221535</text:p>
              </table:table-cell>
              <table:table-cell office:value-type="float" office:value="2698.37460905">
                <text:p>2698.37460905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741.12741963">
                <text:p>1741.12741963</text:p>
              </table:table-cell>
              <table:table-cell office:value-type="float" office:value="366.048330904">
                <text:p>366.048330904</text:p>
              </table:table-cell>
              <table:table-cell office:value-type="float" office:value="1375.07908873">
                <text:p>1375.07908873</text:p>
              </table:table-cell>
              <table:table-cell office:value-type="float" office:value="2764.5974239">
                <text:p>2764.5974239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732.53894547">
                <text:p>1732.53894547</text:p>
              </table:table-cell>
              <table:table-cell office:value-type="float" office:value="360.365315684">
                <text:p>360.365315684</text:p>
              </table:table-cell>
              <table:table-cell office:value-type="float" office:value="1372.17362979">
                <text:p>1372.17362979</text:p>
              </table:table-cell>
              <table:table-cell office:value-type="float" office:value="2832.44546202">
                <text:p>2832.4454620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686.2452735">
                <text:p>1686.2452735</text:p>
              </table:table-cell>
              <table:table-cell office:value-type="float" office:value="383.018760828">
                <text:p>383.018760828</text:p>
              </table:table-cell>
              <table:table-cell office:value-type="float" office:value="1303.22651267">
                <text:p>1303.22651267</text:p>
              </table:table-cell>
              <table:table-cell office:value-type="float" office:value="2901.95860923">
                <text:p>2901.9586092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567.67497026">
                <text:p>1567.67497026</text:p>
              </table:table-cell>
              <table:table-cell office:value-type="float" office:value="368.148294879">
                <text:p>368.148294879</text:p>
              </table:table-cell>
              <table:table-cell office:value-type="float" office:value="1199.52667539">
                <text:p>1199.52667539</text:p>
              </table:table-cell>
              <table:table-cell office:value-type="float" office:value="2973.17773019">
                <text:p>2973.17773019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510.87089159">
                <text:p>1510.87089159</text:p>
              </table:table-cell>
              <table:table-cell office:value-type="float" office:value="358.848327897">
                <text:p>358.848327897</text:p>
              </table:table-cell>
              <table:table-cell office:value-type="float" office:value="1152.02256369">
                <text:p>1152.02256369</text:p>
              </table:table-cell>
              <table:table-cell office:value-type="float" office:value="3046.14469249">
                <text:p>3046.1446924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470.12785276">
                <text:p>1470.12785276</text:p>
              </table:table-cell>
              <table:table-cell office:value-type="float" office:value="351.854067349">
                <text:p>351.854067349</text:p>
              </table:table-cell>
              <table:table-cell office:value-type="float" office:value="1118.27378541">
                <text:p>1118.27378541</text:p>
              </table:table-cell>
              <table:table-cell office:value-type="float" office:value="3120.90239118">
                <text:p>3120.90239118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436.29770019">
                <text:p>1436.29770019</text:p>
              </table:table-cell>
              <table:table-cell office:value-type="float" office:value="346.025863652">
                <text:p>346.025863652</text:p>
              </table:table-cell>
              <table:table-cell office:value-type="float" office:value="1090.27183654">
                <text:p>1090.27183654</text:p>
              </table:table-cell>
              <table:table-cell office:value-type="float" office:value="3197.49477407">
                <text:p>3197.4947740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666.48315402">
                <text:p>2666.48315402</text:p>
              </table:table-cell>
              <table:table-cell office:value-type="float" office:value="651.761361674">
                <text:p>651.761361674</text:p>
              </table:table-cell>
              <table:table-cell office:value-type="float" office:value="2014.72179234">
                <text:p>2014.72179234</text:p>
              </table:table-cell>
              <table:table-cell office:value-type="float" office:value="3275.96686749">
                <text:p>3275.96686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